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4.84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.5MHz carrier wave 2" table:style-name="ta1">
        <table:shapes>
          <draw:frame draw:z-index="0" draw:style-name="gr1" draw:text-style-name="P1" svg:width="2562.26pt" svg:height="534.19pt" svg:x="479.28pt" svg:y="0pt">
            <draw:object draw:notify-on-update-of-ranges="'1.5MHz carrier wave 2'.A9:'1.5MHz carrier wave 2'.A500 '1.5MHz carrier wave 2'.B8:'1.5MHz carrier wave 2'.B8 '1.5MHz carrier wave 2'.B9:'1.5MHz carrier wave 2'.B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Digilent WaveForms Logic Analyzer 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Device Name: Discovery2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erial Number: SN:210321AA1E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Date Time: 2020-05-19 16:47:40.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ample rate: 1e+08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amples: 409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04011196" calcext:value-type="float">
            <text:p>0.04011196</text:p>
          </table:table-cell>
          <table:table-cell office:value-type="float" office:value="2093" calcext:value-type="float">
            <text:p>2093</text:p>
          </table:table-cell>
          <table:table-cell table:formula="of:=SUM(COUNTIF([.B9:.B2000];[.B9:.B2000])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04011197" calcext:value-type="float">
            <text:p>0.04011197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198" calcext:value-type="float">
            <text:p>0.04011198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1199" calcext:value-type="float">
            <text:p>0.04011199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12" calcext:value-type="float">
            <text:p>0.040112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201" calcext:value-type="float">
            <text:p>0.04011201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1202" calcext:value-type="float">
            <text:p>0.04011202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203" calcext:value-type="float">
            <text:p>0.04011203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1204" calcext:value-type="float">
            <text:p>0.04011204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1205" calcext:value-type="float">
            <text:p>0.04011205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1206" calcext:value-type="float">
            <text:p>0.04011206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207" calcext:value-type="float">
            <text:p>0.04011207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1208" calcext:value-type="float">
            <text:p>0.04011208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209" calcext:value-type="float">
            <text:p>0.04011209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121" calcext:value-type="float">
            <text:p>0.0401121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1211" calcext:value-type="float">
            <text:p>0.04011211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1212" calcext:value-type="float">
            <text:p>0.04011212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1213" calcext:value-type="float">
            <text:p>0.04011213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1214" calcext:value-type="float">
            <text:p>0.04011214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215" calcext:value-type="float">
            <text:p>0.04011215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216" calcext:value-type="float">
            <text:p>0.04011216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217" calcext:value-type="float">
            <text:p>0.04011217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1218" calcext:value-type="float">
            <text:p>0.04011218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1219" calcext:value-type="float">
            <text:p>0.04011219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122" calcext:value-type="float">
            <text:p>0.0401122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221" calcext:value-type="float">
            <text:p>0.04011221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1222" calcext:value-type="float">
            <text:p>0.04011222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1223" calcext:value-type="float">
            <text:p>0.04011223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224" calcext:value-type="float">
            <text:p>0.04011224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1225" calcext:value-type="float">
            <text:p>0.0401122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1226" calcext:value-type="float">
            <text:p>0.04011226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1227" calcext:value-type="float">
            <text:p>0.0401122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228" calcext:value-type="float">
            <text:p>0.04011228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1229" calcext:value-type="float">
            <text:p>0.0401122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123" calcext:value-type="float">
            <text:p>0.0401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1231" calcext:value-type="float">
            <text:p>0.040112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1232" calcext:value-type="float">
            <text:p>0.040112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233" calcext:value-type="float">
            <text:p>0.040112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234" calcext:value-type="float">
            <text:p>0.0401123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235" calcext:value-type="float">
            <text:p>0.040112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1236" calcext:value-type="float">
            <text:p>0.0401123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1237" calcext:value-type="float">
            <text:p>0.04011237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1238" calcext:value-type="float">
            <text:p>0.0401123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1239" calcext:value-type="float">
            <text:p>0.04011239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124" calcext:value-type="float">
            <text:p>0.040112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241" calcext:value-type="float">
            <text:p>0.04011241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242" calcext:value-type="float">
            <text:p>0.04011242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243" calcext:value-type="float">
            <text:p>0.04011243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1244" calcext:value-type="float">
            <text:p>0.04011244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1245" calcext:value-type="float">
            <text:p>0.04011245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1246" calcext:value-type="float">
            <text:p>0.04011246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1247" calcext:value-type="float">
            <text:p>0.04011247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1248" calcext:value-type="float">
            <text:p>0.0401124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249" calcext:value-type="float">
            <text:p>0.04011249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125" calcext:value-type="float">
            <text:p>0.0401125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251" calcext:value-type="float">
            <text:p>0.04011251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1252" calcext:value-type="float">
            <text:p>0.04011252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253" calcext:value-type="float">
            <text:p>0.04011253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0.04011254" calcext:value-type="float">
            <text:p>0.04011254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255" calcext:value-type="float">
            <text:p>0.04011255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1256" calcext:value-type="float">
            <text:p>0.04011256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257" calcext:value-type="float">
            <text:p>0.04011257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258" calcext:value-type="float">
            <text:p>0.04011258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259" calcext:value-type="float">
            <text:p>0.04011259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126" calcext:value-type="float">
            <text:p>0.0401126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1261" calcext:value-type="float">
            <text:p>0.04011261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1262" calcext:value-type="float">
            <text:p>0.04011262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1263" calcext:value-type="float">
            <text:p>0.04011263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1264" calcext:value-type="float">
            <text:p>0.04011264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265" calcext:value-type="float">
            <text:p>0.04011265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266" calcext:value-type="float">
            <text:p>0.04011266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1267" calcext:value-type="float">
            <text:p>0.04011267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1268" calcext:value-type="float">
            <text:p>0.04011268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1269" calcext:value-type="float">
            <text:p>0.04011269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127" calcext:value-type="float">
            <text:p>0.0401127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1271" calcext:value-type="float">
            <text:p>0.04011271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1272" calcext:value-type="float">
            <text:p>0.04011272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1273" calcext:value-type="float">
            <text:p>0.04011273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274" calcext:value-type="float">
            <text:p>0.04011274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275" calcext:value-type="float">
            <text:p>0.04011275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276" calcext:value-type="float">
            <text:p>0.04011276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277" calcext:value-type="float">
            <text:p>0.04011277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278" calcext:value-type="float">
            <text:p>0.04011278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279" calcext:value-type="float">
            <text:p>0.04011279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28" calcext:value-type="float">
            <text:p>0.0401128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1281" calcext:value-type="float">
            <text:p>0.04011281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282" calcext:value-type="float">
            <text:p>0.04011282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283" calcext:value-type="float">
            <text:p>0.04011283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284" calcext:value-type="float">
            <text:p>0.04011284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1285" calcext:value-type="float">
            <text:p>0.04011285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1286" calcext:value-type="float">
            <text:p>0.04011286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287" calcext:value-type="float">
            <text:p>0.04011287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288" calcext:value-type="float">
            <text:p>0.04011288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289" calcext:value-type="float">
            <text:p>0.04011289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29" calcext:value-type="float">
            <text:p>0.0401129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1291" calcext:value-type="float">
            <text:p>0.04011291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292" calcext:value-type="float">
            <text:p>0.04011292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293" calcext:value-type="float">
            <text:p>0.04011293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1294" calcext:value-type="float">
            <text:p>0.0401129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295" calcext:value-type="float">
            <text:p>0.04011295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296" calcext:value-type="float">
            <text:p>0.04011296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297" calcext:value-type="float">
            <text:p>0.04011297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298" calcext:value-type="float">
            <text:p>0.04011298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299" calcext:value-type="float">
            <text:p>0.0401129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3" calcext:value-type="float">
            <text:p>0.040113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1301" calcext:value-type="float">
            <text:p>0.0401130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302" calcext:value-type="float">
            <text:p>0.0401130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303" calcext:value-type="float">
            <text:p>0.04011303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304" calcext:value-type="float">
            <text:p>0.0401130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305" calcext:value-type="float">
            <text:p>0.04011305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306" calcext:value-type="float">
            <text:p>0.04011306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307" calcext:value-type="float">
            <text:p>0.04011307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308" calcext:value-type="float">
            <text:p>0.04011308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309" calcext:value-type="float">
            <text:p>0.04011309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131" calcext:value-type="float">
            <text:p>0.0401131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311" calcext:value-type="float">
            <text:p>0.04011311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312" calcext:value-type="float">
            <text:p>0.04011312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313" calcext:value-type="float">
            <text:p>0.04011313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1314" calcext:value-type="float">
            <text:p>0.04011314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1315" calcext:value-type="float">
            <text:p>0.04011315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316" calcext:value-type="float">
            <text:p>0.04011316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317" calcext:value-type="float">
            <text:p>0.04011317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1318" calcext:value-type="float">
            <text:p>0.04011318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1319" calcext:value-type="float">
            <text:p>0.04011319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132" calcext:value-type="float">
            <text:p>0.0401132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1321" calcext:value-type="float">
            <text:p>0.04011321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1322" calcext:value-type="float">
            <text:p>0.04011322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1323" calcext:value-type="float">
            <text:p>0.04011323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1324" calcext:value-type="float">
            <text:p>0.04011324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325" calcext:value-type="float">
            <text:p>0.04011325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326" calcext:value-type="float">
            <text:p>0.04011326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1327" calcext:value-type="float">
            <text:p>0.04011327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1328" calcext:value-type="float">
            <text:p>0.04011328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1329" calcext:value-type="float">
            <text:p>0.04011329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133" calcext:value-type="float">
            <text:p>0.0401133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1331" calcext:value-type="float">
            <text:p>0.04011331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1332" calcext:value-type="float">
            <text:p>0.04011332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1333" calcext:value-type="float">
            <text:p>0.04011333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1334" calcext:value-type="float">
            <text:p>0.04011334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1335" calcext:value-type="float">
            <text:p>0.04011335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336" calcext:value-type="float">
            <text:p>0.04011336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1337" calcext:value-type="float">
            <text:p>0.04011337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1338" calcext:value-type="float">
            <text:p>0.04011338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339" calcext:value-type="float">
            <text:p>0.04011339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134" calcext:value-type="float">
            <text:p>0.040113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341" calcext:value-type="float">
            <text:p>0.04011341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1342" calcext:value-type="float">
            <text:p>0.04011342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1343" calcext:value-type="float">
            <text:p>0.04011343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1344" calcext:value-type="float">
            <text:p>0.04011344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345" calcext:value-type="float">
            <text:p>0.04011345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1346" calcext:value-type="float">
            <text:p>0.04011346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347" calcext:value-type="float">
            <text:p>0.04011347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1348" calcext:value-type="float">
            <text:p>0.04011348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1349" calcext:value-type="float">
            <text:p>0.04011349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135" calcext:value-type="float">
            <text:p>0.0401135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1351" calcext:value-type="float">
            <text:p>0.04011351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1352" calcext:value-type="float">
            <text:p>0.04011352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353" calcext:value-type="float">
            <text:p>0.04011353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354" calcext:value-type="float">
            <text:p>0.04011354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355" calcext:value-type="float">
            <text:p>0.04011355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1356" calcext:value-type="float">
            <text:p>0.0401135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1357" calcext:value-type="float">
            <text:p>0.04011357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1358" calcext:value-type="float">
            <text:p>0.04011358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359" calcext:value-type="float">
            <text:p>0.04011359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136" calcext:value-type="float">
            <text:p>0.0401136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1361" calcext:value-type="float">
            <text:p>0.0401136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362" calcext:value-type="float">
            <text:p>0.04011362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1363" calcext:value-type="float">
            <text:p>0.0401136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1364" calcext:value-type="float">
            <text:p>0.04011364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1365" calcext:value-type="float">
            <text:p>0.0401136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366" calcext:value-type="float">
            <text:p>0.04011366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1367" calcext:value-type="float">
            <text:p>0.0401136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1368" calcext:value-type="float">
            <text:p>0.040113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1369" calcext:value-type="float">
            <text:p>0.040113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137" calcext:value-type="float">
            <text:p>0.040113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371" calcext:value-type="float">
            <text:p>0.040113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372" calcext:value-type="float">
            <text:p>0.0401137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373" calcext:value-type="float">
            <text:p>0.0401137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1374" calcext:value-type="float">
            <text:p>0.0401137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1375" calcext:value-type="float">
            <text:p>0.04011375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1376" calcext:value-type="float">
            <text:p>0.04011376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1377" calcext:value-type="float">
            <text:p>0.04011377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1378" calcext:value-type="float">
            <text:p>0.0401137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379" calcext:value-type="float">
            <text:p>0.04011379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38" calcext:value-type="float">
            <text:p>0.040113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381" calcext:value-type="float">
            <text:p>0.0401138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1382" calcext:value-type="float">
            <text:p>0.04011382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1383" calcext:value-type="float">
            <text:p>0.04011383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1384" calcext:value-type="float">
            <text:p>0.04011384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1385" calcext:value-type="float">
            <text:p>0.04011385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1386" calcext:value-type="float">
            <text:p>0.04011386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387" calcext:value-type="float">
            <text:p>0.04011387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1388" calcext:value-type="float">
            <text:p>0.04011388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389" calcext:value-type="float">
            <text:p>0.04011389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139" calcext:value-type="float">
            <text:p>0.0401139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391" calcext:value-type="float">
            <text:p>0.04011391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0.04011392" calcext:value-type="float">
            <text:p>0.04011392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393" calcext:value-type="float">
            <text:p>0.04011393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1394" calcext:value-type="float">
            <text:p>0.04011394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395" calcext:value-type="float">
            <text:p>0.04011395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396" calcext:value-type="float">
            <text:p>0.04011396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397" calcext:value-type="float">
            <text:p>0.04011397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1398" calcext:value-type="float">
            <text:p>0.04011398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1399" calcext:value-type="float">
            <text:p>0.04011399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14" calcext:value-type="float">
            <text:p>0.040114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1401" calcext:value-type="float">
            <text:p>0.04011401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1402" calcext:value-type="float">
            <text:p>0.04011402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403" calcext:value-type="float">
            <text:p>0.04011403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404" calcext:value-type="float">
            <text:p>0.04011404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1405" calcext:value-type="float">
            <text:p>0.04011405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1406" calcext:value-type="float">
            <text:p>0.04011406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1407" calcext:value-type="float">
            <text:p>0.04011407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1408" calcext:value-type="float">
            <text:p>0.04011408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1409" calcext:value-type="float">
            <text:p>0.04011409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141" calcext:value-type="float">
            <text:p>0.0401141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1411" calcext:value-type="float">
            <text:p>0.04011411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412" calcext:value-type="float">
            <text:p>0.04011412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413" calcext:value-type="float">
            <text:p>0.04011413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414" calcext:value-type="float">
            <text:p>0.04011414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415" calcext:value-type="float">
            <text:p>0.04011415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416" calcext:value-type="float">
            <text:p>0.04011416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417" calcext:value-type="float">
            <text:p>0.04011417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418" calcext:value-type="float">
            <text:p>0.04011418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1419" calcext:value-type="float">
            <text:p>0.04011419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42" calcext:value-type="float">
            <text:p>0.0401142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421" calcext:value-type="float">
            <text:p>0.0401142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422" calcext:value-type="float">
            <text:p>0.04011422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1423" calcext:value-type="float">
            <text:p>0.04011423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1424" calcext:value-type="float">
            <text:p>0.04011424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425" calcext:value-type="float">
            <text:p>0.04011425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426" calcext:value-type="float">
            <text:p>0.04011426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427" calcext:value-type="float">
            <text:p>0.04011427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428" calcext:value-type="float">
            <text:p>0.04011428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1429" calcext:value-type="float">
            <text:p>0.04011429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43" calcext:value-type="float">
            <text:p>0.0401143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431" calcext:value-type="float">
            <text:p>0.04011431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1432" calcext:value-type="float">
            <text:p>0.0401143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433" calcext:value-type="float">
            <text:p>0.04011433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434" calcext:value-type="float">
            <text:p>0.04011434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435" calcext:value-type="float">
            <text:p>0.04011435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436" calcext:value-type="float">
            <text:p>0.04011436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437" calcext:value-type="float">
            <text:p>0.0401143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438" calcext:value-type="float">
            <text:p>0.04011438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1439" calcext:value-type="float">
            <text:p>0.04011439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44" calcext:value-type="float">
            <text:p>0.040114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441" calcext:value-type="float">
            <text:p>0.0401144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442" calcext:value-type="float">
            <text:p>0.0401144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443" calcext:value-type="float">
            <text:p>0.04011443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444" calcext:value-type="float">
            <text:p>0.04011444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445" calcext:value-type="float">
            <text:p>0.04011445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446" calcext:value-type="float">
            <text:p>0.04011446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447" calcext:value-type="float">
            <text:p>0.04011447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1448" calcext:value-type="float">
            <text:p>0.0401144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449" calcext:value-type="float">
            <text:p>0.04011449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45" calcext:value-type="float">
            <text:p>0.0401145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451" calcext:value-type="float">
            <text:p>0.04011451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1452" calcext:value-type="float">
            <text:p>0.04011452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1453" calcext:value-type="float">
            <text:p>0.04011453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454" calcext:value-type="float">
            <text:p>0.04011454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455" calcext:value-type="float">
            <text:p>0.04011455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1456" calcext:value-type="float">
            <text:p>0.04011456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1457" calcext:value-type="float">
            <text:p>0.04011457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1458" calcext:value-type="float">
            <text:p>0.04011458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1459" calcext:value-type="float">
            <text:p>0.04011459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146" calcext:value-type="float">
            <text:p>0.0401146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1461" calcext:value-type="float">
            <text:p>0.04011461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1462" calcext:value-type="float">
            <text:p>0.04011462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463" calcext:value-type="float">
            <text:p>0.04011463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1464" calcext:value-type="float">
            <text:p>0.04011464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1465" calcext:value-type="float">
            <text:p>0.04011465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1466" calcext:value-type="float">
            <text:p>0.04011466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1467" calcext:value-type="float">
            <text:p>0.04011467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1468" calcext:value-type="float">
            <text:p>0.04011468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1469" calcext:value-type="float">
            <text:p>0.04011469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147" calcext:value-type="float">
            <text:p>0.0401147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1471" calcext:value-type="float">
            <text:p>0.04011471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1472" calcext:value-type="float">
            <text:p>0.04011472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1473" calcext:value-type="float">
            <text:p>0.04011473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474" calcext:value-type="float">
            <text:p>0.04011474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1475" calcext:value-type="float">
            <text:p>0.04011475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1476" calcext:value-type="float">
            <text:p>0.04011476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477" calcext:value-type="float">
            <text:p>0.04011477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1478" calcext:value-type="float">
            <text:p>0.04011478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479" calcext:value-type="float">
            <text:p>0.04011479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148" calcext:value-type="float">
            <text:p>0.040114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1481" calcext:value-type="float">
            <text:p>0.04011481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1482" calcext:value-type="float">
            <text:p>0.04011482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483" calcext:value-type="float">
            <text:p>0.04011483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1484" calcext:value-type="float">
            <text:p>0.04011484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485" calcext:value-type="float">
            <text:p>0.04011485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1486" calcext:value-type="float">
            <text:p>0.04011486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1487" calcext:value-type="float">
            <text:p>0.04011487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1488" calcext:value-type="float">
            <text:p>0.04011488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1489" calcext:value-type="float">
            <text:p>0.04011489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149" calcext:value-type="float">
            <text:p>0.0401149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491" calcext:value-type="float">
            <text:p>0.0401149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492" calcext:value-type="float">
            <text:p>0.04011492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493" calcext:value-type="float">
            <text:p>0.04011493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1494" calcext:value-type="float">
            <text:p>0.04011494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1495" calcext:value-type="float">
            <text:p>0.04011495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1496" calcext:value-type="float">
            <text:p>0.04011496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497" calcext:value-type="float">
            <text:p>0.04011497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1498" calcext:value-type="float">
            <text:p>0.04011498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1499" calcext:value-type="float">
            <text:p>0.0401149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5" calcext:value-type="float">
            <text:p>0.040115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1501" calcext:value-type="float">
            <text:p>0.0401150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1502" calcext:value-type="float">
            <text:p>0.04011502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1503" calcext:value-type="float">
            <text:p>0.0401150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504" calcext:value-type="float">
            <text:p>0.04011504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1505" calcext:value-type="float">
            <text:p>0.0401150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1506" calcext:value-type="float">
            <text:p>0.040115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1507" calcext:value-type="float">
            <text:p>0.040115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1508" calcext:value-type="float">
            <text:p>0.0401150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509" calcext:value-type="float">
            <text:p>0.040115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51" calcext:value-type="float">
            <text:p>0.040115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511" calcext:value-type="float">
            <text:p>0.0401151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1512" calcext:value-type="float">
            <text:p>0.0401151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1513" calcext:value-type="float">
            <text:p>0.0401151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1514" calcext:value-type="float">
            <text:p>0.04011514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1515" calcext:value-type="float">
            <text:p>0.04011515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1516" calcext:value-type="float">
            <text:p>0.0401151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517" calcext:value-type="float">
            <text:p>0.0401151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518" calcext:value-type="float">
            <text:p>0.0401151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519" calcext:value-type="float">
            <text:p>0.0401151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152" calcext:value-type="float">
            <text:p>0.0401152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1521" calcext:value-type="float">
            <text:p>0.04011521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1522" calcext:value-type="float">
            <text:p>0.04011522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1523" calcext:value-type="float">
            <text:p>0.04011523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1524" calcext:value-type="float">
            <text:p>0.04011524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525" calcext:value-type="float">
            <text:p>0.04011525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1526" calcext:value-type="float">
            <text:p>0.04011526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527" calcext:value-type="float">
            <text:p>0.04011527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1528" calcext:value-type="float">
            <text:p>0.04011528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529" calcext:value-type="float">
            <text:p>0.04011529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153" calcext:value-type="float">
            <text:p>0.0401153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531" calcext:value-type="float">
            <text:p>0.04011531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1532" calcext:value-type="float">
            <text:p>0.04011532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533" calcext:value-type="float">
            <text:p>0.04011533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534" calcext:value-type="float">
            <text:p>0.04011534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535" calcext:value-type="float">
            <text:p>0.04011535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1536" calcext:value-type="float">
            <text:p>0.04011536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1537" calcext:value-type="float">
            <text:p>0.04011537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1538" calcext:value-type="float">
            <text:p>0.04011538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1539" calcext:value-type="float">
            <text:p>0.04011539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154" calcext:value-type="float">
            <text:p>0.0401154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541" calcext:value-type="float">
            <text:p>0.04011541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542" calcext:value-type="float">
            <text:p>0.04011542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1543" calcext:value-type="float">
            <text:p>0.04011543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1544" calcext:value-type="float">
            <text:p>0.04011544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1545" calcext:value-type="float">
            <text:p>0.04011545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1546" calcext:value-type="float">
            <text:p>0.04011546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1547" calcext:value-type="float">
            <text:p>0.04011547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1548" calcext:value-type="float">
            <text:p>0.04011548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1549" calcext:value-type="float">
            <text:p>0.04011549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55" calcext:value-type="float">
            <text:p>0.0401155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551" calcext:value-type="float">
            <text:p>0.04011551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552" calcext:value-type="float">
            <text:p>0.04011552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553" calcext:value-type="float">
            <text:p>0.04011553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554" calcext:value-type="float">
            <text:p>0.04011554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555" calcext:value-type="float">
            <text:p>0.04011555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556" calcext:value-type="float">
            <text:p>0.04011556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1557" calcext:value-type="float">
            <text:p>0.04011557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558" calcext:value-type="float">
            <text:p>0.04011558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559" calcext:value-type="float">
            <text:p>0.04011559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56" calcext:value-type="float">
            <text:p>0.0401156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1561" calcext:value-type="float">
            <text:p>0.04011561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1562" calcext:value-type="float">
            <text:p>0.04011562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563" calcext:value-type="float">
            <text:p>0.04011563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564" calcext:value-type="float">
            <text:p>0.04011564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565" calcext:value-type="float">
            <text:p>0.04011565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566" calcext:value-type="float">
            <text:p>0.04011566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1567" calcext:value-type="float">
            <text:p>0.04011567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568" calcext:value-type="float">
            <text:p>0.04011568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569" calcext:value-type="float">
            <text:p>0.04011569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157" calcext:value-type="float">
            <text:p>0.0401157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571" calcext:value-type="float">
            <text:p>0.04011571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572" calcext:value-type="float">
            <text:p>0.04011572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573" calcext:value-type="float">
            <text:p>0.04011573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574" calcext:value-type="float">
            <text:p>0.04011574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575" calcext:value-type="float">
            <text:p>0.0401157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576" calcext:value-type="float">
            <text:p>0.04011576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1577" calcext:value-type="float">
            <text:p>0.04011577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578" calcext:value-type="float">
            <text:p>0.0401157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579" calcext:value-type="float">
            <text:p>0.04011579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58" calcext:value-type="float">
            <text:p>0.040115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581" calcext:value-type="float">
            <text:p>0.04011581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582" calcext:value-type="float">
            <text:p>0.04011582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583" calcext:value-type="float">
            <text:p>0.04011583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584" calcext:value-type="float">
            <text:p>0.04011584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585" calcext:value-type="float">
            <text:p>0.04011585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1586" calcext:value-type="float">
            <text:p>0.0401158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587" calcext:value-type="float">
            <text:p>0.04011587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588" calcext:value-type="float">
            <text:p>0.04011588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589" calcext:value-type="float">
            <text:p>0.04011589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159" calcext:value-type="float">
            <text:p>0.0401159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1591" calcext:value-type="float">
            <text:p>0.04011591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592" calcext:value-type="float">
            <text:p>0.04011592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593" calcext:value-type="float">
            <text:p>0.04011593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1594" calcext:value-type="float">
            <text:p>0.04011594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1595" calcext:value-type="float">
            <text:p>0.04011595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1596" calcext:value-type="float">
            <text:p>0.04011596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1597" calcext:value-type="float">
            <text:p>0.04011597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1598" calcext:value-type="float">
            <text:p>0.04011598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1599" calcext:value-type="float">
            <text:p>0.04011599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16" calcext:value-type="float">
            <text:p>0.040116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601" calcext:value-type="float">
            <text:p>0.04011601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602" calcext:value-type="float">
            <text:p>0.04011602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1603" calcext:value-type="float">
            <text:p>0.04011603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1604" calcext:value-type="float">
            <text:p>0.04011604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1605" calcext:value-type="float">
            <text:p>0.04011605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1606" calcext:value-type="float">
            <text:p>0.04011606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1607" calcext:value-type="float">
            <text:p>0.04011607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1608" calcext:value-type="float">
            <text:p>0.04011608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1609" calcext:value-type="float">
            <text:p>0.04011609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161" calcext:value-type="float">
            <text:p>0.0401161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1611" calcext:value-type="float">
            <text:p>0.0401161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612" calcext:value-type="float">
            <text:p>0.04011612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1613" calcext:value-type="float">
            <text:p>0.04011613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1614" calcext:value-type="float">
            <text:p>0.04011614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615" calcext:value-type="float">
            <text:p>0.04011615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1616" calcext:value-type="float">
            <text:p>0.0401161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617" calcext:value-type="float">
            <text:p>0.04011617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1618" calcext:value-type="float">
            <text:p>0.0401161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1619" calcext:value-type="float">
            <text:p>0.04011619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162" calcext:value-type="float">
            <text:p>0.0401162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621" calcext:value-type="float">
            <text:p>0.04011621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1622" calcext:value-type="float">
            <text:p>0.04011622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623" calcext:value-type="float">
            <text:p>0.04011623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1624" calcext:value-type="float">
            <text:p>0.04011624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1625" calcext:value-type="float">
            <text:p>0.04011625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1626" calcext:value-type="float">
            <text:p>0.04011626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1627" calcext:value-type="float">
            <text:p>0.04011627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1628" calcext:value-type="float">
            <text:p>0.0401162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629" calcext:value-type="float">
            <text:p>0.04011629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63" calcext:value-type="float">
            <text:p>0.0401163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631" calcext:value-type="float">
            <text:p>0.04011631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1632" calcext:value-type="float">
            <text:p>0.04011632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1633" calcext:value-type="float">
            <text:p>0.04011633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1634" calcext:value-type="float">
            <text:p>0.04011634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635" calcext:value-type="float">
            <text:p>0.0401163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1636" calcext:value-type="float">
            <text:p>0.04011636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1637" calcext:value-type="float">
            <text:p>0.0401163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638" calcext:value-type="float">
            <text:p>0.04011638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1639" calcext:value-type="float">
            <text:p>0.04011639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164" calcext:value-type="float">
            <text:p>0.0401164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04011641" calcext:value-type="float">
            <text:p>0.0401164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642" calcext:value-type="float">
            <text:p>0.04011642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1643" calcext:value-type="float">
            <text:p>0.0401164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1644" calcext:value-type="float">
            <text:p>0.040116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1645" calcext:value-type="float">
            <text:p>0.040116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1646" calcext:value-type="float">
            <text:p>0.0401164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647" calcext:value-type="float">
            <text:p>0.040116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648" calcext:value-type="float">
            <text:p>0.0401164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649" calcext:value-type="float">
            <text:p>0.0401164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165" calcext:value-type="float">
            <text:p>0.0401165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1651" calcext:value-type="float">
            <text:p>0.0401165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1652" calcext:value-type="float">
            <text:p>0.04011652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1653" calcext:value-type="float">
            <text:p>0.04011653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1654" calcext:value-type="float">
            <text:p>0.0401165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655" calcext:value-type="float">
            <text:p>0.0401165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656" calcext:value-type="float">
            <text:p>0.0401165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657" calcext:value-type="float">
            <text:p>0.04011657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1658" calcext:value-type="float">
            <text:p>0.04011658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1659" calcext:value-type="float">
            <text:p>0.04011659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166" calcext:value-type="float">
            <text:p>0.0401166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1661" calcext:value-type="float">
            <text:p>0.04011661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1662" calcext:value-type="float">
            <text:p>0.04011662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663" calcext:value-type="float">
            <text:p>0.04011663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1664" calcext:value-type="float">
            <text:p>0.04011664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665" calcext:value-type="float">
            <text:p>0.04011665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1666" calcext:value-type="float">
            <text:p>0.04011666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667" calcext:value-type="float">
            <text:p>0.04011667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0.04011668" calcext:value-type="float">
            <text:p>0.04011668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669" calcext:value-type="float">
            <text:p>0.04011669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167" calcext:value-type="float">
            <text:p>0.0401167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671" calcext:value-type="float">
            <text:p>0.04011671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672" calcext:value-type="float">
            <text:p>0.04011672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673" calcext:value-type="float">
            <text:p>0.04011673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1674" calcext:value-type="float">
            <text:p>0.04011674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1675" calcext:value-type="float">
            <text:p>0.04011675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1676" calcext:value-type="float">
            <text:p>0.04011676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1677" calcext:value-type="float">
            <text:p>0.04011677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1678" calcext:value-type="float">
            <text:p>0.04011678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679" calcext:value-type="float">
            <text:p>0.04011679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68" calcext:value-type="float">
            <text:p>0.0401168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1681" calcext:value-type="float">
            <text:p>0.04011681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1682" calcext:value-type="float">
            <text:p>0.04011682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1683" calcext:value-type="float">
            <text:p>0.04011683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1684" calcext:value-type="float">
            <text:p>0.04011684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1685" calcext:value-type="float">
            <text:p>0.04011685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1686" calcext:value-type="float">
            <text:p>0.04011686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1687" calcext:value-type="float">
            <text:p>0.04011687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688" calcext:value-type="float">
            <text:p>0.04011688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689" calcext:value-type="float">
            <text:p>0.04011689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69" calcext:value-type="float">
            <text:p>0.0401169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691" calcext:value-type="float">
            <text:p>0.04011691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692" calcext:value-type="float">
            <text:p>0.04011692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693" calcext:value-type="float">
            <text:p>0.04011693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694" calcext:value-type="float">
            <text:p>0.04011694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1695" calcext:value-type="float">
            <text:p>0.04011695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696" calcext:value-type="float">
            <text:p>0.04011696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697" calcext:value-type="float">
            <text:p>0.04011697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698" calcext:value-type="float">
            <text:p>0.04011698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1699" calcext:value-type="float">
            <text:p>0.04011699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17" calcext:value-type="float">
            <text:p>0.040117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701" calcext:value-type="float">
            <text:p>0.04011701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702" calcext:value-type="float">
            <text:p>0.04011702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703" calcext:value-type="float">
            <text:p>0.04011703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704" calcext:value-type="float">
            <text:p>0.04011704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1705" calcext:value-type="float">
            <text:p>0.04011705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706" calcext:value-type="float">
            <text:p>0.04011706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707" calcext:value-type="float">
            <text:p>0.04011707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1708" calcext:value-type="float">
            <text:p>0.0401170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709" calcext:value-type="float">
            <text:p>0.04011709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71" calcext:value-type="float">
            <text:p>0.0401171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711" calcext:value-type="float">
            <text:p>0.04011711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712" calcext:value-type="float">
            <text:p>0.04011712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713" calcext:value-type="float">
            <text:p>0.04011713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714" calcext:value-type="float">
            <text:p>0.04011714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1715" calcext:value-type="float">
            <text:p>0.0401171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716" calcext:value-type="float">
            <text:p>0.0401171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717" calcext:value-type="float">
            <text:p>0.04011717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718" calcext:value-type="float">
            <text:p>0.0401171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719" calcext:value-type="float">
            <text:p>0.04011719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72" calcext:value-type="float">
            <text:p>0.0401172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721" calcext:value-type="float">
            <text:p>0.04011721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722" calcext:value-type="float">
            <text:p>0.04011722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723" calcext:value-type="float">
            <text:p>0.04011723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1724" calcext:value-type="float">
            <text:p>0.04011724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725" calcext:value-type="float">
            <text:p>0.04011725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726" calcext:value-type="float">
            <text:p>0.04011726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727" calcext:value-type="float">
            <text:p>0.04011727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1728" calcext:value-type="float">
            <text:p>0.04011728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1729" calcext:value-type="float">
            <text:p>0.04011729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73" calcext:value-type="float">
            <text:p>0.0401173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731" calcext:value-type="float">
            <text:p>0.04011731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1732" calcext:value-type="float">
            <text:p>0.04011732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1733" calcext:value-type="float">
            <text:p>0.04011733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1734" calcext:value-type="float">
            <text:p>0.04011734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1735" calcext:value-type="float">
            <text:p>0.04011735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1736" calcext:value-type="float">
            <text:p>0.04011736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1737" calcext:value-type="float">
            <text:p>0.04011737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1738" calcext:value-type="float">
            <text:p>0.04011738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739" calcext:value-type="float">
            <text:p>0.04011739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74" calcext:value-type="float">
            <text:p>0.0401174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1741" calcext:value-type="float">
            <text:p>0.04011741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1742" calcext:value-type="float">
            <text:p>0.04011742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1743" calcext:value-type="float">
            <text:p>0.04011743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1744" calcext:value-type="float">
            <text:p>0.04011744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1745" calcext:value-type="float">
            <text:p>0.04011745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1746" calcext:value-type="float">
            <text:p>0.04011746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1747" calcext:value-type="float">
            <text:p>0.04011747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1748" calcext:value-type="float">
            <text:p>0.04011748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1749" calcext:value-type="float">
            <text:p>0.0401174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75" calcext:value-type="float">
            <text:p>0.0401175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1751" calcext:value-type="float">
            <text:p>0.04011751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1752" calcext:value-type="float">
            <text:p>0.04011752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753" calcext:value-type="float">
            <text:p>0.04011753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1754" calcext:value-type="float">
            <text:p>0.0401175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755" calcext:value-type="float">
            <text:p>0.04011755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1756" calcext:value-type="float">
            <text:p>0.04011756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1757" calcext:value-type="float">
            <text:p>0.04011757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1758" calcext:value-type="float">
            <text:p>0.04011758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759" calcext:value-type="float">
            <text:p>0.04011759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176" calcext:value-type="float">
            <text:p>0.0401176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761" calcext:value-type="float">
            <text:p>0.04011761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1762" calcext:value-type="float">
            <text:p>0.0401176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1763" calcext:value-type="float">
            <text:p>0.04011763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1764" calcext:value-type="float">
            <text:p>0.04011764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1765" calcext:value-type="float">
            <text:p>0.04011765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1766" calcext:value-type="float">
            <text:p>0.04011766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767" calcext:value-type="float">
            <text:p>0.04011767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768" calcext:value-type="float">
            <text:p>0.04011768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769" calcext:value-type="float">
            <text:p>0.04011769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177" calcext:value-type="float">
            <text:p>0.0401177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1771" calcext:value-type="float">
            <text:p>0.04011771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1772" calcext:value-type="float">
            <text:p>0.04011772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773" calcext:value-type="float">
            <text:p>0.04011773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1774" calcext:value-type="float">
            <text:p>0.04011774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1775" calcext:value-type="float">
            <text:p>0.0401177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776" calcext:value-type="float">
            <text:p>0.04011776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1777" calcext:value-type="float">
            <text:p>0.04011777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1778" calcext:value-type="float">
            <text:p>0.0401177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04011779" calcext:value-type="float">
            <text:p>0.0401177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78" calcext:value-type="float">
            <text:p>0.0401178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1781" calcext:value-type="float">
            <text:p>0.0401178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1782" calcext:value-type="float">
            <text:p>0.040117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1783" calcext:value-type="float">
            <text:p>0.040117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1784" calcext:value-type="float">
            <text:p>0.0401178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785" calcext:value-type="float">
            <text:p>0.040117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786" calcext:value-type="float">
            <text:p>0.0401178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787" calcext:value-type="float">
            <text:p>0.040117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1788" calcext:value-type="float">
            <text:p>0.0401178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1789" calcext:value-type="float">
            <text:p>0.0401178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179" calcext:value-type="float">
            <text:p>0.0401179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1791" calcext:value-type="float">
            <text:p>0.04011791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1792" calcext:value-type="float">
            <text:p>0.0401179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793" calcext:value-type="float">
            <text:p>0.04011793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794" calcext:value-type="float">
            <text:p>0.04011794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795" calcext:value-type="float">
            <text:p>0.04011795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1796" calcext:value-type="float">
            <text:p>0.04011796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1797" calcext:value-type="float">
            <text:p>0.04011797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1798" calcext:value-type="float">
            <text:p>0.04011798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1799" calcext:value-type="float">
            <text:p>0.04011799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18" calcext:value-type="float">
            <text:p>0.04011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801" calcext:value-type="float">
            <text:p>0.04011801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1802" calcext:value-type="float">
            <text:p>0.04011802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803" calcext:value-type="float">
            <text:p>0.04011803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1804" calcext:value-type="float">
            <text:p>0.04011804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805" calcext:value-type="float">
            <text:p>0.04011805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1806" calcext:value-type="float">
            <text:p>0.04011806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807" calcext:value-type="float">
            <text:p>0.04011807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1808" calcext:value-type="float">
            <text:p>0.04011808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809" calcext:value-type="float">
            <text:p>0.04011809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81" calcext:value-type="float">
            <text:p>0.0401181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811" calcext:value-type="float">
            <text:p>0.04011811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1812" calcext:value-type="float">
            <text:p>0.04011812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1813" calcext:value-type="float">
            <text:p>0.04011813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1814" calcext:value-type="float">
            <text:p>0.04011814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1815" calcext:value-type="float">
            <text:p>0.04011815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1816" calcext:value-type="float">
            <text:p>0.04011816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817" calcext:value-type="float">
            <text:p>0.04011817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818" calcext:value-type="float">
            <text:p>0.04011818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1819" calcext:value-type="float">
            <text:p>0.04011819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182" calcext:value-type="float">
            <text:p>0.0401182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1821" calcext:value-type="float">
            <text:p>0.04011821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1822" calcext:value-type="float">
            <text:p>0.04011822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1823" calcext:value-type="float">
            <text:p>0.04011823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1824" calcext:value-type="float">
            <text:p>0.04011824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1825" calcext:value-type="float">
            <text:p>0.04011825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826" calcext:value-type="float">
            <text:p>0.04011826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827" calcext:value-type="float">
            <text:p>0.04011827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828" calcext:value-type="float">
            <text:p>0.04011828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829" calcext:value-type="float">
            <text:p>0.04011829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83" calcext:value-type="float">
            <text:p>0.0401183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831" calcext:value-type="float">
            <text:p>0.04011831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832" calcext:value-type="float">
            <text:p>0.04011832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1833" calcext:value-type="float">
            <text:p>0.04011833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834" calcext:value-type="float">
            <text:p>0.04011834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835" calcext:value-type="float">
            <text:p>0.04011835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836" calcext:value-type="float">
            <text:p>0.04011836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1837" calcext:value-type="float">
            <text:p>0.04011837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1838" calcext:value-type="float">
            <text:p>0.04011838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839" calcext:value-type="float">
            <text:p>0.04011839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84" calcext:value-type="float">
            <text:p>0.0401184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841" calcext:value-type="float">
            <text:p>0.04011841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842" calcext:value-type="float">
            <text:p>0.04011842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1843" calcext:value-type="float">
            <text:p>0.04011843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844" calcext:value-type="float">
            <text:p>0.04011844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845" calcext:value-type="float">
            <text:p>0.04011845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1846" calcext:value-type="float">
            <text:p>0.0401184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847" calcext:value-type="float">
            <text:p>0.04011847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848" calcext:value-type="float">
            <text:p>0.04011848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849" calcext:value-type="float">
            <text:p>0.04011849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85" calcext:value-type="float">
            <text:p>0.0401185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851" calcext:value-type="float">
            <text:p>0.0401185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852" calcext:value-type="float">
            <text:p>0.04011852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1853" calcext:value-type="float">
            <text:p>0.04011853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854" calcext:value-type="float">
            <text:p>0.0401185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855" calcext:value-type="float">
            <text:p>0.04011855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856" calcext:value-type="float">
            <text:p>0.0401185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857" calcext:value-type="float">
            <text:p>0.04011857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858" calcext:value-type="float">
            <text:p>0.04011858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859" calcext:value-type="float">
            <text:p>0.04011859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86" calcext:value-type="float">
            <text:p>0.0401186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861" calcext:value-type="float">
            <text:p>0.04011861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1862" calcext:value-type="float">
            <text:p>0.04011862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863" calcext:value-type="float">
            <text:p>0.04011863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864" calcext:value-type="float">
            <text:p>0.04011864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1865" calcext:value-type="float">
            <text:p>0.04011865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1866" calcext:value-type="float">
            <text:p>0.04011866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1867" calcext:value-type="float">
            <text:p>0.04011867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1868" calcext:value-type="float">
            <text:p>0.04011868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1869" calcext:value-type="float">
            <text:p>0.04011869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187" calcext:value-type="float">
            <text:p>0.0401187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1871" calcext:value-type="float">
            <text:p>0.04011871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1872" calcext:value-type="float">
            <text:p>0.04011872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1873" calcext:value-type="float">
            <text:p>0.04011873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1874" calcext:value-type="float">
            <text:p>0.04011874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1875" calcext:value-type="float">
            <text:p>0.04011875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1876" calcext:value-type="float">
            <text:p>0.04011876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877" calcext:value-type="float">
            <text:p>0.04011877</text:p>
          </table:table-cell>
          <table:table-cell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0.04011878" calcext:value-type="float">
            <text:p>0.04011878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1879" calcext:value-type="float">
            <text:p>0.04011879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188" calcext:value-type="float">
            <text:p>0.0401188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1881" calcext:value-type="float">
            <text:p>0.04011881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1882" calcext:value-type="float">
            <text:p>0.04011882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1883" calcext:value-type="float">
            <text:p>0.04011883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1884" calcext:value-type="float">
            <text:p>0.04011884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1885" calcext:value-type="float">
            <text:p>0.04011885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1886" calcext:value-type="float">
            <text:p>0.04011886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1887" calcext:value-type="float">
            <text:p>0.04011887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888" calcext:value-type="float">
            <text:p>0.04011888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1889" calcext:value-type="float">
            <text:p>0.04011889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189" calcext:value-type="float">
            <text:p>0.0401189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1891" calcext:value-type="float">
            <text:p>0.04011891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1892" calcext:value-type="float">
            <text:p>0.04011892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893" calcext:value-type="float">
            <text:p>0.04011893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1894" calcext:value-type="float">
            <text:p>0.04011894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1895" calcext:value-type="float">
            <text:p>0.04011895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1896" calcext:value-type="float">
            <text:p>0.04011896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897" calcext:value-type="float">
            <text:p>0.04011897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1898" calcext:value-type="float">
            <text:p>0.04011898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1899" calcext:value-type="float">
            <text:p>0.04011899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19" calcext:value-type="float">
            <text:p>0.040119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1901" calcext:value-type="float">
            <text:p>0.04011901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1902" calcext:value-type="float">
            <text:p>0.04011902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1903" calcext:value-type="float">
            <text:p>0.04011903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1904" calcext:value-type="float">
            <text:p>0.04011904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1905" calcext:value-type="float">
            <text:p>0.04011905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1906" calcext:value-type="float">
            <text:p>0.04011906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907" calcext:value-type="float">
            <text:p>0.04011907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1908" calcext:value-type="float">
            <text:p>0.04011908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1909" calcext:value-type="float">
            <text:p>0.04011909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191" calcext:value-type="float">
            <text:p>0.0401191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1911" calcext:value-type="float">
            <text:p>0.04011911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1912" calcext:value-type="float">
            <text:p>0.04011912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1913" calcext:value-type="float">
            <text:p>0.04011913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1914" calcext:value-type="float">
            <text:p>0.04011914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1915" calcext:value-type="float">
            <text:p>0.0401191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1916" calcext:value-type="float">
            <text:p>0.04011916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1917" calcext:value-type="float">
            <text:p>0.040119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918" calcext:value-type="float">
            <text:p>0.04011918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1919" calcext:value-type="float">
            <text:p>0.0401191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192" calcext:value-type="float">
            <text:p>0.04011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1921" calcext:value-type="float">
            <text:p>0.040119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1922" calcext:value-type="float">
            <text:p>0.040119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923" calcext:value-type="float">
            <text:p>0.040119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924" calcext:value-type="float">
            <text:p>0.0401192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925" calcext:value-type="float">
            <text:p>0.0401192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1926" calcext:value-type="float">
            <text:p>0.0401192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1927" calcext:value-type="float">
            <text:p>0.04011927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1928" calcext:value-type="float">
            <text:p>0.0401192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1929" calcext:value-type="float">
            <text:p>0.04011929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193" calcext:value-type="float">
            <text:p>0.0401193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1931" calcext:value-type="float">
            <text:p>0.04011931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932" calcext:value-type="float">
            <text:p>0.04011932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1933" calcext:value-type="float">
            <text:p>0.04011933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1934" calcext:value-type="float">
            <text:p>0.04011934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1935" calcext:value-type="float">
            <text:p>0.04011935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1936" calcext:value-type="float">
            <text:p>0.04011936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1937" calcext:value-type="float">
            <text:p>0.04011937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1938" calcext:value-type="float">
            <text:p>0.0401193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939" calcext:value-type="float">
            <text:p>0.04011939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194" calcext:value-type="float">
            <text:p>0.0401194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1941" calcext:value-type="float">
            <text:p>0.04011941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1942" calcext:value-type="float">
            <text:p>0.04011942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943" calcext:value-type="float">
            <text:p>0.04011943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1944" calcext:value-type="float">
            <text:p>0.04011944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945" calcext:value-type="float">
            <text:p>0.04011945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1946" calcext:value-type="float">
            <text:p>0.04011946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947" calcext:value-type="float">
            <text:p>0.04011947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948" calcext:value-type="float">
            <text:p>0.04011948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1949" calcext:value-type="float">
            <text:p>0.04011949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195" calcext:value-type="float">
            <text:p>0.0401195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1951" calcext:value-type="float">
            <text:p>0.04011951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1952" calcext:value-type="float">
            <text:p>0.04011952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1953" calcext:value-type="float">
            <text:p>0.04011953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1954" calcext:value-type="float">
            <text:p>0.04011954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955" calcext:value-type="float">
            <text:p>0.04011955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1956" calcext:value-type="float">
            <text:p>0.04011956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1957" calcext:value-type="float">
            <text:p>0.04011957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1958" calcext:value-type="float">
            <text:p>0.04011958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1959" calcext:value-type="float">
            <text:p>0.04011959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196" calcext:value-type="float">
            <text:p>0.0401196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1961" calcext:value-type="float">
            <text:p>0.04011961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1962" calcext:value-type="float">
            <text:p>0.04011962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1963" calcext:value-type="float">
            <text:p>0.04011963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964" calcext:value-type="float">
            <text:p>0.04011964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1965" calcext:value-type="float">
            <text:p>0.04011965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966" calcext:value-type="float">
            <text:p>0.04011966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967" calcext:value-type="float">
            <text:p>0.04011967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1968" calcext:value-type="float">
            <text:p>0.04011968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1969" calcext:value-type="float">
            <text:p>0.04011969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197" calcext:value-type="float">
            <text:p>0.0401197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1971" calcext:value-type="float">
            <text:p>0.04011971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972" calcext:value-type="float">
            <text:p>0.04011972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973" calcext:value-type="float">
            <text:p>0.04011973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974" calcext:value-type="float">
            <text:p>0.04011974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1975" calcext:value-type="float">
            <text:p>0.04011975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1976" calcext:value-type="float">
            <text:p>0.04011976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977" calcext:value-type="float">
            <text:p>0.04011977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978" calcext:value-type="float">
            <text:p>0.04011978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1979" calcext:value-type="float">
            <text:p>0.04011979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98" calcext:value-type="float">
            <text:p>0.0401198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1981" calcext:value-type="float">
            <text:p>0.04011981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1982" calcext:value-type="float">
            <text:p>0.04011982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983" calcext:value-type="float">
            <text:p>0.04011983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1984" calcext:value-type="float">
            <text:p>0.0401198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985" calcext:value-type="float">
            <text:p>0.04011985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986" calcext:value-type="float">
            <text:p>0.04011986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1987" calcext:value-type="float">
            <text:p>0.04011987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1988" calcext:value-type="float">
            <text:p>0.04011988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1989" calcext:value-type="float">
            <text:p>0.0401198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199" calcext:value-type="float">
            <text:p>0.0401199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1991" calcext:value-type="float">
            <text:p>0.0401199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1992" calcext:value-type="float">
            <text:p>0.0401199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993" calcext:value-type="float">
            <text:p>0.04011993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994" calcext:value-type="float">
            <text:p>0.0401199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1995" calcext:value-type="float">
            <text:p>0.04011995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1996" calcext:value-type="float">
            <text:p>0.04011996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997" calcext:value-type="float">
            <text:p>0.04011997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1998" calcext:value-type="float">
            <text:p>0.04011998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999" calcext:value-type="float">
            <text:p>0.04011999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" calcext:value-type="float">
            <text:p>0.04012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001" calcext:value-type="float">
            <text:p>0.04012001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002" calcext:value-type="float">
            <text:p>0.04012002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003" calcext:value-type="float">
            <text:p>0.04012003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2004" calcext:value-type="float">
            <text:p>0.04012004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005" calcext:value-type="float">
            <text:p>0.04012005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006" calcext:value-type="float">
            <text:p>0.04012006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007" calcext:value-type="float">
            <text:p>0.04012007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2008" calcext:value-type="float">
            <text:p>0.04012008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2009" calcext:value-type="float">
            <text:p>0.04012009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01" calcext:value-type="float">
            <text:p>0.0401201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2011" calcext:value-type="float">
            <text:p>0.04012011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012" calcext:value-type="float">
            <text:p>0.04012012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2013" calcext:value-type="float">
            <text:p>0.04012013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014" calcext:value-type="float">
            <text:p>0.04012014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015" calcext:value-type="float">
            <text:p>0.04012015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016" calcext:value-type="float">
            <text:p>0.04012016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2017" calcext:value-type="float">
            <text:p>0.04012017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2018" calcext:value-type="float">
            <text:p>0.04012018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019" calcext:value-type="float">
            <text:p>0.04012019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202" calcext:value-type="float">
            <text:p>0.0401202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2021" calcext:value-type="float">
            <text:p>0.04012021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022" calcext:value-type="float">
            <text:p>0.04012022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2023" calcext:value-type="float">
            <text:p>0.04012023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024" calcext:value-type="float">
            <text:p>0.04012024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025" calcext:value-type="float">
            <text:p>0.04012025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026" calcext:value-type="float">
            <text:p>0.04012026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2027" calcext:value-type="float">
            <text:p>0.04012027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028" calcext:value-type="float">
            <text:p>0.04012028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2029" calcext:value-type="float">
            <text:p>0.04012029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203" calcext:value-type="float">
            <text:p>0.0401203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031" calcext:value-type="float">
            <text:p>0.04012031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2032" calcext:value-type="float">
            <text:p>0.04012032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2033" calcext:value-type="float">
            <text:p>0.04012033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034" calcext:value-type="float">
            <text:p>0.04012034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035" calcext:value-type="float">
            <text:p>0.04012035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2036" calcext:value-type="float">
            <text:p>0.04012036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037" calcext:value-type="float">
            <text:p>0.04012037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2038" calcext:value-type="float">
            <text:p>0.04012038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039" calcext:value-type="float">
            <text:p>0.04012039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04" calcext:value-type="float">
            <text:p>0.0401204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2041" calcext:value-type="float">
            <text:p>0.04012041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2042" calcext:value-type="float">
            <text:p>0.04012042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043" calcext:value-type="float">
            <text:p>0.04012043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044" calcext:value-type="float">
            <text:p>0.04012044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045" calcext:value-type="float">
            <text:p>0.04012045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2046" calcext:value-type="float">
            <text:p>0.0401204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2047" calcext:value-type="float">
            <text:p>0.04012047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2048" calcext:value-type="float">
            <text:p>0.04012048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049" calcext:value-type="float">
            <text:p>0.04012049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205" calcext:value-type="float">
            <text:p>0.0401205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2051" calcext:value-type="float">
            <text:p>0.0401205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052" calcext:value-type="float">
            <text:p>0.04012052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2053" calcext:value-type="float">
            <text:p>0.0401205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2054" calcext:value-type="float">
            <text:p>0.04012054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2055" calcext:value-type="float">
            <text:p>0.0401205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056" calcext:value-type="float">
            <text:p>0.04012056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2057" calcext:value-type="float">
            <text:p>0.0401205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2058" calcext:value-type="float">
            <text:p>0.040120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059" calcext:value-type="float">
            <text:p>0.040120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206" calcext:value-type="float">
            <text:p>0.040120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061" calcext:value-type="float">
            <text:p>0.040120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062" calcext:value-type="float">
            <text:p>0.0401206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063" calcext:value-type="float">
            <text:p>0.0401206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064" calcext:value-type="float">
            <text:p>0.0401206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065" calcext:value-type="float">
            <text:p>0.04012065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066" calcext:value-type="float">
            <text:p>0.04012066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2067" calcext:value-type="float">
            <text:p>0.04012067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2068" calcext:value-type="float">
            <text:p>0.0401206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069" calcext:value-type="float">
            <text:p>0.04012069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07" calcext:value-type="float">
            <text:p>0.0401207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071" calcext:value-type="float">
            <text:p>0.0401207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072" calcext:value-type="float">
            <text:p>0.04012072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073" calcext:value-type="float">
            <text:p>0.04012073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2074" calcext:value-type="float">
            <text:p>0.04012074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2075" calcext:value-type="float">
            <text:p>0.04012075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2076" calcext:value-type="float">
            <text:p>0.04012076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077" calcext:value-type="float">
            <text:p>0.04012077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2078" calcext:value-type="float">
            <text:p>0.04012078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079" calcext:value-type="float">
            <text:p>0.04012079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208" calcext:value-type="float">
            <text:p>0.0401208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081" calcext:value-type="float">
            <text:p>0.04012081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0.04012082" calcext:value-type="float">
            <text:p>0.04012082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083" calcext:value-type="float">
            <text:p>0.04012083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084" calcext:value-type="float">
            <text:p>0.04012084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085" calcext:value-type="float">
            <text:p>0.04012085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086" calcext:value-type="float">
            <text:p>0.04012086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087" calcext:value-type="float">
            <text:p>0.04012087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2088" calcext:value-type="float">
            <text:p>0.04012088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2089" calcext:value-type="float">
            <text:p>0.04012089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209" calcext:value-type="float">
            <text:p>0.0401209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091" calcext:value-type="float">
            <text:p>0.04012091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092" calcext:value-type="float">
            <text:p>0.04012092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093" calcext:value-type="float">
            <text:p>0.04012093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094" calcext:value-type="float">
            <text:p>0.04012094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2095" calcext:value-type="float">
            <text:p>0.04012095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2096" calcext:value-type="float">
            <text:p>0.04012096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097" calcext:value-type="float">
            <text:p>0.04012097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2098" calcext:value-type="float">
            <text:p>0.04012098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2099" calcext:value-type="float">
            <text:p>0.04012099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21" calcext:value-type="float">
            <text:p>0.040121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2101" calcext:value-type="float">
            <text:p>0.04012101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102" calcext:value-type="float">
            <text:p>0.04012102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103" calcext:value-type="float">
            <text:p>0.04012103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104" calcext:value-type="float">
            <text:p>0.04012104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105" calcext:value-type="float">
            <text:p>0.04012105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106" calcext:value-type="float">
            <text:p>0.04012106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2107" calcext:value-type="float">
            <text:p>0.04012107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108" calcext:value-type="float">
            <text:p>0.04012108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2109" calcext:value-type="float">
            <text:p>0.04012109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11" calcext:value-type="float">
            <text:p>0.0401211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111" calcext:value-type="float">
            <text:p>0.0401211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112" calcext:value-type="float">
            <text:p>0.04012112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2113" calcext:value-type="float">
            <text:p>0.04012113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2114" calcext:value-type="float">
            <text:p>0.04012114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115" calcext:value-type="float">
            <text:p>0.04012115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116" calcext:value-type="float">
            <text:p>0.04012116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117" calcext:value-type="float">
            <text:p>0.04012117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118" calcext:value-type="float">
            <text:p>0.04012118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2119" calcext:value-type="float">
            <text:p>0.04012119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12" calcext:value-type="float">
            <text:p>0.0401212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121" calcext:value-type="float">
            <text:p>0.04012121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2122" calcext:value-type="float">
            <text:p>0.0401212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123" calcext:value-type="float">
            <text:p>0.04012123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124" calcext:value-type="float">
            <text:p>0.04012124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125" calcext:value-type="float">
            <text:p>0.04012125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126" calcext:value-type="float">
            <text:p>0.04012126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127" calcext:value-type="float">
            <text:p>0.0401212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128" calcext:value-type="float">
            <text:p>0.04012128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2129" calcext:value-type="float">
            <text:p>0.04012129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13" calcext:value-type="float">
            <text:p>0.0401213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131" calcext:value-type="float">
            <text:p>0.0401213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132" calcext:value-type="float">
            <text:p>0.0401213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133" calcext:value-type="float">
            <text:p>0.04012133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134" calcext:value-type="float">
            <text:p>0.04012134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135" calcext:value-type="float">
            <text:p>0.04012135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136" calcext:value-type="float">
            <text:p>0.04012136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137" calcext:value-type="float">
            <text:p>0.04012137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138" calcext:value-type="float">
            <text:p>0.0401213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139" calcext:value-type="float">
            <text:p>0.04012139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14" calcext:value-type="float">
            <text:p>0.0401214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141" calcext:value-type="float">
            <text:p>0.04012141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2142" calcext:value-type="float">
            <text:p>0.04012142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143" calcext:value-type="float">
            <text:p>0.04012143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144" calcext:value-type="float">
            <text:p>0.04012144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145" calcext:value-type="float">
            <text:p>0.04012145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2146" calcext:value-type="float">
            <text:p>0.04012146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2147" calcext:value-type="float">
            <text:p>0.04012147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148" calcext:value-type="float">
            <text:p>0.04012148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2149" calcext:value-type="float">
            <text:p>0.04012149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15" calcext:value-type="float">
            <text:p>0.0401215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2151" calcext:value-type="float">
            <text:p>0.04012151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152" calcext:value-type="float">
            <text:p>0.04012152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153" calcext:value-type="float">
            <text:p>0.04012153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154" calcext:value-type="float">
            <text:p>0.04012154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2155" calcext:value-type="float">
            <text:p>0.04012155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2156" calcext:value-type="float">
            <text:p>0.04012156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157" calcext:value-type="float">
            <text:p>0.04012157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2158" calcext:value-type="float">
            <text:p>0.04012158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2159" calcext:value-type="float">
            <text:p>0.04012159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16" calcext:value-type="float">
            <text:p>0.0401216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2161" calcext:value-type="float">
            <text:p>0.04012161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162" calcext:value-type="float">
            <text:p>0.04012162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163" calcext:value-type="float">
            <text:p>0.04012163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164" calcext:value-type="float">
            <text:p>0.04012164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2165" calcext:value-type="float">
            <text:p>0.04012165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166" calcext:value-type="float">
            <text:p>0.04012166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2167" calcext:value-type="float">
            <text:p>0.04012167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2168" calcext:value-type="float">
            <text:p>0.04012168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169" calcext:value-type="float">
            <text:p>0.04012169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217" calcext:value-type="float">
            <text:p>0.0401217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2171" calcext:value-type="float">
            <text:p>0.04012171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172" calcext:value-type="float">
            <text:p>0.04012172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173" calcext:value-type="float">
            <text:p>0.04012173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2174" calcext:value-type="float">
            <text:p>0.04012174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175" calcext:value-type="float">
            <text:p>0.04012175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2176" calcext:value-type="float">
            <text:p>0.04012176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177" calcext:value-type="float">
            <text:p>0.04012177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178" calcext:value-type="float">
            <text:p>0.04012178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2179" calcext:value-type="float">
            <text:p>0.04012179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218" calcext:value-type="float">
            <text:p>0.040121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181" calcext:value-type="float">
            <text:p>0.0401218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182" calcext:value-type="float">
            <text:p>0.04012182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183" calcext:value-type="float">
            <text:p>0.04012183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2184" calcext:value-type="float">
            <text:p>0.04012184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2185" calcext:value-type="float">
            <text:p>0.04012185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2186" calcext:value-type="float">
            <text:p>0.04012186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187" calcext:value-type="float">
            <text:p>0.04012187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2188" calcext:value-type="float">
            <text:p>0.04012188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2189" calcext:value-type="float">
            <text:p>0.0401218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19" calcext:value-type="float">
            <text:p>0.0401219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2191" calcext:value-type="float">
            <text:p>0.0401219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2192" calcext:value-type="float">
            <text:p>0.04012192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2193" calcext:value-type="float">
            <text:p>0.0401219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194" calcext:value-type="float">
            <text:p>0.04012194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2195" calcext:value-type="float">
            <text:p>0.0401219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2196" calcext:value-type="float">
            <text:p>0.040121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197" calcext:value-type="float">
            <text:p>0.040121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2198" calcext:value-type="float">
            <text:p>0.0401219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199" calcext:value-type="float">
            <text:p>0.040121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2" calcext:value-type="float">
            <text:p>0.04012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201" calcext:value-type="float">
            <text:p>0.0401220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202" calcext:value-type="float">
            <text:p>0.0401220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203" calcext:value-type="float">
            <text:p>0.0401220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204" calcext:value-type="float">
            <text:p>0.04012204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2205" calcext:value-type="float">
            <text:p>0.04012205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2206" calcext:value-type="float">
            <text:p>0.0401220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207" calcext:value-type="float">
            <text:p>0.0401220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208" calcext:value-type="float">
            <text:p>0.0401220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209" calcext:value-type="float">
            <text:p>0.0401220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21" calcext:value-type="float">
            <text:p>0.0401221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211" calcext:value-type="float">
            <text:p>0.04012211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2212" calcext:value-type="float">
            <text:p>0.04012212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2213" calcext:value-type="float">
            <text:p>0.04012213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2214" calcext:value-type="float">
            <text:p>0.04012214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215" calcext:value-type="float">
            <text:p>0.04012215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2216" calcext:value-type="float">
            <text:p>0.04012216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217" calcext:value-type="float">
            <text:p>0.04012217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2218" calcext:value-type="float">
            <text:p>0.04012218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219" calcext:value-type="float">
            <text:p>0.04012219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22" calcext:value-type="float">
            <text:p>0.0401222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221" calcext:value-type="float">
            <text:p>0.04012221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222" calcext:value-type="float">
            <text:p>0.04012222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223" calcext:value-type="float">
            <text:p>0.04012223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224" calcext:value-type="float">
            <text:p>0.04012224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225" calcext:value-type="float">
            <text:p>0.04012225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2226" calcext:value-type="float">
            <text:p>0.04012226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2227" calcext:value-type="float">
            <text:p>0.04012227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2228" calcext:value-type="float">
            <text:p>0.04012228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229" calcext:value-type="float">
            <text:p>0.04012229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23" calcext:value-type="float">
            <text:p>0.0401223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231" calcext:value-type="float">
            <text:p>0.04012231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232" calcext:value-type="float">
            <text:p>0.04012232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2233" calcext:value-type="float">
            <text:p>0.04012233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2234" calcext:value-type="float">
            <text:p>0.04012234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235" calcext:value-type="float">
            <text:p>0.04012235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2236" calcext:value-type="float">
            <text:p>0.04012236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2237" calcext:value-type="float">
            <text:p>0.04012237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2238" calcext:value-type="float">
            <text:p>0.04012238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2239" calcext:value-type="float">
            <text:p>0.04012239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24" calcext:value-type="float">
            <text:p>0.0401224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241" calcext:value-type="float">
            <text:p>0.04012241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242" calcext:value-type="float">
            <text:p>0.04012242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243" calcext:value-type="float">
            <text:p>0.04012243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244" calcext:value-type="float">
            <text:p>0.04012244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2245" calcext:value-type="float">
            <text:p>0.04012245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246" calcext:value-type="float">
            <text:p>0.04012246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2247" calcext:value-type="float">
            <text:p>0.04012247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248" calcext:value-type="float">
            <text:p>0.04012248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249" calcext:value-type="float">
            <text:p>0.04012249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25" calcext:value-type="float">
            <text:p>0.0401225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2251" calcext:value-type="float">
            <text:p>0.04012251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2252" calcext:value-type="float">
            <text:p>0.04012252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253" calcext:value-type="float">
            <text:p>0.04012253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254" calcext:value-type="float">
            <text:p>0.04012254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255" calcext:value-type="float">
            <text:p>0.04012255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256" calcext:value-type="float">
            <text:p>0.04012256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2257" calcext:value-type="float">
            <text:p>0.04012257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258" calcext:value-type="float">
            <text:p>0.04012258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259" calcext:value-type="float">
            <text:p>0.04012259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226" calcext:value-type="float">
            <text:p>0.040122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261" calcext:value-type="float">
            <text:p>0.04012261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262" calcext:value-type="float">
            <text:p>0.04012262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263" calcext:value-type="float">
            <text:p>0.04012263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264" calcext:value-type="float">
            <text:p>0.04012264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265" calcext:value-type="float">
            <text:p>0.0401226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266" calcext:value-type="float">
            <text:p>0.04012266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2267" calcext:value-type="float">
            <text:p>0.04012267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268" calcext:value-type="float">
            <text:p>0.0401226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269" calcext:value-type="float">
            <text:p>0.04012269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27" calcext:value-type="float">
            <text:p>0.0401227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271" calcext:value-type="float">
            <text:p>0.04012271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272" calcext:value-type="float">
            <text:p>0.04012272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273" calcext:value-type="float">
            <text:p>0.04012273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274" calcext:value-type="float">
            <text:p>0.04012274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275" calcext:value-type="float">
            <text:p>0.04012275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276" calcext:value-type="float">
            <text:p>0.0401227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277" calcext:value-type="float">
            <text:p>0.04012277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278" calcext:value-type="float">
            <text:p>0.04012278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279" calcext:value-type="float">
            <text:p>0.04012279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228" calcext:value-type="float">
            <text:p>0.0401228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281" calcext:value-type="float">
            <text:p>0.04012281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282" calcext:value-type="float">
            <text:p>0.04012282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283" calcext:value-type="float">
            <text:p>0.04012283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2284" calcext:value-type="float">
            <text:p>0.04012284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2285" calcext:value-type="float">
            <text:p>0.04012285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286" calcext:value-type="float">
            <text:p>0.04012286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2287" calcext:value-type="float">
            <text:p>0.04012287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288" calcext:value-type="float">
            <text:p>0.04012288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2289" calcext:value-type="float">
            <text:p>0.04012289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29" calcext:value-type="float">
            <text:p>0.0401229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291" calcext:value-type="float">
            <text:p>0.04012291</text:p>
          </table:table-cell>
          <table:table-cell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0.04012292" calcext:value-type="float">
            <text:p>0.04012292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2293" calcext:value-type="float">
            <text:p>0.04012293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2294" calcext:value-type="float">
            <text:p>0.04012294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295" calcext:value-type="float">
            <text:p>0.04012295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2296" calcext:value-type="float">
            <text:p>0.04012296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2297" calcext:value-type="float">
            <text:p>0.04012297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298" calcext:value-type="float">
            <text:p>0.04012298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2299" calcext:value-type="float">
            <text:p>0.04012299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3" calcext:value-type="float">
            <text:p>0.040123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301" calcext:value-type="float">
            <text:p>0.0401230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302" calcext:value-type="float">
            <text:p>0.04012302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float" office:value="0.04012303" calcext:value-type="float">
            <text:p>0.04012303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304" calcext:value-type="float">
            <text:p>0.04012304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2305" calcext:value-type="float">
            <text:p>0.04012305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2306" calcext:value-type="float">
            <text:p>0.0401230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307" calcext:value-type="float">
            <text:p>0.04012307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2308" calcext:value-type="float">
            <text:p>0.0401230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2309" calcext:value-type="float">
            <text:p>0.04012309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31" calcext:value-type="float">
            <text:p>0.0401231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311" calcext:value-type="float">
            <text:p>0.04012311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2312" calcext:value-type="float">
            <text:p>0.04012312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313" calcext:value-type="float">
            <text:p>0.04012313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2314" calcext:value-type="float">
            <text:p>0.04012314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315" calcext:value-type="float">
            <text:p>0.04012315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316" calcext:value-type="float">
            <text:p>0.04012316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2317" calcext:value-type="float">
            <text:p>0.04012317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2318" calcext:value-type="float">
            <text:p>0.0401231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319" calcext:value-type="float">
            <text:p>0.04012319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32" calcext:value-type="float">
            <text:p>0.0401232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321" calcext:value-type="float">
            <text:p>0.04012321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2322" calcext:value-type="float">
            <text:p>0.04012322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2323" calcext:value-type="float">
            <text:p>0.04012323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2324" calcext:value-type="float">
            <text:p>0.04012324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325" calcext:value-type="float">
            <text:p>0.0401232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2326" calcext:value-type="float">
            <text:p>0.04012326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2327" calcext:value-type="float">
            <text:p>0.0401232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328" calcext:value-type="float">
            <text:p>0.04012328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2329" calcext:value-type="float">
            <text:p>0.04012329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233" calcext:value-type="float">
            <text:p>0.0401233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04012331" calcext:value-type="float">
            <text:p>0.0401233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332" calcext:value-type="float">
            <text:p>0.04012332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2333" calcext:value-type="float">
            <text:p>0.0401233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2334" calcext:value-type="float">
            <text:p>0.040123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335" calcext:value-type="float">
            <text:p>0.040123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2336" calcext:value-type="float">
            <text:p>0.040123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337" calcext:value-type="float">
            <text:p>0.040123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338" calcext:value-type="float">
            <text:p>0.0401233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339" calcext:value-type="float">
            <text:p>0.0401233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34" calcext:value-type="float">
            <text:p>0.040123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341" calcext:value-type="float">
            <text:p>0.0401234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342" calcext:value-type="float">
            <text:p>0.04012342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2343" calcext:value-type="float">
            <text:p>0.04012343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2344" calcext:value-type="float">
            <text:p>0.0401234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345" calcext:value-type="float">
            <text:p>0.0401234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346" calcext:value-type="float">
            <text:p>0.0401234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347" calcext:value-type="float">
            <text:p>0.04012347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348" calcext:value-type="float">
            <text:p>0.04012348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349" calcext:value-type="float">
            <text:p>0.04012349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235" calcext:value-type="float">
            <text:p>0.0401235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2351" calcext:value-type="float">
            <text:p>0.04012351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2352" calcext:value-type="float">
            <text:p>0.04012352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353" calcext:value-type="float">
            <text:p>0.04012353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2354" calcext:value-type="float">
            <text:p>0.04012354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355" calcext:value-type="float">
            <text:p>0.04012355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2356" calcext:value-type="float">
            <text:p>0.04012356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357" calcext:value-type="float">
            <text:p>0.04012357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0.04012358" calcext:value-type="float">
            <text:p>0.04012358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359" calcext:value-type="float">
            <text:p>0.04012359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36" calcext:value-type="float">
            <text:p>0.0401236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361" calcext:value-type="float">
            <text:p>0.04012361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362" calcext:value-type="float">
            <text:p>0.04012362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363" calcext:value-type="float">
            <text:p>0.04012363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2364" calcext:value-type="float">
            <text:p>0.04012364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2365" calcext:value-type="float">
            <text:p>0.04012365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2366" calcext:value-type="float">
            <text:p>0.04012366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367" calcext:value-type="float">
            <text:p>0.04012367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368" calcext:value-type="float">
            <text:p>0.04012368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369" calcext:value-type="float">
            <text:p>0.04012369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37" calcext:value-type="float">
            <text:p>0.0401237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2371" calcext:value-type="float">
            <text:p>0.04012371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2372" calcext:value-type="float">
            <text:p>0.04012372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373" calcext:value-type="float">
            <text:p>0.04012373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2374" calcext:value-type="float">
            <text:p>0.04012374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2375" calcext:value-type="float">
            <text:p>0.04012375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2376" calcext:value-type="float">
            <text:p>0.04012376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2377" calcext:value-type="float">
            <text:p>0.04012377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378" calcext:value-type="float">
            <text:p>0.04012378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379" calcext:value-type="float">
            <text:p>0.04012379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38" calcext:value-type="float">
            <text:p>0.0401238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381" calcext:value-type="float">
            <text:p>0.04012381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382" calcext:value-type="float">
            <text:p>0.04012382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2383" calcext:value-type="float">
            <text:p>0.04012383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384" calcext:value-type="float">
            <text:p>0.04012384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2385" calcext:value-type="float">
            <text:p>0.04012385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386" calcext:value-type="float">
            <text:p>0.04012386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387" calcext:value-type="float">
            <text:p>0.04012387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388" calcext:value-type="float">
            <text:p>0.04012388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2389" calcext:value-type="float">
            <text:p>0.04012389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239" calcext:value-type="float">
            <text:p>0.0401239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391" calcext:value-type="float">
            <text:p>0.04012391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392" calcext:value-type="float">
            <text:p>0.04012392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393" calcext:value-type="float">
            <text:p>0.04012393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394" calcext:value-type="float">
            <text:p>0.04012394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2395" calcext:value-type="float">
            <text:p>0.04012395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396" calcext:value-type="float">
            <text:p>0.04012396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397" calcext:value-type="float">
            <text:p>0.04012397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2398" calcext:value-type="float">
            <text:p>0.0401239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399" calcext:value-type="float">
            <text:p>0.04012399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4" calcext:value-type="float">
            <text:p>0.040124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401" calcext:value-type="float">
            <text:p>0.04012401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402" calcext:value-type="float">
            <text:p>0.04012402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403" calcext:value-type="float">
            <text:p>0.04012403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404" calcext:value-type="float">
            <text:p>0.04012404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2405" calcext:value-type="float">
            <text:p>0.0401240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406" calcext:value-type="float">
            <text:p>0.0401240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407" calcext:value-type="float">
            <text:p>0.04012407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408" calcext:value-type="float">
            <text:p>0.0401240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409" calcext:value-type="float">
            <text:p>0.04012409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41" calcext:value-type="float">
            <text:p>0.0401241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411" calcext:value-type="float">
            <text:p>0.04012411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412" calcext:value-type="float">
            <text:p>0.04012412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413" calcext:value-type="float">
            <text:p>0.04012413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414" calcext:value-type="float">
            <text:p>0.04012414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415" calcext:value-type="float">
            <text:p>0.04012415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416" calcext:value-type="float">
            <text:p>0.04012416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417" calcext:value-type="float">
            <text:p>0.04012417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2418" calcext:value-type="float">
            <text:p>0.04012418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419" calcext:value-type="float">
            <text:p>0.04012419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42" calcext:value-type="float">
            <text:p>0.0401242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421" calcext:value-type="float">
            <text:p>0.04012421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2422" calcext:value-type="float">
            <text:p>0.04012422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2423" calcext:value-type="float">
            <text:p>0.04012423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424" calcext:value-type="float">
            <text:p>0.04012424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2425" calcext:value-type="float">
            <text:p>0.04012425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426" calcext:value-type="float">
            <text:p>0.04012426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2427" calcext:value-type="float">
            <text:p>0.04012427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428" calcext:value-type="float">
            <text:p>0.04012428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429" calcext:value-type="float">
            <text:p>0.04012429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43" calcext:value-type="float">
            <text:p>0.0401243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2431" calcext:value-type="float">
            <text:p>0.04012431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2432" calcext:value-type="float">
            <text:p>0.04012432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433" calcext:value-type="float">
            <text:p>0.04012433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2434" calcext:value-type="float">
            <text:p>0.04012434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2435" calcext:value-type="float">
            <text:p>0.04012435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436" calcext:value-type="float">
            <text:p>0.04012436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2437" calcext:value-type="float">
            <text:p>0.04012437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438" calcext:value-type="float">
            <text:p>0.04012438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439" calcext:value-type="float">
            <text:p>0.0401243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44" calcext:value-type="float">
            <text:p>0.0401244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2441" calcext:value-type="float">
            <text:p>0.04012441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442" calcext:value-type="float">
            <text:p>0.04012442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2443" calcext:value-type="float">
            <text:p>0.04012443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2444" calcext:value-type="float">
            <text:p>0.0401244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445" calcext:value-type="float">
            <text:p>0.04012445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2446" calcext:value-type="float">
            <text:p>0.04012446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2447" calcext:value-type="float">
            <text:p>0.04012447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448" calcext:value-type="float">
            <text:p>0.04012448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449" calcext:value-type="float">
            <text:p>0.04012449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245" calcext:value-type="float">
            <text:p>0.0401245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451" calcext:value-type="float">
            <text:p>0.04012451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2452" calcext:value-type="float">
            <text:p>0.0401245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453" calcext:value-type="float">
            <text:p>0.04012453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454" calcext:value-type="float">
            <text:p>0.04012454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2455" calcext:value-type="float">
            <text:p>0.04012455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2456" calcext:value-type="float">
            <text:p>0.04012456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457" calcext:value-type="float">
            <text:p>0.04012457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458" calcext:value-type="float">
            <text:p>0.04012458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459" calcext:value-type="float">
            <text:p>0.04012459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246" calcext:value-type="float">
            <text:p>0.040124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2461" calcext:value-type="float">
            <text:p>0.04012461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2462" calcext:value-type="float">
            <text:p>0.04012462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463" calcext:value-type="float">
            <text:p>0.04012463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2464" calcext:value-type="float">
            <text:p>0.04012464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2465" calcext:value-type="float">
            <text:p>0.0401246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466" calcext:value-type="float">
            <text:p>0.04012466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2467" calcext:value-type="float">
            <text:p>0.04012467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2468" calcext:value-type="float">
            <text:p>0.0401246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04012469" calcext:value-type="float">
            <text:p>0.0401246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47" calcext:value-type="float">
            <text:p>0.0401247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2471" calcext:value-type="float">
            <text:p>0.0401247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2472" calcext:value-type="float">
            <text:p>0.040124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473" calcext:value-type="float">
            <text:p>0.040124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2474" calcext:value-type="float">
            <text:p>0.0401247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475" calcext:value-type="float">
            <text:p>0.040124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476" calcext:value-type="float">
            <text:p>0.0401247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477" calcext:value-type="float">
            <text:p>0.0401247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478" calcext:value-type="float">
            <text:p>0.0401247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479" calcext:value-type="float">
            <text:p>0.0401247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48" calcext:value-type="float">
            <text:p>0.040124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2481" calcext:value-type="float">
            <text:p>0.04012481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2482" calcext:value-type="float">
            <text:p>0.0401248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483" calcext:value-type="float">
            <text:p>0.04012483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484" calcext:value-type="float">
            <text:p>0.04012484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485" calcext:value-type="float">
            <text:p>0.04012485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486" calcext:value-type="float">
            <text:p>0.04012486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487" calcext:value-type="float">
            <text:p>0.04012487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2488" calcext:value-type="float">
            <text:p>0.04012488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2489" calcext:value-type="float">
            <text:p>0.04012489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249" calcext:value-type="float">
            <text:p>0.0401249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491" calcext:value-type="float">
            <text:p>0.04012491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2492" calcext:value-type="float">
            <text:p>0.04012492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493" calcext:value-type="float">
            <text:p>0.04012493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2494" calcext:value-type="float">
            <text:p>0.04012494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495" calcext:value-type="float">
            <text:p>0.04012495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496" calcext:value-type="float">
            <text:p>0.04012496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497" calcext:value-type="float">
            <text:p>0.04012497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498" calcext:value-type="float">
            <text:p>0.04012498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499" calcext:value-type="float">
            <text:p>0.04012499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5" calcext:value-type="float">
            <text:p>0.040125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501" calcext:value-type="float">
            <text:p>0.04012501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2502" calcext:value-type="float">
            <text:p>0.04012502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2503" calcext:value-type="float">
            <text:p>0.04012503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2504" calcext:value-type="float">
            <text:p>0.04012504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505" calcext:value-type="float">
            <text:p>0.04012505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506" calcext:value-type="float">
            <text:p>0.04012506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507" calcext:value-type="float">
            <text:p>0.04012507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508" calcext:value-type="float">
            <text:p>0.04012508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2509" calcext:value-type="float">
            <text:p>0.04012509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251" calcext:value-type="float">
            <text:p>0.0401251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511" calcext:value-type="float">
            <text:p>0.04012511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2512" calcext:value-type="float">
            <text:p>0.04012512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2513" calcext:value-type="float">
            <text:p>0.04012513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2514" calcext:value-type="float">
            <text:p>0.04012514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2515" calcext:value-type="float">
            <text:p>0.04012515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516" calcext:value-type="float">
            <text:p>0.04012516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517" calcext:value-type="float">
            <text:p>0.04012517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518" calcext:value-type="float">
            <text:p>0.04012518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519" calcext:value-type="float">
            <text:p>0.04012519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52" calcext:value-type="float">
            <text:p>0.0401252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2521" calcext:value-type="float">
            <text:p>0.04012521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522" calcext:value-type="float">
            <text:p>0.04012522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2523" calcext:value-type="float">
            <text:p>0.04012523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524" calcext:value-type="float">
            <text:p>0.04012524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525" calcext:value-type="float">
            <text:p>0.04012525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526" calcext:value-type="float">
            <text:p>0.04012526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2527" calcext:value-type="float">
            <text:p>0.04012527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2528" calcext:value-type="float">
            <text:p>0.04012528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529" calcext:value-type="float">
            <text:p>0.04012529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53" calcext:value-type="float">
            <text:p>0.0401253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531" calcext:value-type="float">
            <text:p>0.04012531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532" calcext:value-type="float">
            <text:p>0.04012532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2533" calcext:value-type="float">
            <text:p>0.04012533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534" calcext:value-type="float">
            <text:p>0.04012534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535" calcext:value-type="float">
            <text:p>0.04012535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2536" calcext:value-type="float">
            <text:p>0.0401253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537" calcext:value-type="float">
            <text:p>0.04012537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538" calcext:value-type="float">
            <text:p>0.04012538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539" calcext:value-type="float">
            <text:p>0.04012539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54" calcext:value-type="float">
            <text:p>0.0401254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541" calcext:value-type="float">
            <text:p>0.0401254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542" calcext:value-type="float">
            <text:p>0.04012542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2543" calcext:value-type="float">
            <text:p>0.04012543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544" calcext:value-type="float">
            <text:p>0.0401254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545" calcext:value-type="float">
            <text:p>0.04012545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546" calcext:value-type="float">
            <text:p>0.0401254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547" calcext:value-type="float">
            <text:p>0.04012547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548" calcext:value-type="float">
            <text:p>0.04012548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549" calcext:value-type="float">
            <text:p>0.04012549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55" calcext:value-type="float">
            <text:p>0.0401255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551" calcext:value-type="float">
            <text:p>0.04012551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552" calcext:value-type="float">
            <text:p>0.04012552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553" calcext:value-type="float">
            <text:p>0.04012553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554" calcext:value-type="float">
            <text:p>0.04012554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555" calcext:value-type="float">
            <text:p>0.04012555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2556" calcext:value-type="float">
            <text:p>0.04012556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557" calcext:value-type="float">
            <text:p>0.04012557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558" calcext:value-type="float">
            <text:p>0.04012558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559" calcext:value-type="float">
            <text:p>0.04012559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256" calcext:value-type="float">
            <text:p>0.0401256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2561" calcext:value-type="float">
            <text:p>0.04012561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562" calcext:value-type="float">
            <text:p>0.04012562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2563" calcext:value-type="float">
            <text:p>0.04012563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564" calcext:value-type="float">
            <text:p>0.04012564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2565" calcext:value-type="float">
            <text:p>0.04012565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566" calcext:value-type="float">
            <text:p>0.04012566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567" calcext:value-type="float">
            <text:p>0.04012567</text:p>
          </table:table-cell>
          <table:table-cell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0.04012568" calcext:value-type="float">
            <text:p>0.04012568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2569" calcext:value-type="float">
            <text:p>0.04012569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257" calcext:value-type="float">
            <text:p>0.0401257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571" calcext:value-type="float">
            <text:p>0.04012571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2572" calcext:value-type="float">
            <text:p>0.04012572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2573" calcext:value-type="float">
            <text:p>0.04012573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574" calcext:value-type="float">
            <text:p>0.04012574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2575" calcext:value-type="float">
            <text:p>0.04012575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576" calcext:value-type="float">
            <text:p>0.04012576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577" calcext:value-type="float">
            <text:p>0.04012577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578" calcext:value-type="float">
            <text:p>0.04012578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2579" calcext:value-type="float">
            <text:p>0.04012579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58" calcext:value-type="float">
            <text:p>0.0401258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2581" calcext:value-type="float">
            <text:p>0.04012581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2582" calcext:value-type="float">
            <text:p>0.04012582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583" calcext:value-type="float">
            <text:p>0.04012583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2584" calcext:value-type="float">
            <text:p>0.04012584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2585" calcext:value-type="float">
            <text:p>0.04012585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586" calcext:value-type="float">
            <text:p>0.04012586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587" calcext:value-type="float">
            <text:p>0.04012587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2588" calcext:value-type="float">
            <text:p>0.04012588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589" calcext:value-type="float">
            <text:p>0.04012589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259" calcext:value-type="float">
            <text:p>0.0401259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591" calcext:value-type="float">
            <text:p>0.04012591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592" calcext:value-type="float">
            <text:p>0.04012592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2593" calcext:value-type="float">
            <text:p>0.04012593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2594" calcext:value-type="float">
            <text:p>0.04012594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595" calcext:value-type="float">
            <text:p>0.04012595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596" calcext:value-type="float">
            <text:p>0.04012596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597" calcext:value-type="float">
            <text:p>0.04012597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2598" calcext:value-type="float">
            <text:p>0.04012598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2599" calcext:value-type="float">
            <text:p>0.04012599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26" calcext:value-type="float">
            <text:p>0.040126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601" calcext:value-type="float">
            <text:p>0.04012601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2602" calcext:value-type="float">
            <text:p>0.04012602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2603" calcext:value-type="float">
            <text:p>0.04012603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604" calcext:value-type="float">
            <text:p>0.04012604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2605" calcext:value-type="float">
            <text:p>0.0401260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2606" calcext:value-type="float">
            <text:p>0.04012606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2607" calcext:value-type="float">
            <text:p>0.040126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608" calcext:value-type="float">
            <text:p>0.04012608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2609" calcext:value-type="float">
            <text:p>0.0401260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261" calcext:value-type="float">
            <text:p>0.04012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611" calcext:value-type="float">
            <text:p>0.0401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2612" calcext:value-type="float">
            <text:p>0.040126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613" calcext:value-type="float">
            <text:p>0.040126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614" calcext:value-type="float">
            <text:p>0.04012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615" calcext:value-type="float">
            <text:p>0.0401261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616" calcext:value-type="float">
            <text:p>0.0401261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617" calcext:value-type="float">
            <text:p>0.04012617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618" calcext:value-type="float">
            <text:p>0.0401261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2619" calcext:value-type="float">
            <text:p>0.04012619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262" calcext:value-type="float">
            <text:p>0.040126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621" calcext:value-type="float">
            <text:p>0.04012621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622" calcext:value-type="float">
            <text:p>0.04012622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623" calcext:value-type="float">
            <text:p>0.04012623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624" calcext:value-type="float">
            <text:p>0.04012624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625" calcext:value-type="float">
            <text:p>0.04012625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2626" calcext:value-type="float">
            <text:p>0.04012626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2627" calcext:value-type="float">
            <text:p>0.04012627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2628" calcext:value-type="float">
            <text:p>0.0401262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629" calcext:value-type="float">
            <text:p>0.04012629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263" calcext:value-type="float">
            <text:p>0.0401263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631" calcext:value-type="float">
            <text:p>0.04012631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2632" calcext:value-type="float">
            <text:p>0.04012632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633" calcext:value-type="float">
            <text:p>0.04012633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634" calcext:value-type="float">
            <text:p>0.04012634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635" calcext:value-type="float">
            <text:p>0.04012635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636" calcext:value-type="float">
            <text:p>0.04012636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637" calcext:value-type="float">
            <text:p>0.04012637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638" calcext:value-type="float">
            <text:p>0.04012638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639" calcext:value-type="float">
            <text:p>0.04012639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264" calcext:value-type="float">
            <text:p>0.0401264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2641" calcext:value-type="float">
            <text:p>0.04012641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2642" calcext:value-type="float">
            <text:p>0.04012642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643" calcext:value-type="float">
            <text:p>0.04012643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644" calcext:value-type="float">
            <text:p>0.04012644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645" calcext:value-type="float">
            <text:p>0.04012645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646" calcext:value-type="float">
            <text:p>0.04012646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2647" calcext:value-type="float">
            <text:p>0.04012647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2648" calcext:value-type="float">
            <text:p>0.04012648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649" calcext:value-type="float">
            <text:p>0.04012649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265" calcext:value-type="float">
            <text:p>0.0401265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2651" calcext:value-type="float">
            <text:p>0.04012651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2652" calcext:value-type="float">
            <text:p>0.04012652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2653" calcext:value-type="float">
            <text:p>0.04012653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654" calcext:value-type="float">
            <text:p>0.04012654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655" calcext:value-type="float">
            <text:p>0.04012655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656" calcext:value-type="float">
            <text:p>0.04012656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657" calcext:value-type="float">
            <text:p>0.04012657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658" calcext:value-type="float">
            <text:p>0.04012658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2659" calcext:value-type="float">
            <text:p>0.04012659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66" calcext:value-type="float">
            <text:p>0.0401266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2661" calcext:value-type="float">
            <text:p>0.04012661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662" calcext:value-type="float">
            <text:p>0.04012662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663" calcext:value-type="float">
            <text:p>0.04012663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664" calcext:value-type="float">
            <text:p>0.04012664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2665" calcext:value-type="float">
            <text:p>0.04012665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2666" calcext:value-type="float">
            <text:p>0.04012666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667" calcext:value-type="float">
            <text:p>0.04012667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668" calcext:value-type="float">
            <text:p>0.04012668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669" calcext:value-type="float">
            <text:p>0.04012669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67" calcext:value-type="float">
            <text:p>0.0401267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2671" calcext:value-type="float">
            <text:p>0.04012671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672" calcext:value-type="float">
            <text:p>0.04012672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673" calcext:value-type="float">
            <text:p>0.04012673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2674" calcext:value-type="float">
            <text:p>0.0401267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675" calcext:value-type="float">
            <text:p>0.04012675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676" calcext:value-type="float">
            <text:p>0.04012676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677" calcext:value-type="float">
            <text:p>0.04012677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678" calcext:value-type="float">
            <text:p>0.04012678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679" calcext:value-type="float">
            <text:p>0.0401267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68" calcext:value-type="float">
            <text:p>0.0401268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2681" calcext:value-type="float">
            <text:p>0.0401268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682" calcext:value-type="float">
            <text:p>0.0401268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683" calcext:value-type="float">
            <text:p>0.04012683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684" calcext:value-type="float">
            <text:p>0.0401268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685" calcext:value-type="float">
            <text:p>0.04012685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686" calcext:value-type="float">
            <text:p>0.04012686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687" calcext:value-type="float">
            <text:p>0.04012687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688" calcext:value-type="float">
            <text:p>0.04012688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689" calcext:value-type="float">
            <text:p>0.04012689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69" calcext:value-type="float">
            <text:p>0.0401269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691" calcext:value-type="float">
            <text:p>0.04012691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692" calcext:value-type="float">
            <text:p>0.04012692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693" calcext:value-type="float">
            <text:p>0.04012693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2694" calcext:value-type="float">
            <text:p>0.04012694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695" calcext:value-type="float">
            <text:p>0.04012695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696" calcext:value-type="float">
            <text:p>0.04012696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697" calcext:value-type="float">
            <text:p>0.04012697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2698" calcext:value-type="float">
            <text:p>0.04012698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2699" calcext:value-type="float">
            <text:p>0.04012699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7" calcext:value-type="float">
            <text:p>0.040127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2701" calcext:value-type="float">
            <text:p>0.04012701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702" calcext:value-type="float">
            <text:p>0.04012702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2703" calcext:value-type="float">
            <text:p>0.04012703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704" calcext:value-type="float">
            <text:p>0.04012704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705" calcext:value-type="float">
            <text:p>0.04012705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706" calcext:value-type="float">
            <text:p>0.04012706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2707" calcext:value-type="float">
            <text:p>0.04012707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2708" calcext:value-type="float">
            <text:p>0.04012708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709" calcext:value-type="float">
            <text:p>0.04012709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271" calcext:value-type="float">
            <text:p>0.0401271</text:p>
          </table:table-cell>
          <table:table-cell office:value-type="float" office:value="2390" calcext:value-type="float">
            <text:p>2390</text:p>
          </table:table-cell>
          <table:table-cell/>
        </table:table-row>
        <table:table-row table:style-name="ro1">
          <table:table-cell office:value-type="float" office:value="0.04012711" calcext:value-type="float">
            <text:p>0.04012711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712" calcext:value-type="float">
            <text:p>0.04012712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2713" calcext:value-type="float">
            <text:p>0.04012713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714" calcext:value-type="float">
            <text:p>0.04012714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715" calcext:value-type="float">
            <text:p>0.04012715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716" calcext:value-type="float">
            <text:p>0.04012716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2717" calcext:value-type="float">
            <text:p>0.04012717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718" calcext:value-type="float">
            <text:p>0.04012718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2719" calcext:value-type="float">
            <text:p>0.04012719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272" calcext:value-type="float">
            <text:p>0.0401272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721" calcext:value-type="float">
            <text:p>0.04012721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2722" calcext:value-type="float">
            <text:p>0.04012722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2723" calcext:value-type="float">
            <text:p>0.04012723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724" calcext:value-type="float">
            <text:p>0.04012724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725" calcext:value-type="float">
            <text:p>0.04012725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2726" calcext:value-type="float">
            <text:p>0.04012726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727" calcext:value-type="float">
            <text:p>0.04012727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2728" calcext:value-type="float">
            <text:p>0.04012728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729" calcext:value-type="float">
            <text:p>0.04012729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73" calcext:value-type="float">
            <text:p>0.0401273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2731" calcext:value-type="float">
            <text:p>0.04012731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2732" calcext:value-type="float">
            <text:p>0.04012732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733" calcext:value-type="float">
            <text:p>0.04012733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734" calcext:value-type="float">
            <text:p>0.04012734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735" calcext:value-type="float">
            <text:p>0.04012735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2736" calcext:value-type="float">
            <text:p>0.0401273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2737" calcext:value-type="float">
            <text:p>0.04012737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2738" calcext:value-type="float">
            <text:p>0.04012738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739" calcext:value-type="float">
            <text:p>0.04012739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274" calcext:value-type="float">
            <text:p>0.0401274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2741" calcext:value-type="float">
            <text:p>0.0401274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742" calcext:value-type="float">
            <text:p>0.04012742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2743" calcext:value-type="float">
            <text:p>0.0401274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2744" calcext:value-type="float">
            <text:p>0.04012744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2745" calcext:value-type="float">
            <text:p>0.0401274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746" calcext:value-type="float">
            <text:p>0.04012746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2747" calcext:value-type="float">
            <text:p>0.0401274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2748" calcext:value-type="float">
            <text:p>0.040127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749" calcext:value-type="float">
            <text:p>0.040127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275" calcext:value-type="float">
            <text:p>0.04012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751" calcext:value-type="float">
            <text:p>0.040127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752" calcext:value-type="float">
            <text:p>0.0401275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753" calcext:value-type="float">
            <text:p>0.0401275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754" calcext:value-type="float">
            <text:p>0.0401275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755" calcext:value-type="float">
            <text:p>0.04012755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756" calcext:value-type="float">
            <text:p>0.04012756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2757" calcext:value-type="float">
            <text:p>0.04012757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2758" calcext:value-type="float">
            <text:p>0.0401275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759" calcext:value-type="float">
            <text:p>0.04012759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76" calcext:value-type="float">
            <text:p>0.040127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761" calcext:value-type="float">
            <text:p>0.0401276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762" calcext:value-type="float">
            <text:p>0.04012762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763" calcext:value-type="float">
            <text:p>0.04012763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2764" calcext:value-type="float">
            <text:p>0.04012764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2765" calcext:value-type="float">
            <text:p>0.04012765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2766" calcext:value-type="float">
            <text:p>0.04012766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767" calcext:value-type="float">
            <text:p>0.04012767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2768" calcext:value-type="float">
            <text:p>0.04012768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769" calcext:value-type="float">
            <text:p>0.04012769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277" calcext:value-type="float">
            <text:p>0.0401277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771" calcext:value-type="float">
            <text:p>0.04012771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772" calcext:value-type="float">
            <text:p>0.04012772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773" calcext:value-type="float">
            <text:p>0.04012773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774" calcext:value-type="float">
            <text:p>0.04012774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775" calcext:value-type="float">
            <text:p>0.04012775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776" calcext:value-type="float">
            <text:p>0.04012776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777" calcext:value-type="float">
            <text:p>0.04012777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2778" calcext:value-type="float">
            <text:p>0.04012778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2779" calcext:value-type="float">
            <text:p>0.04012779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278" calcext:value-type="float">
            <text:p>0.0401278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781" calcext:value-type="float">
            <text:p>0.04012781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782" calcext:value-type="float">
            <text:p>0.04012782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783" calcext:value-type="float">
            <text:p>0.04012783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784" calcext:value-type="float">
            <text:p>0.04012784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2785" calcext:value-type="float">
            <text:p>0.04012785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2786" calcext:value-type="float">
            <text:p>0.04012786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787" calcext:value-type="float">
            <text:p>0.04012787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2788" calcext:value-type="float">
            <text:p>0.04012788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2789" calcext:value-type="float">
            <text:p>0.04012789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279" calcext:value-type="float">
            <text:p>0.0401279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2791" calcext:value-type="float">
            <text:p>0.04012791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792" calcext:value-type="float">
            <text:p>0.04012792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793" calcext:value-type="float">
            <text:p>0.04012793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794" calcext:value-type="float">
            <text:p>0.04012794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795" calcext:value-type="float">
            <text:p>0.04012795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796" calcext:value-type="float">
            <text:p>0.04012796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2797" calcext:value-type="float">
            <text:p>0.04012797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798" calcext:value-type="float">
            <text:p>0.04012798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2799" calcext:value-type="float">
            <text:p>0.04012799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8" calcext:value-type="float">
            <text:p>0.040128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801" calcext:value-type="float">
            <text:p>0.0401280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802" calcext:value-type="float">
            <text:p>0.04012802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2803" calcext:value-type="float">
            <text:p>0.04012803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2804" calcext:value-type="float">
            <text:p>0.04012804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805" calcext:value-type="float">
            <text:p>0.04012805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806" calcext:value-type="float">
            <text:p>0.04012806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807" calcext:value-type="float">
            <text:p>0.04012807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808" calcext:value-type="float">
            <text:p>0.04012808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2809" calcext:value-type="float">
            <text:p>0.04012809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81" calcext:value-type="float">
            <text:p>0.0401281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811" calcext:value-type="float">
            <text:p>0.04012811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2812" calcext:value-type="float">
            <text:p>0.0401281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813" calcext:value-type="float">
            <text:p>0.04012813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814" calcext:value-type="float">
            <text:p>0.04012814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815" calcext:value-type="float">
            <text:p>0.04012815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816" calcext:value-type="float">
            <text:p>0.04012816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817" calcext:value-type="float">
            <text:p>0.0401281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818" calcext:value-type="float">
            <text:p>0.04012818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2819" calcext:value-type="float">
            <text:p>0.04012819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82" calcext:value-type="float">
            <text:p>0.040128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821" calcext:value-type="float">
            <text:p>0.0401282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822" calcext:value-type="float">
            <text:p>0.0401282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823" calcext:value-type="float">
            <text:p>0.04012823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824" calcext:value-type="float">
            <text:p>0.04012824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825" calcext:value-type="float">
            <text:p>0.04012825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826" calcext:value-type="float">
            <text:p>0.04012826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827" calcext:value-type="float">
            <text:p>0.04012827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828" calcext:value-type="float">
            <text:p>0.0401282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829" calcext:value-type="float">
            <text:p>0.04012829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83" calcext:value-type="float">
            <text:p>0.0401283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831" calcext:value-type="float">
            <text:p>0.04012831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2832" calcext:value-type="float">
            <text:p>0.04012832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833" calcext:value-type="float">
            <text:p>0.04012833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834" calcext:value-type="float">
            <text:p>0.04012834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835" calcext:value-type="float">
            <text:p>0.04012835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2836" calcext:value-type="float">
            <text:p>0.04012836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2837" calcext:value-type="float">
            <text:p>0.04012837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838" calcext:value-type="float">
            <text:p>0.04012838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2839" calcext:value-type="float">
            <text:p>0.04012839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84" calcext:value-type="float">
            <text:p>0.0401284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2841" calcext:value-type="float">
            <text:p>0.04012841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842" calcext:value-type="float">
            <text:p>0.04012842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843" calcext:value-type="float">
            <text:p>0.04012843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844" calcext:value-type="float">
            <text:p>0.04012844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2845" calcext:value-type="float">
            <text:p>0.04012845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2846" calcext:value-type="float">
            <text:p>0.04012846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847" calcext:value-type="float">
            <text:p>0.04012847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2848" calcext:value-type="float">
            <text:p>0.04012848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2849" calcext:value-type="float">
            <text:p>0.04012849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85" calcext:value-type="float">
            <text:p>0.0401285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2851" calcext:value-type="float">
            <text:p>0.04012851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852" calcext:value-type="float">
            <text:p>0.04012852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853" calcext:value-type="float">
            <text:p>0.04012853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854" calcext:value-type="float">
            <text:p>0.04012854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2855" calcext:value-type="float">
            <text:p>0.04012855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856" calcext:value-type="float">
            <text:p>0.04012856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2857" calcext:value-type="float">
            <text:p>0.04012857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2858" calcext:value-type="float">
            <text:p>0.04012858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859" calcext:value-type="float">
            <text:p>0.04012859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286" calcext:value-type="float">
            <text:p>0.0401286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2861" calcext:value-type="float">
            <text:p>0.04012861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2862" calcext:value-type="float">
            <text:p>0.04012862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863" calcext:value-type="float">
            <text:p>0.04012863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2864" calcext:value-type="float">
            <text:p>0.04012864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2865" calcext:value-type="float">
            <text:p>0.04012865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2866" calcext:value-type="float">
            <text:p>0.04012866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867" calcext:value-type="float">
            <text:p>0.04012867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868" calcext:value-type="float">
            <text:p>0.04012868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2869" calcext:value-type="float">
            <text:p>0.04012869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287" calcext:value-type="float">
            <text:p>0.0401287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2871" calcext:value-type="float">
            <text:p>0.0401287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2872" calcext:value-type="float">
            <text:p>0.04012872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873" calcext:value-type="float">
            <text:p>0.04012873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2874" calcext:value-type="float">
            <text:p>0.04012874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2875" calcext:value-type="float">
            <text:p>0.04012875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2876" calcext:value-type="float">
            <text:p>0.04012876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2877" calcext:value-type="float">
            <text:p>0.04012877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2878" calcext:value-type="float">
            <text:p>0.04012878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2879" calcext:value-type="float">
            <text:p>0.0401287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288" calcext:value-type="float">
            <text:p>0.0401288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2881" calcext:value-type="float">
            <text:p>0.0401288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2882" calcext:value-type="float">
            <text:p>0.04012882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2883" calcext:value-type="float">
            <text:p>0.0401288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884" calcext:value-type="float">
            <text:p>0.04012884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2885" calcext:value-type="float">
            <text:p>0.0401288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2886" calcext:value-type="float">
            <text:p>0.040128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887" calcext:value-type="float">
            <text:p>0.040128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2888" calcext:value-type="float">
            <text:p>0.0401288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889" calcext:value-type="float">
            <text:p>0.040128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89" calcext:value-type="float">
            <text:p>0.040128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891" calcext:value-type="float">
            <text:p>0.0401289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2892" calcext:value-type="float">
            <text:p>0.0401289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2893" calcext:value-type="float">
            <text:p>0.0401289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894" calcext:value-type="float">
            <text:p>0.04012894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2895" calcext:value-type="float">
            <text:p>0.04012895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2896" calcext:value-type="float">
            <text:p>0.0401289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2897" calcext:value-type="float">
            <text:p>0.0401289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898" calcext:value-type="float">
            <text:p>0.0401289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899" calcext:value-type="float">
            <text:p>0.0401289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29" calcext:value-type="float">
            <text:p>0.040129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2901" calcext:value-type="float">
            <text:p>0.04012901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2902" calcext:value-type="float">
            <text:p>0.04012902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2903" calcext:value-type="float">
            <text:p>0.04012903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2904" calcext:value-type="float">
            <text:p>0.04012904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905" calcext:value-type="float">
            <text:p>0.04012905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2906" calcext:value-type="float">
            <text:p>0.04012906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2907" calcext:value-type="float">
            <text:p>0.04012907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2908" calcext:value-type="float">
            <text:p>0.04012908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909" calcext:value-type="float">
            <text:p>0.04012909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0.0401291" calcext:value-type="float">
            <text:p>0.0401291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911" calcext:value-type="float">
            <text:p>0.04012911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2912" calcext:value-type="float">
            <text:p>0.04012912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913" calcext:value-type="float">
            <text:p>0.04012913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914" calcext:value-type="float">
            <text:p>0.04012914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2915" calcext:value-type="float">
            <text:p>0.04012915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2916" calcext:value-type="float">
            <text:p>0.04012916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2917" calcext:value-type="float">
            <text:p>0.04012917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2918" calcext:value-type="float">
            <text:p>0.04012918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2919" calcext:value-type="float">
            <text:p>0.04012919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92" calcext:value-type="float">
            <text:p>0.0401292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921" calcext:value-type="float">
            <text:p>0.04012921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2922" calcext:value-type="float">
            <text:p>0.04012922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2923" calcext:value-type="float">
            <text:p>0.04012923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2924" calcext:value-type="float">
            <text:p>0.04012924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925" calcext:value-type="float">
            <text:p>0.04012925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2926" calcext:value-type="float">
            <text:p>0.04012926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2927" calcext:value-type="float">
            <text:p>0.04012927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2928" calcext:value-type="float">
            <text:p>0.04012928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2929" calcext:value-type="float">
            <text:p>0.04012929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93" calcext:value-type="float">
            <text:p>0.0401293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2931" calcext:value-type="float">
            <text:p>0.04012931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932" calcext:value-type="float">
            <text:p>0.04012932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933" calcext:value-type="float">
            <text:p>0.04012933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2934" calcext:value-type="float">
            <text:p>0.04012934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2935" calcext:value-type="float">
            <text:p>0.04012935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2936" calcext:value-type="float">
            <text:p>0.04012936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2937" calcext:value-type="float">
            <text:p>0.04012937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938" calcext:value-type="float">
            <text:p>0.04012938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939" calcext:value-type="float">
            <text:p>0.04012939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94" calcext:value-type="float">
            <text:p>0.0401294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2941" calcext:value-type="float">
            <text:p>0.04012941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2942" calcext:value-type="float">
            <text:p>0.04012942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943" calcext:value-type="float">
            <text:p>0.04012943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944" calcext:value-type="float">
            <text:p>0.04012944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2945" calcext:value-type="float">
            <text:p>0.04012945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946" calcext:value-type="float">
            <text:p>0.04012946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2947" calcext:value-type="float">
            <text:p>0.04012947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2948" calcext:value-type="float">
            <text:p>0.04012948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949" calcext:value-type="float">
            <text:p>0.04012949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295" calcext:value-type="float">
            <text:p>0.0401295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951" calcext:value-type="float">
            <text:p>0.04012951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952" calcext:value-type="float">
            <text:p>0.04012952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2953" calcext:value-type="float">
            <text:p>0.04012953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2954" calcext:value-type="float">
            <text:p>0.04012954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2955" calcext:value-type="float">
            <text:p>0.0401295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2956" calcext:value-type="float">
            <text:p>0.04012956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2957" calcext:value-type="float">
            <text:p>0.04012957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958" calcext:value-type="float">
            <text:p>0.0401295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959" calcext:value-type="float">
            <text:p>0.04012959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96" calcext:value-type="float">
            <text:p>0.040129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2961" calcext:value-type="float">
            <text:p>0.04012961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2962" calcext:value-type="float">
            <text:p>0.04012962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963" calcext:value-type="float">
            <text:p>0.04012963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2964" calcext:value-type="float">
            <text:p>0.04012964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965" calcext:value-type="float">
            <text:p>0.04012965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2966" calcext:value-type="float">
            <text:p>0.0401296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2967" calcext:value-type="float">
            <text:p>0.04012967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968" calcext:value-type="float">
            <text:p>0.04012968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969" calcext:value-type="float">
            <text:p>0.04012969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297" calcext:value-type="float">
            <text:p>0.0401297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2971" calcext:value-type="float">
            <text:p>0.04012971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2972" calcext:value-type="float">
            <text:p>0.04012972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2973" calcext:value-type="float">
            <text:p>0.04012973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2974" calcext:value-type="float">
            <text:p>0.04012974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2975" calcext:value-type="float">
            <text:p>0.04012975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2976" calcext:value-type="float">
            <text:p>0.04012976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2977" calcext:value-type="float">
            <text:p>0.04012977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978" calcext:value-type="float">
            <text:p>0.04012978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2979" calcext:value-type="float">
            <text:p>0.04012979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298" calcext:value-type="float">
            <text:p>0.0401298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981" calcext:value-type="float">
            <text:p>0.04012981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2982" calcext:value-type="float">
            <text:p>0.04012982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2983" calcext:value-type="float">
            <text:p>0.04012983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2984" calcext:value-type="float">
            <text:p>0.04012984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2985" calcext:value-type="float">
            <text:p>0.04012985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2986" calcext:value-type="float">
            <text:p>0.04012986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2987" calcext:value-type="float">
            <text:p>0.04012987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2988" calcext:value-type="float">
            <text:p>0.04012988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2989" calcext:value-type="float">
            <text:p>0.04012989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99" calcext:value-type="float">
            <text:p>0.0401299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2991" calcext:value-type="float">
            <text:p>0.0401299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992" calcext:value-type="float">
            <text:p>0.04012992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2993" calcext:value-type="float">
            <text:p>0.04012993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994" calcext:value-type="float">
            <text:p>0.04012994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2995" calcext:value-type="float">
            <text:p>0.04012995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2996" calcext:value-type="float">
            <text:p>0.0401299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2997" calcext:value-type="float">
            <text:p>0.04012997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2998" calcext:value-type="float">
            <text:p>0.0401299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2999" calcext:value-type="float">
            <text:p>0.04012999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" calcext:value-type="float">
            <text:p>0.04013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001" calcext:value-type="float">
            <text:p>0.04013001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3002" calcext:value-type="float">
            <text:p>0.04013002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003" calcext:value-type="float">
            <text:p>0.04013003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3004" calcext:value-type="float">
            <text:p>0.04013004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005" calcext:value-type="float">
            <text:p>0.04013005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006" calcext:value-type="float">
            <text:p>0.04013006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3007" calcext:value-type="float">
            <text:p>0.04013007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3008" calcext:value-type="float">
            <text:p>0.0401300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009" calcext:value-type="float">
            <text:p>0.04013009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01" calcext:value-type="float">
            <text:p>0.0401301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011" calcext:value-type="float">
            <text:p>0.04013011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012" calcext:value-type="float">
            <text:p>0.04013012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3013" calcext:value-type="float">
            <text:p>0.04013013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3014" calcext:value-type="float">
            <text:p>0.04013014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015" calcext:value-type="float">
            <text:p>0.0401301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3016" calcext:value-type="float">
            <text:p>0.04013016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3017" calcext:value-type="float">
            <text:p>0.0401301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018" calcext:value-type="float">
            <text:p>0.04013018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3019" calcext:value-type="float">
            <text:p>0.04013019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302" calcext:value-type="float">
            <text:p>0.0401302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04013021" calcext:value-type="float">
            <text:p>0.0401302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022" calcext:value-type="float">
            <text:p>0.04013022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3023" calcext:value-type="float">
            <text:p>0.04013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3024" calcext:value-type="float">
            <text:p>0.040130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025" calcext:value-type="float">
            <text:p>0.04013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3026" calcext:value-type="float">
            <text:p>0.040130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027" calcext:value-type="float">
            <text:p>0.040130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028" calcext:value-type="float">
            <text:p>0.0401302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029" calcext:value-type="float">
            <text:p>0.0401302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03" calcext:value-type="float">
            <text:p>0.0401303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031" calcext:value-type="float">
            <text:p>0.0401303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032" calcext:value-type="float">
            <text:p>0.04013032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3033" calcext:value-type="float">
            <text:p>0.04013033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3034" calcext:value-type="float">
            <text:p>0.0401303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035" calcext:value-type="float">
            <text:p>0.0401303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036" calcext:value-type="float">
            <text:p>0.0401303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037" calcext:value-type="float">
            <text:p>0.04013037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038" calcext:value-type="float">
            <text:p>0.04013038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039" calcext:value-type="float">
            <text:p>0.04013039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304" calcext:value-type="float">
            <text:p>0.0401304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3041" calcext:value-type="float">
            <text:p>0.04013041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3042" calcext:value-type="float">
            <text:p>0.04013042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043" calcext:value-type="float">
            <text:p>0.04013043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3044" calcext:value-type="float">
            <text:p>0.04013044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045" calcext:value-type="float">
            <text:p>0.04013045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3046" calcext:value-type="float">
            <text:p>0.04013046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047" calcext:value-type="float">
            <text:p>0.04013047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0.04013048" calcext:value-type="float">
            <text:p>0.04013048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049" calcext:value-type="float">
            <text:p>0.04013049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05" calcext:value-type="float">
            <text:p>0.0401305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051" calcext:value-type="float">
            <text:p>0.04013051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052" calcext:value-type="float">
            <text:p>0.04013052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053" calcext:value-type="float">
            <text:p>0.04013053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3054" calcext:value-type="float">
            <text:p>0.04013054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3055" calcext:value-type="float">
            <text:p>0.04013055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3056" calcext:value-type="float">
            <text:p>0.04013056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057" calcext:value-type="float">
            <text:p>0.04013057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058" calcext:value-type="float">
            <text:p>0.04013058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059" calcext:value-type="float">
            <text:p>0.04013059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06" calcext:value-type="float">
            <text:p>0.0401306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3061" calcext:value-type="float">
            <text:p>0.04013061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3062" calcext:value-type="float">
            <text:p>0.04013062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063" calcext:value-type="float">
            <text:p>0.04013063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3064" calcext:value-type="float">
            <text:p>0.04013064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3065" calcext:value-type="float">
            <text:p>0.04013065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3066" calcext:value-type="float">
            <text:p>0.04013066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3067" calcext:value-type="float">
            <text:p>0.04013067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068" calcext:value-type="float">
            <text:p>0.04013068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069" calcext:value-type="float">
            <text:p>0.04013069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07" calcext:value-type="float">
            <text:p>0.0401307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071" calcext:value-type="float">
            <text:p>0.04013071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072" calcext:value-type="float">
            <text:p>0.04013072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3073" calcext:value-type="float">
            <text:p>0.04013073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074" calcext:value-type="float">
            <text:p>0.04013074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3075" calcext:value-type="float">
            <text:p>0.04013075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076" calcext:value-type="float">
            <text:p>0.04013076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077" calcext:value-type="float">
            <text:p>0.04013077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078" calcext:value-type="float">
            <text:p>0.04013078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3079" calcext:value-type="float">
            <text:p>0.04013079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308" calcext:value-type="float">
            <text:p>0.0401308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081" calcext:value-type="float">
            <text:p>0.04013081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082" calcext:value-type="float">
            <text:p>0.04013082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083" calcext:value-type="float">
            <text:p>0.04013083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084" calcext:value-type="float">
            <text:p>0.04013084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3085" calcext:value-type="float">
            <text:p>0.04013085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086" calcext:value-type="float">
            <text:p>0.04013086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087" calcext:value-type="float">
            <text:p>0.04013087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3088" calcext:value-type="float">
            <text:p>0.0401308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089" calcext:value-type="float">
            <text:p>0.04013089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09" calcext:value-type="float">
            <text:p>0.0401309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091" calcext:value-type="float">
            <text:p>0.04013091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092" calcext:value-type="float">
            <text:p>0.04013092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093" calcext:value-type="float">
            <text:p>0.04013093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094" calcext:value-type="float">
            <text:p>0.04013094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3095" calcext:value-type="float">
            <text:p>0.0401309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096" calcext:value-type="float">
            <text:p>0.0401309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097" calcext:value-type="float">
            <text:p>0.04013097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098" calcext:value-type="float">
            <text:p>0.0401309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099" calcext:value-type="float">
            <text:p>0.04013099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1" calcext:value-type="float">
            <text:p>0.040131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101" calcext:value-type="float">
            <text:p>0.04013101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102" calcext:value-type="float">
            <text:p>0.04013102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103" calcext:value-type="float">
            <text:p>0.04013103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3104" calcext:value-type="float">
            <text:p>0.04013104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105" calcext:value-type="float">
            <text:p>0.04013105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106" calcext:value-type="float">
            <text:p>0.04013106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107" calcext:value-type="float">
            <text:p>0.04013107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3108" calcext:value-type="float">
            <text:p>0.04013108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109" calcext:value-type="float">
            <text:p>0.04013109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11" calcext:value-type="float">
            <text:p>0.0401311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111" calcext:value-type="float">
            <text:p>0.04013111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3112" calcext:value-type="float">
            <text:p>0.04013112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3113" calcext:value-type="float">
            <text:p>0.04013113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3114" calcext:value-type="float">
            <text:p>0.04013114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3115" calcext:value-type="float">
            <text:p>0.04013115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116" calcext:value-type="float">
            <text:p>0.04013116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3117" calcext:value-type="float">
            <text:p>0.04013117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118" calcext:value-type="float">
            <text:p>0.04013118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119" calcext:value-type="float">
            <text:p>0.04013119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12" calcext:value-type="float">
            <text:p>0.0401312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3121" calcext:value-type="float">
            <text:p>0.04013121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3122" calcext:value-type="float">
            <text:p>0.04013122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123" calcext:value-type="float">
            <text:p>0.04013123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3124" calcext:value-type="float">
            <text:p>0.04013124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3125" calcext:value-type="float">
            <text:p>0.04013125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3126" calcext:value-type="float">
            <text:p>0.04013126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3127" calcext:value-type="float">
            <text:p>0.04013127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128" calcext:value-type="float">
            <text:p>0.04013128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129" calcext:value-type="float">
            <text:p>0.0401312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13" calcext:value-type="float">
            <text:p>0.0401313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3131" calcext:value-type="float">
            <text:p>0.04013131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132" calcext:value-type="float">
            <text:p>0.04013132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133" calcext:value-type="float">
            <text:p>0.04013133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3134" calcext:value-type="float">
            <text:p>0.0401313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135" calcext:value-type="float">
            <text:p>0.04013135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136" calcext:value-type="float">
            <text:p>0.04013136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3137" calcext:value-type="float">
            <text:p>0.04013137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138" calcext:value-type="float">
            <text:p>0.04013138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139" calcext:value-type="float">
            <text:p>0.04013139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314" calcext:value-type="float">
            <text:p>0.0401314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141" calcext:value-type="float">
            <text:p>0.04013141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3142" calcext:value-type="float">
            <text:p>0.0401314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143" calcext:value-type="float">
            <text:p>0.04013143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144" calcext:value-type="float">
            <text:p>0.04013144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3145" calcext:value-type="float">
            <text:p>0.04013145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3146" calcext:value-type="float">
            <text:p>0.04013146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147" calcext:value-type="float">
            <text:p>0.04013147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148" calcext:value-type="float">
            <text:p>0.04013148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149" calcext:value-type="float">
            <text:p>0.04013149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15" calcext:value-type="float">
            <text:p>0.0401315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3151" calcext:value-type="float">
            <text:p>0.04013151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3152" calcext:value-type="float">
            <text:p>0.04013152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153" calcext:value-type="float">
            <text:p>0.04013153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3154" calcext:value-type="float">
            <text:p>0.04013154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3155" calcext:value-type="float">
            <text:p>0.0401315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156" calcext:value-type="float">
            <text:p>0.04013156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3157" calcext:value-type="float">
            <text:p>0.04013157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3158" calcext:value-type="float">
            <text:p>0.04013158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3159" calcext:value-type="float">
            <text:p>0.0401315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16" calcext:value-type="float">
            <text:p>0.0401316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3161" calcext:value-type="float">
            <text:p>0.0401316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3162" calcext:value-type="float">
            <text:p>0.040131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163" calcext:value-type="float">
            <text:p>0.040131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3164" calcext:value-type="float">
            <text:p>0.040131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165" calcext:value-type="float">
            <text:p>0.040131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166" calcext:value-type="float">
            <text:p>0.0401316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167" calcext:value-type="float">
            <text:p>0.0401316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168" calcext:value-type="float">
            <text:p>0.0401316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169" calcext:value-type="float">
            <text:p>0.0401316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17" calcext:value-type="float">
            <text:p>0.0401317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3171" calcext:value-type="float">
            <text:p>0.04013171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3172" calcext:value-type="float">
            <text:p>0.0401317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173" calcext:value-type="float">
            <text:p>0.04013173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174" calcext:value-type="float">
            <text:p>0.04013174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175" calcext:value-type="float">
            <text:p>0.04013175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176" calcext:value-type="float">
            <text:p>0.04013176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177" calcext:value-type="float">
            <text:p>0.04013177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3178" calcext:value-type="float">
            <text:p>0.04013178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3179" calcext:value-type="float">
            <text:p>0.04013179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318" calcext:value-type="float">
            <text:p>0.040131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181" calcext:value-type="float">
            <text:p>0.04013181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3182" calcext:value-type="float">
            <text:p>0.04013182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183" calcext:value-type="float">
            <text:p>0.04013183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3184" calcext:value-type="float">
            <text:p>0.04013184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185" calcext:value-type="float">
            <text:p>0.04013185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3186" calcext:value-type="float">
            <text:p>0.04013186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187" calcext:value-type="float">
            <text:p>0.04013187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188" calcext:value-type="float">
            <text:p>0.04013188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189" calcext:value-type="float">
            <text:p>0.04013189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19" calcext:value-type="float">
            <text:p>0.0401319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191" calcext:value-type="float">
            <text:p>0.04013191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3192" calcext:value-type="float">
            <text:p>0.04013192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3193" calcext:value-type="float">
            <text:p>0.04013193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3194" calcext:value-type="float">
            <text:p>0.04013194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195" calcext:value-type="float">
            <text:p>0.04013195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196" calcext:value-type="float">
            <text:p>0.04013196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197" calcext:value-type="float">
            <text:p>0.04013197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198" calcext:value-type="float">
            <text:p>0.04013198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3199" calcext:value-type="float">
            <text:p>0.04013199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32" calcext:value-type="float">
            <text:p>0.040132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201" calcext:value-type="float">
            <text:p>0.04013201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3202" calcext:value-type="float">
            <text:p>0.04013202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3203" calcext:value-type="float">
            <text:p>0.04013203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3204" calcext:value-type="float">
            <text:p>0.04013204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3205" calcext:value-type="float">
            <text:p>0.04013205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206" calcext:value-type="float">
            <text:p>0.04013206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207" calcext:value-type="float">
            <text:p>0.04013207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208" calcext:value-type="float">
            <text:p>0.04013208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209" calcext:value-type="float">
            <text:p>0.04013209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21" calcext:value-type="float">
            <text:p>0.0401321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3211" calcext:value-type="float">
            <text:p>0.04013211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212" calcext:value-type="float">
            <text:p>0.04013212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3213" calcext:value-type="float">
            <text:p>0.04013213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214" calcext:value-type="float">
            <text:p>0.04013214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215" calcext:value-type="float">
            <text:p>0.04013215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216" calcext:value-type="float">
            <text:p>0.04013216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3217" calcext:value-type="float">
            <text:p>0.04013217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3218" calcext:value-type="float">
            <text:p>0.04013218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219" calcext:value-type="float">
            <text:p>0.04013219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22" calcext:value-type="float">
            <text:p>0.0401322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221" calcext:value-type="float">
            <text:p>0.04013221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222" calcext:value-type="float">
            <text:p>0.04013222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3223" calcext:value-type="float">
            <text:p>0.04013223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224" calcext:value-type="float">
            <text:p>0.04013224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225" calcext:value-type="float">
            <text:p>0.04013225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3226" calcext:value-type="float">
            <text:p>0.0401322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227" calcext:value-type="float">
            <text:p>0.04013227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228" calcext:value-type="float">
            <text:p>0.04013228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229" calcext:value-type="float">
            <text:p>0.04013229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23" calcext:value-type="float">
            <text:p>0.0401323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231" calcext:value-type="float">
            <text:p>0.0401323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232" calcext:value-type="float">
            <text:p>0.04013232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3233" calcext:value-type="float">
            <text:p>0.04013233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234" calcext:value-type="float">
            <text:p>0.0401323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235" calcext:value-type="float">
            <text:p>0.04013235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236" calcext:value-type="float">
            <text:p>0.0401323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237" calcext:value-type="float">
            <text:p>0.04013237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238" calcext:value-type="float">
            <text:p>0.04013238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239" calcext:value-type="float">
            <text:p>0.04013239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24" calcext:value-type="float">
            <text:p>0.0401324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241" calcext:value-type="float">
            <text:p>0.04013241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3242" calcext:value-type="float">
            <text:p>0.04013242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243" calcext:value-type="float">
            <text:p>0.04013243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244" calcext:value-type="float">
            <text:p>0.04013244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245" calcext:value-type="float">
            <text:p>0.04013245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3246" calcext:value-type="float">
            <text:p>0.04013246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247" calcext:value-type="float">
            <text:p>0.04013247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248" calcext:value-type="float">
            <text:p>0.04013248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249" calcext:value-type="float">
            <text:p>0.04013249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325" calcext:value-type="float">
            <text:p>0.0401325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3251" calcext:value-type="float">
            <text:p>0.04013251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3252" calcext:value-type="float">
            <text:p>0.04013252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3253" calcext:value-type="float">
            <text:p>0.04013253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254" calcext:value-type="float">
            <text:p>0.04013254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3255" calcext:value-type="float">
            <text:p>0.04013255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256" calcext:value-type="float">
            <text:p>0.04013256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257" calcext:value-type="float">
            <text:p>0.04013257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258" calcext:value-type="float">
            <text:p>0.04013258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3259" calcext:value-type="float">
            <text:p>0.04013259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326" calcext:value-type="float">
            <text:p>0.0401326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261" calcext:value-type="float">
            <text:p>0.04013261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3262" calcext:value-type="float">
            <text:p>0.04013262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3263" calcext:value-type="float">
            <text:p>0.04013263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3264" calcext:value-type="float">
            <text:p>0.04013264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3265" calcext:value-type="float">
            <text:p>0.04013265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266" calcext:value-type="float">
            <text:p>0.04013266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267" calcext:value-type="float">
            <text:p>0.04013267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268" calcext:value-type="float">
            <text:p>0.04013268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3269" calcext:value-type="float">
            <text:p>0.04013269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27" calcext:value-type="float">
            <text:p>0.0401327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271" calcext:value-type="float">
            <text:p>0.04013271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3272" calcext:value-type="float">
            <text:p>0.04013272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273" calcext:value-type="float">
            <text:p>0.04013273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274" calcext:value-type="float">
            <text:p>0.04013274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3275" calcext:value-type="float">
            <text:p>0.04013275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276" calcext:value-type="float">
            <text:p>0.04013276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277" calcext:value-type="float">
            <text:p>0.04013277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3278" calcext:value-type="float">
            <text:p>0.04013278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279" calcext:value-type="float">
            <text:p>0.04013279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328" calcext:value-type="float">
            <text:p>0.0401328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281" calcext:value-type="float">
            <text:p>0.04013281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282" calcext:value-type="float">
            <text:p>0.04013282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3283" calcext:value-type="float">
            <text:p>0.04013283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3284" calcext:value-type="float">
            <text:p>0.04013284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285" calcext:value-type="float">
            <text:p>0.04013285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286" calcext:value-type="float">
            <text:p>0.04013286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287" calcext:value-type="float">
            <text:p>0.04013287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288" calcext:value-type="float">
            <text:p>0.04013288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3289" calcext:value-type="float">
            <text:p>0.04013289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329" calcext:value-type="float">
            <text:p>0.0401329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291" calcext:value-type="float">
            <text:p>0.04013291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3292" calcext:value-type="float">
            <text:p>0.04013292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3293" calcext:value-type="float">
            <text:p>0.04013293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294" calcext:value-type="float">
            <text:p>0.04013294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3295" calcext:value-type="float">
            <text:p>0.0401329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3296" calcext:value-type="float">
            <text:p>0.0401329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04013297" calcext:value-type="float">
            <text:p>0.0401329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298" calcext:value-type="float">
            <text:p>0.04013298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3299" calcext:value-type="float">
            <text:p>0.0401329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33" calcext:value-type="float">
            <text:p>0.0401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301" calcext:value-type="float">
            <text:p>0.040133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3302" calcext:value-type="float">
            <text:p>0.0401330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303" calcext:value-type="float">
            <text:p>0.040133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304" calcext:value-type="float">
            <text:p>0.0401330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305" calcext:value-type="float">
            <text:p>0.0401330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306" calcext:value-type="float">
            <text:p>0.0401330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307" calcext:value-type="float">
            <text:p>0.04013307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308" calcext:value-type="float">
            <text:p>0.0401330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3309" calcext:value-type="float">
            <text:p>0.04013309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331" calcext:value-type="float">
            <text:p>0.0401331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311" calcext:value-type="float">
            <text:p>0.04013311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312" calcext:value-type="float">
            <text:p>0.04013312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313" calcext:value-type="float">
            <text:p>0.04013313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314" calcext:value-type="float">
            <text:p>0.04013314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315" calcext:value-type="float">
            <text:p>0.04013315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3316" calcext:value-type="float">
            <text:p>0.04013316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3317" calcext:value-type="float">
            <text:p>0.04013317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3318" calcext:value-type="float">
            <text:p>0.0401331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319" calcext:value-type="float">
            <text:p>0.04013319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332" calcext:value-type="float">
            <text:p>0.0401332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321" calcext:value-type="float">
            <text:p>0.04013321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3322" calcext:value-type="float">
            <text:p>0.04013322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323" calcext:value-type="float">
            <text:p>0.04013323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0.04013324" calcext:value-type="float">
            <text:p>0.04013324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325" calcext:value-type="float">
            <text:p>0.04013325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326" calcext:value-type="float">
            <text:p>0.04013326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327" calcext:value-type="float">
            <text:p>0.04013327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328" calcext:value-type="float">
            <text:p>0.04013328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329" calcext:value-type="float">
            <text:p>0.04013329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333" calcext:value-type="float">
            <text:p>0.0401333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3331" calcext:value-type="float">
            <text:p>0.04013331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3332" calcext:value-type="float">
            <text:p>0.04013332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333" calcext:value-type="float">
            <text:p>0.04013333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334" calcext:value-type="float">
            <text:p>0.04013334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335" calcext:value-type="float">
            <text:p>0.04013335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336" calcext:value-type="float">
            <text:p>0.04013336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3337" calcext:value-type="float">
            <text:p>0.04013337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3338" calcext:value-type="float">
            <text:p>0.04013338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339" calcext:value-type="float">
            <text:p>0.04013339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334" calcext:value-type="float">
            <text:p>0.0401334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3341" calcext:value-type="float">
            <text:p>0.04013341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3342" calcext:value-type="float">
            <text:p>0.04013342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3343" calcext:value-type="float">
            <text:p>0.04013343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344" calcext:value-type="float">
            <text:p>0.04013344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345" calcext:value-type="float">
            <text:p>0.04013345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346" calcext:value-type="float">
            <text:p>0.04013346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347" calcext:value-type="float">
            <text:p>0.04013347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348" calcext:value-type="float">
            <text:p>0.04013348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3349" calcext:value-type="float">
            <text:p>0.04013349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35" calcext:value-type="float">
            <text:p>0.0401335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3351" calcext:value-type="float">
            <text:p>0.04013351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352" calcext:value-type="float">
            <text:p>0.04013352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353" calcext:value-type="float">
            <text:p>0.04013353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354" calcext:value-type="float">
            <text:p>0.04013354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3355" calcext:value-type="float">
            <text:p>0.04013355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3356" calcext:value-type="float">
            <text:p>0.04013356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357" calcext:value-type="float">
            <text:p>0.04013357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358" calcext:value-type="float">
            <text:p>0.04013358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359" calcext:value-type="float">
            <text:p>0.04013359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36" calcext:value-type="float">
            <text:p>0.0401336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3361" calcext:value-type="float">
            <text:p>0.04013361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362" calcext:value-type="float">
            <text:p>0.04013362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363" calcext:value-type="float">
            <text:p>0.04013363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3364" calcext:value-type="float">
            <text:p>0.0401336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365" calcext:value-type="float">
            <text:p>0.04013365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366" calcext:value-type="float">
            <text:p>0.04013366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367" calcext:value-type="float">
            <text:p>0.04013367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368" calcext:value-type="float">
            <text:p>0.04013368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369" calcext:value-type="float">
            <text:p>0.0401336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37" calcext:value-type="float">
            <text:p>0.0401337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3371" calcext:value-type="float">
            <text:p>0.0401337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372" calcext:value-type="float">
            <text:p>0.0401337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373" calcext:value-type="float">
            <text:p>0.04013373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374" calcext:value-type="float">
            <text:p>0.0401337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375" calcext:value-type="float">
            <text:p>0.04013375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376" calcext:value-type="float">
            <text:p>0.04013376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377" calcext:value-type="float">
            <text:p>0.04013377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378" calcext:value-type="float">
            <text:p>0.04013378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379" calcext:value-type="float">
            <text:p>0.04013379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338" calcext:value-type="float">
            <text:p>0.040133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381" calcext:value-type="float">
            <text:p>0.04013381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382" calcext:value-type="float">
            <text:p>0.04013382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383" calcext:value-type="float">
            <text:p>0.04013383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3384" calcext:value-type="float">
            <text:p>0.04013384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385" calcext:value-type="float">
            <text:p>0.04013385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386" calcext:value-type="float">
            <text:p>0.04013386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387" calcext:value-type="float">
            <text:p>0.04013387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3388" calcext:value-type="float">
            <text:p>0.04013388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3389" calcext:value-type="float">
            <text:p>0.04013389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339" calcext:value-type="float">
            <text:p>0.0401339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3391" calcext:value-type="float">
            <text:p>0.04013391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392" calcext:value-type="float">
            <text:p>0.04013392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3393" calcext:value-type="float">
            <text:p>0.04013393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394" calcext:value-type="float">
            <text:p>0.04013394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395" calcext:value-type="float">
            <text:p>0.04013395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396" calcext:value-type="float">
            <text:p>0.04013396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3397" calcext:value-type="float">
            <text:p>0.04013397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3398" calcext:value-type="float">
            <text:p>0.04013398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399" calcext:value-type="float">
            <text:p>0.04013399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34" calcext:value-type="float">
            <text:p>0.040134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3401" calcext:value-type="float">
            <text:p>0.04013401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3402" calcext:value-type="float">
            <text:p>0.04013402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3403" calcext:value-type="float">
            <text:p>0.04013403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404" calcext:value-type="float">
            <text:p>0.04013404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405" calcext:value-type="float">
            <text:p>0.04013405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406" calcext:value-type="float">
            <text:p>0.04013406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3407" calcext:value-type="float">
            <text:p>0.04013407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408" calcext:value-type="float">
            <text:p>0.04013408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409" calcext:value-type="float">
            <text:p>0.04013409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341" calcext:value-type="float">
            <text:p>0.040134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411" calcext:value-type="float">
            <text:p>0.04013411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412" calcext:value-type="float">
            <text:p>0.04013412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3413" calcext:value-type="float">
            <text:p>0.04013413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414" calcext:value-type="float">
            <text:p>0.04013414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415" calcext:value-type="float">
            <text:p>0.04013415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3416" calcext:value-type="float">
            <text:p>0.04013416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417" calcext:value-type="float">
            <text:p>0.04013417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3418" calcext:value-type="float">
            <text:p>0.04013418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419" calcext:value-type="float">
            <text:p>0.04013419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42" calcext:value-type="float">
            <text:p>0.0401342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3421" calcext:value-type="float">
            <text:p>0.04013421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3422" calcext:value-type="float">
            <text:p>0.04013422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423" calcext:value-type="float">
            <text:p>0.04013423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424" calcext:value-type="float">
            <text:p>0.04013424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425" calcext:value-type="float">
            <text:p>0.04013425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426" calcext:value-type="float">
            <text:p>0.0401342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3427" calcext:value-type="float">
            <text:p>0.04013427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3428" calcext:value-type="float">
            <text:p>0.04013428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429" calcext:value-type="float">
            <text:p>0.04013429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343" calcext:value-type="float">
            <text:p>0.0401343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3431" calcext:value-type="float">
            <text:p>0.0401343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432" calcext:value-type="float">
            <text:p>0.04013432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3433" calcext:value-type="float">
            <text:p>0.0401343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3434" calcext:value-type="float">
            <text:p>0.04013434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04013435" calcext:value-type="float">
            <text:p>0.0401343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436" calcext:value-type="float">
            <text:p>0.04013436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3437" calcext:value-type="float">
            <text:p>0.0401343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3438" calcext:value-type="float">
            <text:p>0.040134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439" calcext:value-type="float">
            <text:p>0.040134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344" calcext:value-type="float">
            <text:p>0.040134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441" calcext:value-type="float">
            <text:p>0.040134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442" calcext:value-type="float">
            <text:p>0.0401344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443" calcext:value-type="float">
            <text:p>0.0401344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444" calcext:value-type="float">
            <text:p>0.0401344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445" calcext:value-type="float">
            <text:p>0.04013445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446" calcext:value-type="float">
            <text:p>0.04013446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3447" calcext:value-type="float">
            <text:p>0.04013447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3448" calcext:value-type="float">
            <text:p>0.0401344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449" calcext:value-type="float">
            <text:p>0.04013449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45" calcext:value-type="float">
            <text:p>0.0401345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451" calcext:value-type="float">
            <text:p>0.0401345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452" calcext:value-type="float">
            <text:p>0.04013452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453" calcext:value-type="float">
            <text:p>0.04013453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3454" calcext:value-type="float">
            <text:p>0.04013454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3455" calcext:value-type="float">
            <text:p>0.04013455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3456" calcext:value-type="float">
            <text:p>0.04013456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457" calcext:value-type="float">
            <text:p>0.04013457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3458" calcext:value-type="float">
            <text:p>0.04013458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459" calcext:value-type="float">
            <text:p>0.04013459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346" calcext:value-type="float">
            <text:p>0.0401346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461" calcext:value-type="float">
            <text:p>0.04013461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0.04013462" calcext:value-type="float">
            <text:p>0.04013462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463" calcext:value-type="float">
            <text:p>0.04013463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464" calcext:value-type="float">
            <text:p>0.04013464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465" calcext:value-type="float">
            <text:p>0.04013465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466" calcext:value-type="float">
            <text:p>0.04013466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467" calcext:value-type="float">
            <text:p>0.04013467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3468" calcext:value-type="float">
            <text:p>0.04013468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3469" calcext:value-type="float">
            <text:p>0.04013469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347" calcext:value-type="float">
            <text:p>0.0401347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471" calcext:value-type="float">
            <text:p>0.04013471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472" calcext:value-type="float">
            <text:p>0.04013472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473" calcext:value-type="float">
            <text:p>0.04013473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474" calcext:value-type="float">
            <text:p>0.04013474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3475" calcext:value-type="float">
            <text:p>0.04013475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3476" calcext:value-type="float">
            <text:p>0.04013476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477" calcext:value-type="float">
            <text:p>0.04013477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3478" calcext:value-type="float">
            <text:p>0.04013478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3479" calcext:value-type="float">
            <text:p>0.04013479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348" calcext:value-type="float">
            <text:p>0.0401348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3481" calcext:value-type="float">
            <text:p>0.04013481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482" calcext:value-type="float">
            <text:p>0.04013482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483" calcext:value-type="float">
            <text:p>0.04013483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484" calcext:value-type="float">
            <text:p>0.04013484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485" calcext:value-type="float">
            <text:p>0.04013485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486" calcext:value-type="float">
            <text:p>0.04013486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3487" calcext:value-type="float">
            <text:p>0.04013487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488" calcext:value-type="float">
            <text:p>0.04013488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3489" calcext:value-type="float">
            <text:p>0.04013489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49" calcext:value-type="float">
            <text:p>0.0401349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491" calcext:value-type="float">
            <text:p>0.0401349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492" calcext:value-type="float">
            <text:p>0.04013492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3493" calcext:value-type="float">
            <text:p>0.04013493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3494" calcext:value-type="float">
            <text:p>0.04013494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495" calcext:value-type="float">
            <text:p>0.04013495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496" calcext:value-type="float">
            <text:p>0.04013496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497" calcext:value-type="float">
            <text:p>0.04013497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498" calcext:value-type="float">
            <text:p>0.04013498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3499" calcext:value-type="float">
            <text:p>0.04013499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5" calcext:value-type="float">
            <text:p>0.040135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501" calcext:value-type="float">
            <text:p>0.04013501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3502" calcext:value-type="float">
            <text:p>0.0401350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503" calcext:value-type="float">
            <text:p>0.04013503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504" calcext:value-type="float">
            <text:p>0.04013504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505" calcext:value-type="float">
            <text:p>0.04013505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506" calcext:value-type="float">
            <text:p>0.04013506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507" calcext:value-type="float">
            <text:p>0.0401350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508" calcext:value-type="float">
            <text:p>0.04013508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3509" calcext:value-type="float">
            <text:p>0.04013509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51" calcext:value-type="float">
            <text:p>0.0401351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511" calcext:value-type="float">
            <text:p>0.0401351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512" calcext:value-type="float">
            <text:p>0.0401351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513" calcext:value-type="float">
            <text:p>0.04013513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514" calcext:value-type="float">
            <text:p>0.04013514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515" calcext:value-type="float">
            <text:p>0.04013515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516" calcext:value-type="float">
            <text:p>0.04013516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517" calcext:value-type="float">
            <text:p>0.04013517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3518" calcext:value-type="float">
            <text:p>0.0401351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519" calcext:value-type="float">
            <text:p>0.04013519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52" calcext:value-type="float">
            <text:p>0.0401352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521" calcext:value-type="float">
            <text:p>0.04013521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3522" calcext:value-type="float">
            <text:p>0.04013522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523" calcext:value-type="float">
            <text:p>0.04013523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524" calcext:value-type="float">
            <text:p>0.04013524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525" calcext:value-type="float">
            <text:p>0.04013525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3526" calcext:value-type="float">
            <text:p>0.04013526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3527" calcext:value-type="float">
            <text:p>0.04013527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3528" calcext:value-type="float">
            <text:p>0.04013528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3529" calcext:value-type="float">
            <text:p>0.04013529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53" calcext:value-type="float">
            <text:p>0.0401353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3531" calcext:value-type="float">
            <text:p>0.04013531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532" calcext:value-type="float">
            <text:p>0.04013532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533" calcext:value-type="float">
            <text:p>0.04013533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534" calcext:value-type="float">
            <text:p>0.04013534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3535" calcext:value-type="float">
            <text:p>0.04013535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3536" calcext:value-type="float">
            <text:p>0.04013536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537" calcext:value-type="float">
            <text:p>0.04013537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3538" calcext:value-type="float">
            <text:p>0.04013538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3539" calcext:value-type="float">
            <text:p>0.04013539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354" calcext:value-type="float">
            <text:p>0.0401354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3541" calcext:value-type="float">
            <text:p>0.04013541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542" calcext:value-type="float">
            <text:p>0.04013542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543" calcext:value-type="float">
            <text:p>0.04013543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544" calcext:value-type="float">
            <text:p>0.04013544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3545" calcext:value-type="float">
            <text:p>0.04013545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546" calcext:value-type="float">
            <text:p>0.04013546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547" calcext:value-type="float">
            <text:p>0.04013547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3548" calcext:value-type="float">
            <text:p>0.04013548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549" calcext:value-type="float">
            <text:p>0.04013549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55" calcext:value-type="float">
            <text:p>0.0401355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3551" calcext:value-type="float">
            <text:p>0.04013551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552" calcext:value-type="float">
            <text:p>0.04013552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553" calcext:value-type="float">
            <text:p>0.04013553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3554" calcext:value-type="float">
            <text:p>0.04013554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555" calcext:value-type="float">
            <text:p>0.04013555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3556" calcext:value-type="float">
            <text:p>0.04013556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557" calcext:value-type="float">
            <text:p>0.04013557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558" calcext:value-type="float">
            <text:p>0.04013558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3559" calcext:value-type="float">
            <text:p>0.04013559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356" calcext:value-type="float">
            <text:p>0.0401356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561" calcext:value-type="float">
            <text:p>0.0401356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562" calcext:value-type="float">
            <text:p>0.04013562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563" calcext:value-type="float">
            <text:p>0.04013563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564" calcext:value-type="float">
            <text:p>0.04013564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3565" calcext:value-type="float">
            <text:p>0.04013565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3566" calcext:value-type="float">
            <text:p>0.04013566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567" calcext:value-type="float">
            <text:p>0.04013567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3568" calcext:value-type="float">
            <text:p>0.04013568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3569" calcext:value-type="float">
            <text:p>0.0401356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57" calcext:value-type="float">
            <text:p>0.0401357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3571" calcext:value-type="float">
            <text:p>0.0401357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3572" calcext:value-type="float">
            <text:p>0.04013572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04013573" calcext:value-type="float">
            <text:p>0.0401357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574" calcext:value-type="float">
            <text:p>0.04013574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3575" calcext:value-type="float">
            <text:p>0.0401357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3576" calcext:value-type="float">
            <text:p>0.040135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577" calcext:value-type="float">
            <text:p>0.040135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3578" calcext:value-type="float">
            <text:p>0.0401357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579" calcext:value-type="float">
            <text:p>0.040135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58" calcext:value-type="float">
            <text:p>0.040135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581" calcext:value-type="float">
            <text:p>0.0401358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582" calcext:value-type="float">
            <text:p>0.0401358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583" calcext:value-type="float">
            <text:p>0.0401358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584" calcext:value-type="float">
            <text:p>0.04013584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3585" calcext:value-type="float">
            <text:p>0.04013585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3586" calcext:value-type="float">
            <text:p>0.0401358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587" calcext:value-type="float">
            <text:p>0.0401358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588" calcext:value-type="float">
            <text:p>0.0401358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589" calcext:value-type="float">
            <text:p>0.0401358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59" calcext:value-type="float">
            <text:p>0.0401359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591" calcext:value-type="float">
            <text:p>0.04013591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3592" calcext:value-type="float">
            <text:p>0.04013592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3593" calcext:value-type="float">
            <text:p>0.04013593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3594" calcext:value-type="float">
            <text:p>0.04013594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595" calcext:value-type="float">
            <text:p>0.04013595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3596" calcext:value-type="float">
            <text:p>0.04013596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597" calcext:value-type="float">
            <text:p>0.04013597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3598" calcext:value-type="float">
            <text:p>0.04013598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599" calcext:value-type="float">
            <text:p>0.04013599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0.040136" calcext:value-type="float">
            <text:p>0.040136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601" calcext:value-type="float">
            <text:p>0.04013601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602" calcext:value-type="float">
            <text:p>0.04013602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603" calcext:value-type="float">
            <text:p>0.04013603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604" calcext:value-type="float">
            <text:p>0.04013604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605" calcext:value-type="float">
            <text:p>0.04013605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3606" calcext:value-type="float">
            <text:p>0.04013606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3607" calcext:value-type="float">
            <text:p>0.04013607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3608" calcext:value-type="float">
            <text:p>0.04013608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609" calcext:value-type="float">
            <text:p>0.04013609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61" calcext:value-type="float">
            <text:p>0.0401361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611" calcext:value-type="float">
            <text:p>0.04013611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612" calcext:value-type="float">
            <text:p>0.04013612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3613" calcext:value-type="float">
            <text:p>0.04013613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3614" calcext:value-type="float">
            <text:p>0.04013614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615" calcext:value-type="float">
            <text:p>0.04013615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3616" calcext:value-type="float">
            <text:p>0.04013616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3617" calcext:value-type="float">
            <text:p>0.04013617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3618" calcext:value-type="float">
            <text:p>0.04013618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3619" calcext:value-type="float">
            <text:p>0.04013619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62" calcext:value-type="float">
            <text:p>0.0401362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621" calcext:value-type="float">
            <text:p>0.04013621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622" calcext:value-type="float">
            <text:p>0.04013622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623" calcext:value-type="float">
            <text:p>0.04013623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624" calcext:value-type="float">
            <text:p>0.04013624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3625" calcext:value-type="float">
            <text:p>0.04013625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626" calcext:value-type="float">
            <text:p>0.04013626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3627" calcext:value-type="float">
            <text:p>0.04013627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628" calcext:value-type="float">
            <text:p>0.04013628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629" calcext:value-type="float">
            <text:p>0.04013629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63" calcext:value-type="float">
            <text:p>0.0401363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3631" calcext:value-type="float">
            <text:p>0.04013631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3632" calcext:value-type="float">
            <text:p>0.04013632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633" calcext:value-type="float">
            <text:p>0.04013633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634" calcext:value-type="float">
            <text:p>0.04013634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635" calcext:value-type="float">
            <text:p>0.04013635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636" calcext:value-type="float">
            <text:p>0.04013636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3637" calcext:value-type="float">
            <text:p>0.04013637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638" calcext:value-type="float">
            <text:p>0.04013638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639" calcext:value-type="float">
            <text:p>0.04013639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364" calcext:value-type="float">
            <text:p>0.040136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641" calcext:value-type="float">
            <text:p>0.04013641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642" calcext:value-type="float">
            <text:p>0.04013642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643" calcext:value-type="float">
            <text:p>0.04013643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644" calcext:value-type="float">
            <text:p>0.04013644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645" calcext:value-type="float">
            <text:p>0.0401364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646" calcext:value-type="float">
            <text:p>0.04013646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3647" calcext:value-type="float">
            <text:p>0.04013647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648" calcext:value-type="float">
            <text:p>0.0401364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649" calcext:value-type="float">
            <text:p>0.04013649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65" calcext:value-type="float">
            <text:p>0.0401365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651" calcext:value-type="float">
            <text:p>0.04013651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652" calcext:value-type="float">
            <text:p>0.04013652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653" calcext:value-type="float">
            <text:p>0.04013653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654" calcext:value-type="float">
            <text:p>0.04013654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655" calcext:value-type="float">
            <text:p>0.04013655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3656" calcext:value-type="float">
            <text:p>0.0401365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657" calcext:value-type="float">
            <text:p>0.04013657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658" calcext:value-type="float">
            <text:p>0.04013658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659" calcext:value-type="float">
            <text:p>0.04013659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366" calcext:value-type="float">
            <text:p>0.0401366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661" calcext:value-type="float">
            <text:p>0.04013661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662" calcext:value-type="float">
            <text:p>0.04013662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663" calcext:value-type="float">
            <text:p>0.04013663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3664" calcext:value-type="float">
            <text:p>0.04013664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3665" calcext:value-type="float">
            <text:p>0.04013665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3666" calcext:value-type="float">
            <text:p>0.04013666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3667" calcext:value-type="float">
            <text:p>0.04013667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668" calcext:value-type="float">
            <text:p>0.04013668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3669" calcext:value-type="float">
            <text:p>0.04013669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67" calcext:value-type="float">
            <text:p>0.0401367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671" calcext:value-type="float">
            <text:p>0.04013671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672" calcext:value-type="float">
            <text:p>0.04013672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3673" calcext:value-type="float">
            <text:p>0.04013673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3674" calcext:value-type="float">
            <text:p>0.04013674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675" calcext:value-type="float">
            <text:p>0.04013675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3676" calcext:value-type="float">
            <text:p>0.04013676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3677" calcext:value-type="float">
            <text:p>0.04013677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3678" calcext:value-type="float">
            <text:p>0.04013678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3679" calcext:value-type="float">
            <text:p>0.04013679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68" calcext:value-type="float">
            <text:p>0.0401368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681" calcext:value-type="float">
            <text:p>0.0401368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682" calcext:value-type="float">
            <text:p>0.04013682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3683" calcext:value-type="float">
            <text:p>0.04013683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684" calcext:value-type="float">
            <text:p>0.04013684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685" calcext:value-type="float">
            <text:p>0.04013685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3686" calcext:value-type="float">
            <text:p>0.0401368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687" calcext:value-type="float">
            <text:p>0.04013687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688" calcext:value-type="float">
            <text:p>0.0401368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3689" calcext:value-type="float">
            <text:p>0.04013689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69" calcext:value-type="float">
            <text:p>0.0401369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691" calcext:value-type="float">
            <text:p>0.04013691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3692" calcext:value-type="float">
            <text:p>0.04013692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693" calcext:value-type="float">
            <text:p>0.04013693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3694" calcext:value-type="float">
            <text:p>0.04013694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695" calcext:value-type="float">
            <text:p>0.04013695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696" calcext:value-type="float">
            <text:p>0.04013696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3697" calcext:value-type="float">
            <text:p>0.04013697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3698" calcext:value-type="float">
            <text:p>0.0401369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699" calcext:value-type="float">
            <text:p>0.04013699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7" calcext:value-type="float">
            <text:p>0.040137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701" calcext:value-type="float">
            <text:p>0.04013701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702" calcext:value-type="float">
            <text:p>0.04013702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3703" calcext:value-type="float">
            <text:p>0.04013703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3704" calcext:value-type="float">
            <text:p>0.04013704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705" calcext:value-type="float">
            <text:p>0.0401370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3706" calcext:value-type="float">
            <text:p>0.04013706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3707" calcext:value-type="float">
            <text:p>0.0401370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708" calcext:value-type="float">
            <text:p>0.04013708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3709" calcext:value-type="float">
            <text:p>0.04013709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371" calcext:value-type="float">
            <text:p>0.0401371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3711" calcext:value-type="float">
            <text:p>0.0401371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712" calcext:value-type="float">
            <text:p>0.04013712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3713" calcext:value-type="float">
            <text:p>0.0401371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3714" calcext:value-type="float">
            <text:p>0.04013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715" calcext:value-type="float">
            <text:p>0.040137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3716" calcext:value-type="float">
            <text:p>0.040137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717" calcext:value-type="float">
            <text:p>0.040137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718" calcext:value-type="float">
            <text:p>0.040137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719" calcext:value-type="float">
            <text:p>0.0401371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72" calcext:value-type="float">
            <text:p>0.040137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721" calcext:value-type="float">
            <text:p>0.0401372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722" calcext:value-type="float">
            <text:p>0.04013722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3723" calcext:value-type="float">
            <text:p>0.04013723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3724" calcext:value-type="float">
            <text:p>0.0401372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725" calcext:value-type="float">
            <text:p>0.0401372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726" calcext:value-type="float">
            <text:p>0.0401372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727" calcext:value-type="float">
            <text:p>0.04013727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728" calcext:value-type="float">
            <text:p>0.04013728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729" calcext:value-type="float">
            <text:p>0.04013729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373" calcext:value-type="float">
            <text:p>0.0401373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3731" calcext:value-type="float">
            <text:p>0.04013731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3732" calcext:value-type="float">
            <text:p>0.04013732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733" calcext:value-type="float">
            <text:p>0.04013733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3734" calcext:value-type="float">
            <text:p>0.04013734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735" calcext:value-type="float">
            <text:p>0.04013735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3736" calcext:value-type="float">
            <text:p>0.04013736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737" calcext:value-type="float">
            <text:p>0.04013737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0.04013738" calcext:value-type="float">
            <text:p>0.04013738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739" calcext:value-type="float">
            <text:p>0.04013739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74" calcext:value-type="float">
            <text:p>0.0401374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741" calcext:value-type="float">
            <text:p>0.04013741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742" calcext:value-type="float">
            <text:p>0.04013742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743" calcext:value-type="float">
            <text:p>0.04013743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3744" calcext:value-type="float">
            <text:p>0.04013744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3745" calcext:value-type="float">
            <text:p>0.04013745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3746" calcext:value-type="float">
            <text:p>0.04013746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747" calcext:value-type="float">
            <text:p>0.04013747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748" calcext:value-type="float">
            <text:p>0.04013748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749" calcext:value-type="float">
            <text:p>0.04013749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75" calcext:value-type="float">
            <text:p>0.0401375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3751" calcext:value-type="float">
            <text:p>0.04013751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3752" calcext:value-type="float">
            <text:p>0.04013752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753" calcext:value-type="float">
            <text:p>0.04013753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3754" calcext:value-type="float">
            <text:p>0.04013754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3755" calcext:value-type="float">
            <text:p>0.04013755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3756" calcext:value-type="float">
            <text:p>0.04013756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3757" calcext:value-type="float">
            <text:p>0.04013757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758" calcext:value-type="float">
            <text:p>0.04013758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759" calcext:value-type="float">
            <text:p>0.04013759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76" calcext:value-type="float">
            <text:p>0.0401376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761" calcext:value-type="float">
            <text:p>0.04013761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762" calcext:value-type="float">
            <text:p>0.04013762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3763" calcext:value-type="float">
            <text:p>0.04013763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764" calcext:value-type="float">
            <text:p>0.04013764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3765" calcext:value-type="float">
            <text:p>0.04013765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766" calcext:value-type="float">
            <text:p>0.04013766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767" calcext:value-type="float">
            <text:p>0.04013767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768" calcext:value-type="float">
            <text:p>0.04013768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3769" calcext:value-type="float">
            <text:p>0.04013769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377" calcext:value-type="float">
            <text:p>0.0401377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771" calcext:value-type="float">
            <text:p>0.04013771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772" calcext:value-type="float">
            <text:p>0.04013772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773" calcext:value-type="float">
            <text:p>0.04013773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774" calcext:value-type="float">
            <text:p>0.04013774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3775" calcext:value-type="float">
            <text:p>0.04013775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776" calcext:value-type="float">
            <text:p>0.04013776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777" calcext:value-type="float">
            <text:p>0.04013777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3778" calcext:value-type="float">
            <text:p>0.0401377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779" calcext:value-type="float">
            <text:p>0.04013779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78" calcext:value-type="float">
            <text:p>0.0401378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781" calcext:value-type="float">
            <text:p>0.04013781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782" calcext:value-type="float">
            <text:p>0.04013782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783" calcext:value-type="float">
            <text:p>0.04013783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784" calcext:value-type="float">
            <text:p>0.04013784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3785" calcext:value-type="float">
            <text:p>0.0401378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786" calcext:value-type="float">
            <text:p>0.0401378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787" calcext:value-type="float">
            <text:p>0.04013787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788" calcext:value-type="float">
            <text:p>0.0401378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789" calcext:value-type="float">
            <text:p>0.04013789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79" calcext:value-type="float">
            <text:p>0.0401379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791" calcext:value-type="float">
            <text:p>0.04013791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792" calcext:value-type="float">
            <text:p>0.04013792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793" calcext:value-type="float">
            <text:p>0.04013793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3794" calcext:value-type="float">
            <text:p>0.04013794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795" calcext:value-type="float">
            <text:p>0.04013795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796" calcext:value-type="float">
            <text:p>0.04013796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797" calcext:value-type="float">
            <text:p>0.04013797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3798" calcext:value-type="float">
            <text:p>0.04013798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799" calcext:value-type="float">
            <text:p>0.04013799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8" calcext:value-type="float">
            <text:p>0.040138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801" calcext:value-type="float">
            <text:p>0.04013801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3802" calcext:value-type="float">
            <text:p>0.04013802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3803" calcext:value-type="float">
            <text:p>0.04013803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3804" calcext:value-type="float">
            <text:p>0.04013804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3805" calcext:value-type="float">
            <text:p>0.04013805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806" calcext:value-type="float">
            <text:p>0.04013806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3807" calcext:value-type="float">
            <text:p>0.04013807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808" calcext:value-type="float">
            <text:p>0.04013808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809" calcext:value-type="float">
            <text:p>0.04013809</text:p>
          </table:table-cell>
          <table:table-cell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0.0401381" calcext:value-type="float">
            <text:p>0.0401381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3811" calcext:value-type="float">
            <text:p>0.04013811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3812" calcext:value-type="float">
            <text:p>0.04013812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813" calcext:value-type="float">
            <text:p>0.04013813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3814" calcext:value-type="float">
            <text:p>0.04013814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3815" calcext:value-type="float">
            <text:p>0.04013815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3816" calcext:value-type="float">
            <text:p>0.04013816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3817" calcext:value-type="float">
            <text:p>0.04013817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818" calcext:value-type="float">
            <text:p>0.04013818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819" calcext:value-type="float">
            <text:p>0.0401381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82" calcext:value-type="float">
            <text:p>0.0401382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3821" calcext:value-type="float">
            <text:p>0.04013821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822" calcext:value-type="float">
            <text:p>0.04013822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823" calcext:value-type="float">
            <text:p>0.04013823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3824" calcext:value-type="float">
            <text:p>0.0401382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825" calcext:value-type="float">
            <text:p>0.04013825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826" calcext:value-type="float">
            <text:p>0.04013826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3827" calcext:value-type="float">
            <text:p>0.04013827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828" calcext:value-type="float">
            <text:p>0.04013828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829" calcext:value-type="float">
            <text:p>0.04013829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383" calcext:value-type="float">
            <text:p>0.0401383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831" calcext:value-type="float">
            <text:p>0.04013831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3832" calcext:value-type="float">
            <text:p>0.0401383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833" calcext:value-type="float">
            <text:p>0.04013833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834" calcext:value-type="float">
            <text:p>0.04013834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3835" calcext:value-type="float">
            <text:p>0.04013835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3836" calcext:value-type="float">
            <text:p>0.04013836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837" calcext:value-type="float">
            <text:p>0.04013837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838" calcext:value-type="float">
            <text:p>0.04013838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839" calcext:value-type="float">
            <text:p>0.04013839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84" calcext:value-type="float">
            <text:p>0.0401384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3841" calcext:value-type="float">
            <text:p>0.04013841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3842" calcext:value-type="float">
            <text:p>0.04013842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843" calcext:value-type="float">
            <text:p>0.04013843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3844" calcext:value-type="float">
            <text:p>0.04013844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3845" calcext:value-type="float">
            <text:p>0.0401384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846" calcext:value-type="float">
            <text:p>0.04013846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3847" calcext:value-type="float">
            <text:p>0.04013847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3848" calcext:value-type="float">
            <text:p>0.04013848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3849" calcext:value-type="float">
            <text:p>0.0401384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85" calcext:value-type="float">
            <text:p>0.0401385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3851" calcext:value-type="float">
            <text:p>0.0401385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3852" calcext:value-type="float">
            <text:p>0.040138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853" calcext:value-type="float">
            <text:p>0.04013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3854" calcext:value-type="float">
            <text:p>0.0401385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855" calcext:value-type="float">
            <text:p>0.040138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856" calcext:value-type="float">
            <text:p>0.0401385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857" calcext:value-type="float">
            <text:p>0.0401385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858" calcext:value-type="float">
            <text:p>0.0401385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859" calcext:value-type="float">
            <text:p>0.0401385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86" calcext:value-type="float">
            <text:p>0.0401386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3861" calcext:value-type="float">
            <text:p>0.04013861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3862" calcext:value-type="float">
            <text:p>0.0401386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3863" calcext:value-type="float">
            <text:p>0.04013863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864" calcext:value-type="float">
            <text:p>0.04013864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865" calcext:value-type="float">
            <text:p>0.04013865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3866" calcext:value-type="float">
            <text:p>0.04013866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3867" calcext:value-type="float">
            <text:p>0.04013867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3868" calcext:value-type="float">
            <text:p>0.04013868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3869" calcext:value-type="float">
            <text:p>0.04013869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387" calcext:value-type="float">
            <text:p>0.0401387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871" calcext:value-type="float">
            <text:p>0.04013871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3872" calcext:value-type="float">
            <text:p>0.04013872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3873" calcext:value-type="float">
            <text:p>0.04013873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3874" calcext:value-type="float">
            <text:p>0.04013874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875" calcext:value-type="float">
            <text:p>0.04013875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3876" calcext:value-type="float">
            <text:p>0.04013876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877" calcext:value-type="float">
            <text:p>0.04013877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3878" calcext:value-type="float">
            <text:p>0.04013878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879" calcext:value-type="float">
            <text:p>0.04013879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88" calcext:value-type="float">
            <text:p>0.0401388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3881" calcext:value-type="float">
            <text:p>0.04013881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3882" calcext:value-type="float">
            <text:p>0.04013882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3883" calcext:value-type="float">
            <text:p>0.04013883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3884" calcext:value-type="float">
            <text:p>0.04013884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3885" calcext:value-type="float">
            <text:p>0.04013885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886" calcext:value-type="float">
            <text:p>0.04013886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887" calcext:value-type="float">
            <text:p>0.04013887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3888" calcext:value-type="float">
            <text:p>0.04013888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3889" calcext:value-type="float">
            <text:p>0.04013889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389" calcext:value-type="float">
            <text:p>0.0401389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891" calcext:value-type="float">
            <text:p>0.04013891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3892" calcext:value-type="float">
            <text:p>0.04013892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3893" calcext:value-type="float">
            <text:p>0.04013893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3894" calcext:value-type="float">
            <text:p>0.04013894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3895" calcext:value-type="float">
            <text:p>0.04013895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896" calcext:value-type="float">
            <text:p>0.04013896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3897" calcext:value-type="float">
            <text:p>0.04013897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898" calcext:value-type="float">
            <text:p>0.04013898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899" calcext:value-type="float">
            <text:p>0.04013899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39" calcext:value-type="float">
            <text:p>0.040139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3901" calcext:value-type="float">
            <text:p>0.04013901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3902" calcext:value-type="float">
            <text:p>0.04013902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3903" calcext:value-type="float">
            <text:p>0.04013903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904" calcext:value-type="float">
            <text:p>0.04013904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905" calcext:value-type="float">
            <text:p>0.04013905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906" calcext:value-type="float">
            <text:p>0.04013906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3907" calcext:value-type="float">
            <text:p>0.04013907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3908" calcext:value-type="float">
            <text:p>0.04013908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909" calcext:value-type="float">
            <text:p>0.04013909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91" calcext:value-type="float">
            <text:p>0.0401391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3911" calcext:value-type="float">
            <text:p>0.04013911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912" calcext:value-type="float">
            <text:p>0.04013912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3913" calcext:value-type="float">
            <text:p>0.04013913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3914" calcext:value-type="float">
            <text:p>0.04013914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915" calcext:value-type="float">
            <text:p>0.04013915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3916" calcext:value-type="float">
            <text:p>0.0401391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917" calcext:value-type="float">
            <text:p>0.04013917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918" calcext:value-type="float">
            <text:p>0.04013918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3919" calcext:value-type="float">
            <text:p>0.04013919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392" calcext:value-type="float">
            <text:p>0.0401392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3921" calcext:value-type="float">
            <text:p>0.0401392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3922" calcext:value-type="float">
            <text:p>0.04013922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3923" calcext:value-type="float">
            <text:p>0.04013923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924" calcext:value-type="float">
            <text:p>0.0401392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925" calcext:value-type="float">
            <text:p>0.04013925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926" calcext:value-type="float">
            <text:p>0.0401392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3927" calcext:value-type="float">
            <text:p>0.04013927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3928" calcext:value-type="float">
            <text:p>0.04013928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929" calcext:value-type="float">
            <text:p>0.04013929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393" calcext:value-type="float">
            <text:p>0.0401393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931" calcext:value-type="float">
            <text:p>0.04013931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3932" calcext:value-type="float">
            <text:p>0.04013932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3933" calcext:value-type="float">
            <text:p>0.04013933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934" calcext:value-type="float">
            <text:p>0.04013934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935" calcext:value-type="float">
            <text:p>0.04013935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3936" calcext:value-type="float">
            <text:p>0.04013936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3937" calcext:value-type="float">
            <text:p>0.04013937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3938" calcext:value-type="float">
            <text:p>0.04013938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3939" calcext:value-type="float">
            <text:p>0.04013939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394" calcext:value-type="float">
            <text:p>0.0401394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3941" calcext:value-type="float">
            <text:p>0.04013941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3942" calcext:value-type="float">
            <text:p>0.04013942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3943" calcext:value-type="float">
            <text:p>0.04013943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944" calcext:value-type="float">
            <text:p>0.04013944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3945" calcext:value-type="float">
            <text:p>0.04013945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3946" calcext:value-type="float">
            <text:p>0.04013946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947" calcext:value-type="float">
            <text:p>0.04013947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3948" calcext:value-type="float">
            <text:p>0.04013948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3949" calcext:value-type="float">
            <text:p>0.04013949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395" calcext:value-type="float">
            <text:p>0.0401395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3951" calcext:value-type="float">
            <text:p>0.04013951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3952" calcext:value-type="float">
            <text:p>0.04013952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3953" calcext:value-type="float">
            <text:p>0.04013953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3954" calcext:value-type="float">
            <text:p>0.04013954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3955" calcext:value-type="float">
            <text:p>0.04013955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956" calcext:value-type="float">
            <text:p>0.04013956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3957" calcext:value-type="float">
            <text:p>0.04013957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958" calcext:value-type="float">
            <text:p>0.04013958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3959" calcext:value-type="float">
            <text:p>0.04013959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96" calcext:value-type="float">
            <text:p>0.0401396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3961" calcext:value-type="float">
            <text:p>0.04013961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3962" calcext:value-type="float">
            <text:p>0.04013962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3963" calcext:value-type="float">
            <text:p>0.04013963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3964" calcext:value-type="float">
            <text:p>0.04013964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3965" calcext:value-type="float">
            <text:p>0.04013965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3966" calcext:value-type="float">
            <text:p>0.04013966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967" calcext:value-type="float">
            <text:p>0.04013967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3968" calcext:value-type="float">
            <text:p>0.04013968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3969" calcext:value-type="float">
            <text:p>0.04013969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397" calcext:value-type="float">
            <text:p>0.0401397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971" calcext:value-type="float">
            <text:p>0.04013971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972" calcext:value-type="float">
            <text:p>0.04013972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3973" calcext:value-type="float">
            <text:p>0.04013973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3974" calcext:value-type="float">
            <text:p>0.04013974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3975" calcext:value-type="float">
            <text:p>0.04013975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3976" calcext:value-type="float">
            <text:p>0.04013976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977" calcext:value-type="float">
            <text:p>0.04013977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978" calcext:value-type="float">
            <text:p>0.04013978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3979" calcext:value-type="float">
            <text:p>0.04013979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398" calcext:value-type="float">
            <text:p>0.0401398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3981" calcext:value-type="float">
            <text:p>0.04013981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3982" calcext:value-type="float">
            <text:p>0.04013982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3983" calcext:value-type="float">
            <text:p>0.04013983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3984" calcext:value-type="float">
            <text:p>0.04013984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3985" calcext:value-type="float">
            <text:p>0.0401398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3986" calcext:value-type="float">
            <text:p>0.04013986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3987" calcext:value-type="float">
            <text:p>0.0401398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988" calcext:value-type="float">
            <text:p>0.04013988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3989" calcext:value-type="float">
            <text:p>0.0401398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399" calcext:value-type="float">
            <text:p>0.04013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991" calcext:value-type="float">
            <text:p>0.04013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3992" calcext:value-type="float">
            <text:p>0.0401399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993" calcext:value-type="float">
            <text:p>0.040139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994" calcext:value-type="float">
            <text:p>0.0401399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995" calcext:value-type="float">
            <text:p>0.0401399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3996" calcext:value-type="float">
            <text:p>0.0401399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3997" calcext:value-type="float">
            <text:p>0.04013997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998" calcext:value-type="float">
            <text:p>0.0401399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3999" calcext:value-type="float">
            <text:p>0.04013999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4" calcext:value-type="float">
            <text:p>0.0401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4001" calcext:value-type="float">
            <text:p>0.04014001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002" calcext:value-type="float">
            <text:p>0.04014002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4003" calcext:value-type="float">
            <text:p>0.04014003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4004" calcext:value-type="float">
            <text:p>0.04014004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4005" calcext:value-type="float">
            <text:p>0.04014005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4006" calcext:value-type="float">
            <text:p>0.04014006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4007" calcext:value-type="float">
            <text:p>0.04014007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4008" calcext:value-type="float">
            <text:p>0.0401400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4009" calcext:value-type="float">
            <text:p>0.04014009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401" calcext:value-type="float">
            <text:p>0.0401401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4011" calcext:value-type="float">
            <text:p>0.04014011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4012" calcext:value-type="float">
            <text:p>0.04014012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4013" calcext:value-type="float">
            <text:p>0.04014013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4014" calcext:value-type="float">
            <text:p>0.04014014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4015" calcext:value-type="float">
            <text:p>0.04014015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4016" calcext:value-type="float">
            <text:p>0.04014016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4017" calcext:value-type="float">
            <text:p>0.04014017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4018" calcext:value-type="float">
            <text:p>0.04014018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4019" calcext:value-type="float">
            <text:p>0.04014019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402" calcext:value-type="float">
            <text:p>0.0401402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4021" calcext:value-type="float">
            <text:p>0.04014021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4022" calcext:value-type="float">
            <text:p>0.04014022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4023" calcext:value-type="float">
            <text:p>0.04014023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4024" calcext:value-type="float">
            <text:p>0.04014024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4025" calcext:value-type="float">
            <text:p>0.04014025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4026" calcext:value-type="float">
            <text:p>0.04014026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4027" calcext:value-type="float">
            <text:p>0.04014027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4028" calcext:value-type="float">
            <text:p>0.04014028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4029" calcext:value-type="float">
            <text:p>0.04014029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403" calcext:value-type="float">
            <text:p>0.0401403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4031" calcext:value-type="float">
            <text:p>0.04014031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4032" calcext:value-type="float">
            <text:p>0.04014032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4033" calcext:value-type="float">
            <text:p>0.04014033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4034" calcext:value-type="float">
            <text:p>0.04014034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4035" calcext:value-type="float">
            <text:p>0.04014035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4036" calcext:value-type="float">
            <text:p>0.04014036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4037" calcext:value-type="float">
            <text:p>0.04014037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4038" calcext:value-type="float">
            <text:p>0.04014038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4039" calcext:value-type="float">
            <text:p>0.04014039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404" calcext:value-type="float">
            <text:p>0.0401404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4041" calcext:value-type="float">
            <text:p>0.04014041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4042" calcext:value-type="float">
            <text:p>0.04014042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4043" calcext:value-type="float">
            <text:p>0.04014043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4044" calcext:value-type="float">
            <text:p>0.04014044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4045" calcext:value-type="float">
            <text:p>0.04014045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4046" calcext:value-type="float">
            <text:p>0.04014046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4047" calcext:value-type="float">
            <text:p>0.04014047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4048" calcext:value-type="float">
            <text:p>0.04014048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4049" calcext:value-type="float">
            <text:p>0.04014049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405" calcext:value-type="float">
            <text:p>0.0401405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4051" calcext:value-type="float">
            <text:p>0.04014051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4052" calcext:value-type="float">
            <text:p>0.04014052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4053" calcext:value-type="float">
            <text:p>0.04014053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4054" calcext:value-type="float">
            <text:p>0.0401405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055" calcext:value-type="float">
            <text:p>0.04014055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056" calcext:value-type="float">
            <text:p>0.04014056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4057" calcext:value-type="float">
            <text:p>0.04014057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4058" calcext:value-type="float">
            <text:p>0.04014058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4059" calcext:value-type="float">
            <text:p>0.0401405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406" calcext:value-type="float">
            <text:p>0.0401406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4061" calcext:value-type="float">
            <text:p>0.0401406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4062" calcext:value-type="float">
            <text:p>0.0401406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4063" calcext:value-type="float">
            <text:p>0.04014063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4064" calcext:value-type="float">
            <text:p>0.0401406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4065" calcext:value-type="float">
            <text:p>0.04014065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4066" calcext:value-type="float">
            <text:p>0.04014066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4067" calcext:value-type="float">
            <text:p>0.04014067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4068" calcext:value-type="float">
            <text:p>0.04014068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4069" calcext:value-type="float">
            <text:p>0.04014069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407" calcext:value-type="float">
            <text:p>0.0401407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4071" calcext:value-type="float">
            <text:p>0.04014071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4072" calcext:value-type="float">
            <text:p>0.04014072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4073" calcext:value-type="float">
            <text:p>0.04014073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4074" calcext:value-type="float">
            <text:p>0.04014074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4075" calcext:value-type="float">
            <text:p>0.04014075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4076" calcext:value-type="float">
            <text:p>0.04014076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4077" calcext:value-type="float">
            <text:p>0.04014077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4078" calcext:value-type="float">
            <text:p>0.04014078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4079" calcext:value-type="float">
            <text:p>0.04014079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408" calcext:value-type="float">
            <text:p>0.0401408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4081" calcext:value-type="float">
            <text:p>0.04014081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4082" calcext:value-type="float">
            <text:p>0.04014082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4083" calcext:value-type="float">
            <text:p>0.04014083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4084" calcext:value-type="float">
            <text:p>0.04014084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4085" calcext:value-type="float">
            <text:p>0.04014085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4086" calcext:value-type="float">
            <text:p>0.04014086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4087" calcext:value-type="float">
            <text:p>0.04014087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4088" calcext:value-type="float">
            <text:p>0.04014088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4089" calcext:value-type="float">
            <text:p>0.04014089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409" calcext:value-type="float">
            <text:p>0.0401409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4091" calcext:value-type="float">
            <text:p>0.04014091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4092" calcext:value-type="float">
            <text:p>0.04014092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4093" calcext:value-type="float">
            <text:p>0.04014093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4094" calcext:value-type="float">
            <text:p>0.04014094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4095" calcext:value-type="float">
            <text:p>0.04014095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4096" calcext:value-type="float">
            <text:p>0.04014096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4097" calcext:value-type="float">
            <text:p>0.04014097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4098" calcext:value-type="float">
            <text:p>0.04014098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4099" calcext:value-type="float">
            <text:p>0.04014099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41" calcext:value-type="float">
            <text:p>0.04014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4101" calcext:value-type="float">
            <text:p>0.04014101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4102" calcext:value-type="float">
            <text:p>0.04014102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4103" calcext:value-type="float">
            <text:p>0.04014103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4104" calcext:value-type="float">
            <text:p>0.04014104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4105" calcext:value-type="float">
            <text:p>0.04014105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4106" calcext:value-type="float">
            <text:p>0.04014106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4107" calcext:value-type="float">
            <text:p>0.04014107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4108" calcext:value-type="float">
            <text:p>0.04014108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4109" calcext:value-type="float">
            <text:p>0.04014109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411" calcext:value-type="float">
            <text:p>0.0401411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4111" calcext:value-type="float">
            <text:p>0.04014111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4112" calcext:value-type="float">
            <text:p>0.04014112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4113" calcext:value-type="float">
            <text:p>0.04014113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4114" calcext:value-type="float">
            <text:p>0.04014114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4115" calcext:value-type="float">
            <text:p>0.04014115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4116" calcext:value-type="float">
            <text:p>0.0401411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4117" calcext:value-type="float">
            <text:p>0.04014117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4118" calcext:value-type="float">
            <text:p>0.04014118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4119" calcext:value-type="float">
            <text:p>0.04014119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412" calcext:value-type="float">
            <text:p>0.0401412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4121" calcext:value-type="float">
            <text:p>0.0401412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4122" calcext:value-type="float">
            <text:p>0.04014122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4123" calcext:value-type="float">
            <text:p>0.0401412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4124" calcext:value-type="float">
            <text:p>0.04014124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04014125" calcext:value-type="float">
            <text:p>0.040141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4126" calcext:value-type="float">
            <text:p>0.04014126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4127" calcext:value-type="float">
            <text:p>0.0401412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4128" calcext:value-type="float">
            <text:p>0.04014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4129" calcext:value-type="float">
            <text:p>0.040141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413" calcext:value-type="float">
            <text:p>0.04014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4131" calcext:value-type="float">
            <text:p>0.040141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4132" calcext:value-type="float">
            <text:p>0.0401413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4133" calcext:value-type="float">
            <text:p>0.0401413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4134" calcext:value-type="float">
            <text:p>0.0401413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4135" calcext:value-type="float">
            <text:p>0.04014135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4136" calcext:value-type="float">
            <text:p>0.04014136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4137" calcext:value-type="float">
            <text:p>0.04014137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4138" calcext:value-type="float">
            <text:p>0.0401413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4139" calcext:value-type="float">
            <text:p>0.04014139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14" calcext:value-type="float">
            <text:p>0.0401414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4141" calcext:value-type="float">
            <text:p>0.0401414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4142" calcext:value-type="float">
            <text:p>0.04014142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4143" calcext:value-type="float">
            <text:p>0.04014143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4144" calcext:value-type="float">
            <text:p>0.04014144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4145" calcext:value-type="float">
            <text:p>0.04014145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4146" calcext:value-type="float">
            <text:p>0.04014146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4147" calcext:value-type="float">
            <text:p>0.04014147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4148" calcext:value-type="float">
            <text:p>0.04014148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4149" calcext:value-type="float">
            <text:p>0.04014149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415" calcext:value-type="float">
            <text:p>0.0401415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4151" calcext:value-type="float">
            <text:p>0.04014151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4152" calcext:value-type="float">
            <text:p>0.04014152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4153" calcext:value-type="float">
            <text:p>0.04014153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4154" calcext:value-type="float">
            <text:p>0.04014154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4155" calcext:value-type="float">
            <text:p>0.04014155</text:p>
          </table:table-cell>
          <table:table-cell office:value-type="float" office:value="1844" calcext:value-type="float">
            <text:p>1844</text:p>
          </table:table-cell>
          <table:table-cell/>
        </table:table-row>
        <table:table-row table:style-name="ro1">
          <table:table-cell office:value-type="float" office:value="0.04014156" calcext:value-type="float">
            <text:p>0.04014156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4157" calcext:value-type="float">
            <text:p>0.04014157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4158" calcext:value-type="float">
            <text:p>0.04014158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4159" calcext:value-type="float">
            <text:p>0.04014159</text:p>
          </table:table-cell>
          <table:table-cell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0.0401416" calcext:value-type="float">
            <text:p>0.0401416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4161" calcext:value-type="float">
            <text:p>0.04014161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4162" calcext:value-type="float">
            <text:p>0.04014162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4163" calcext:value-type="float">
            <text:p>0.04014163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4164" calcext:value-type="float">
            <text:p>0.04014164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4165" calcext:value-type="float">
            <text:p>0.04014165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4166" calcext:value-type="float">
            <text:p>0.04014166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4167" calcext:value-type="float">
            <text:p>0.04014167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4168" calcext:value-type="float">
            <text:p>0.04014168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4169" calcext:value-type="float">
            <text:p>0.04014169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417" calcext:value-type="float">
            <text:p>0.0401417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4171" calcext:value-type="float">
            <text:p>0.04014171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4172" calcext:value-type="float">
            <text:p>0.04014172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4173" calcext:value-type="float">
            <text:p>0.04014173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4174" calcext:value-type="float">
            <text:p>0.04014174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4175" calcext:value-type="float">
            <text:p>0.04014175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4176" calcext:value-type="float">
            <text:p>0.04014176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4177" calcext:value-type="float">
            <text:p>0.04014177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4178" calcext:value-type="float">
            <text:p>0.04014178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4179" calcext:value-type="float">
            <text:p>0.04014179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418" calcext:value-type="float">
            <text:p>0.0401418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4181" calcext:value-type="float">
            <text:p>0.0401418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4182" calcext:value-type="float">
            <text:p>0.04014182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4183" calcext:value-type="float">
            <text:p>0.04014183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4184" calcext:value-type="float">
            <text:p>0.04014184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4185" calcext:value-type="float">
            <text:p>0.04014185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4186" calcext:value-type="float">
            <text:p>0.04014186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4187" calcext:value-type="float">
            <text:p>0.04014187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4188" calcext:value-type="float">
            <text:p>0.04014188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4189" calcext:value-type="float">
            <text:p>0.04014189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419" calcext:value-type="float">
            <text:p>0.0401419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4191" calcext:value-type="float">
            <text:p>0.04014191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4192" calcext:value-type="float">
            <text:p>0.0401419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193" calcext:value-type="float">
            <text:p>0.04014193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194" calcext:value-type="float">
            <text:p>0.04014194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4195" calcext:value-type="float">
            <text:p>0.04014195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4196" calcext:value-type="float">
            <text:p>0.04014196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4197" calcext:value-type="float">
            <text:p>0.0401419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4198" calcext:value-type="float">
            <text:p>0.04014198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4199" calcext:value-type="float">
            <text:p>0.04014199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42" calcext:value-type="float">
            <text:p>0.04014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4201" calcext:value-type="float">
            <text:p>0.0401420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4202" calcext:value-type="float">
            <text:p>0.0401420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4203" calcext:value-type="float">
            <text:p>0.04014203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4204" calcext:value-type="float">
            <text:p>0.04014204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4205" calcext:value-type="float">
            <text:p>0.04014205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4206" calcext:value-type="float">
            <text:p>0.04014206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4207" calcext:value-type="float">
            <text:p>0.04014207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4208" calcext:value-type="float">
            <text:p>0.0401420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4209" calcext:value-type="float">
            <text:p>0.04014209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421" calcext:value-type="float">
            <text:p>0.0401421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4211" calcext:value-type="float">
            <text:p>0.04014211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4212" calcext:value-type="float">
            <text:p>0.04014212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4213" calcext:value-type="float">
            <text:p>0.04014213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4214" calcext:value-type="float">
            <text:p>0.04014214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4215" calcext:value-type="float">
            <text:p>0.04014215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4216" calcext:value-type="float">
            <text:p>0.04014216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4217" calcext:value-type="float">
            <text:p>0.04014217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4218" calcext:value-type="float">
            <text:p>0.04014218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4219" calcext:value-type="float">
            <text:p>0.04014219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422" calcext:value-type="float">
            <text:p>0.0401422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4221" calcext:value-type="float">
            <text:p>0.04014221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4222" calcext:value-type="float">
            <text:p>0.04014222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4223" calcext:value-type="float">
            <text:p>0.04014223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4224" calcext:value-type="float">
            <text:p>0.04014224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4225" calcext:value-type="float">
            <text:p>0.04014225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4226" calcext:value-type="float">
            <text:p>0.04014226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4227" calcext:value-type="float">
            <text:p>0.04014227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4228" calcext:value-type="float">
            <text:p>0.04014228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4229" calcext:value-type="float">
            <text:p>0.04014229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423" calcext:value-type="float">
            <text:p>0.0401423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4231" calcext:value-type="float">
            <text:p>0.04014231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4232" calcext:value-type="float">
            <text:p>0.04014232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4233" calcext:value-type="float">
            <text:p>0.04014233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4234" calcext:value-type="float">
            <text:p>0.04014234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4235" calcext:value-type="float">
            <text:p>0.04014235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4236" calcext:value-type="float">
            <text:p>0.04014236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4237" calcext:value-type="float">
            <text:p>0.04014237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4238" calcext:value-type="float">
            <text:p>0.04014238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4239" calcext:value-type="float">
            <text:p>0.04014239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424" calcext:value-type="float">
            <text:p>0.0401424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4241" calcext:value-type="float">
            <text:p>0.04014241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4242" calcext:value-type="float">
            <text:p>0.04014242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4243" calcext:value-type="float">
            <text:p>0.04014243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4244" calcext:value-type="float">
            <text:p>0.04014244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4245" calcext:value-type="float">
            <text:p>0.04014245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4246" calcext:value-type="float">
            <text:p>0.04014246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4247" calcext:value-type="float">
            <text:p>0.04014247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4248" calcext:value-type="float">
            <text:p>0.04014248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4249" calcext:value-type="float">
            <text:p>0.04014249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425" calcext:value-type="float">
            <text:p>0.0401425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4251" calcext:value-type="float">
            <text:p>0.0401425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4252" calcext:value-type="float">
            <text:p>0.04014252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4253" calcext:value-type="float">
            <text:p>0.04014253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4254" calcext:value-type="float">
            <text:p>0.04014254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4255" calcext:value-type="float">
            <text:p>0.04014255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4256" calcext:value-type="float">
            <text:p>0.04014256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4257" calcext:value-type="float">
            <text:p>0.04014257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4258" calcext:value-type="float">
            <text:p>0.04014258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4259" calcext:value-type="float">
            <text:p>0.0401425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426" calcext:value-type="float">
            <text:p>0.0401426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4261" calcext:value-type="float">
            <text:p>0.0401426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4262" calcext:value-type="float">
            <text:p>0.04014262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4263" calcext:value-type="float">
            <text:p>0.0401426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4264" calcext:value-type="float">
            <text:p>0.04014264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4265" calcext:value-type="float">
            <text:p>0.0401426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4266" calcext:value-type="float">
            <text:p>0.040142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4267" calcext:value-type="float">
            <text:p>0.04014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4268" calcext:value-type="float">
            <text:p>0.0401426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4269" calcext:value-type="float">
            <text:p>0.040142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427" calcext:value-type="float">
            <text:p>0.040142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4271" calcext:value-type="float">
            <text:p>0.0401427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4272" calcext:value-type="float">
            <text:p>0.0401427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4273" calcext:value-type="float">
            <text:p>0.0401427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4274" calcext:value-type="float">
            <text:p>0.04014274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4275" calcext:value-type="float">
            <text:p>0.04014275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4276" calcext:value-type="float">
            <text:p>0.0401427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4277" calcext:value-type="float">
            <text:p>0.0401427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278" calcext:value-type="float">
            <text:p>0.0401427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4279" calcext:value-type="float">
            <text:p>0.0401427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428" calcext:value-type="float">
            <text:p>0.0401428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4281" calcext:value-type="float">
            <text:p>0.04014281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4282" calcext:value-type="float">
            <text:p>0.04014282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4283" calcext:value-type="float">
            <text:p>0.04014283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4284" calcext:value-type="float">
            <text:p>0.04014284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4285" calcext:value-type="float">
            <text:p>0.04014285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4286" calcext:value-type="float">
            <text:p>0.04014286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4287" calcext:value-type="float">
            <text:p>0.04014287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4288" calcext:value-type="float">
            <text:p>0.04014288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4289" calcext:value-type="float">
            <text:p>0.04014289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429" calcext:value-type="float">
            <text:p>0.0401429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4291" calcext:value-type="float">
            <text:p>0.04014291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4292" calcext:value-type="float">
            <text:p>0.04014292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4293" calcext:value-type="float">
            <text:p>0.04014293</text:p>
          </table:table-cell>
          <table:table-cell office:value-type="float" office:value="1844" calcext:value-type="float">
            <text:p>1844</text:p>
          </table:table-cell>
          <table:table-cell/>
        </table:table-row>
        <table:table-row table:style-name="ro1">
          <table:table-cell office:value-type="float" office:value="0.04014294" calcext:value-type="float">
            <text:p>0.04014294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4295" calcext:value-type="float">
            <text:p>0.04014295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4296" calcext:value-type="float">
            <text:p>0.04014296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4297" calcext:value-type="float">
            <text:p>0.04014297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4298" calcext:value-type="float">
            <text:p>0.04014298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4299" calcext:value-type="float">
            <text:p>0.04014299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43" calcext:value-type="float">
            <text:p>0.040143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4301" calcext:value-type="float">
            <text:p>0.04014301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4302" calcext:value-type="float">
            <text:p>0.04014302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4303" calcext:value-type="float">
            <text:p>0.04014303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4304" calcext:value-type="float">
            <text:p>0.04014304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4305" calcext:value-type="float">
            <text:p>0.04014305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4306" calcext:value-type="float">
            <text:p>0.04014306</text:p>
          </table:table-cell>
          <table:table-cell office:value-type="float" office:value="2515" calcext:value-type="float">
            <text:p>2515</text:p>
          </table:table-cell>
          <table:table-cell/>
        </table:table-row>
        <table:table-row table:style-name="ro1">
          <table:table-cell office:value-type="float" office:value="0.04014307" calcext:value-type="float">
            <text:p>0.04014307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4308" calcext:value-type="float">
            <text:p>0.04014308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4309" calcext:value-type="float">
            <text:p>0.04014309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431" calcext:value-type="float">
            <text:p>0.0401431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4311" calcext:value-type="float">
            <text:p>0.04014311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4312" calcext:value-type="float">
            <text:p>0.04014312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4313" calcext:value-type="float">
            <text:p>0.04014313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4314" calcext:value-type="float">
            <text:p>0.04014314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4315" calcext:value-type="float">
            <text:p>0.04014315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4316" calcext:value-type="float">
            <text:p>0.04014316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4317" calcext:value-type="float">
            <text:p>0.04014317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4318" calcext:value-type="float">
            <text:p>0.04014318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4319" calcext:value-type="float">
            <text:p>0.04014319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432" calcext:value-type="float">
            <text:p>0.0401432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4321" calcext:value-type="float">
            <text:p>0.04014321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4322" calcext:value-type="float">
            <text:p>0.04014322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4323" calcext:value-type="float">
            <text:p>0.04014323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4324" calcext:value-type="float">
            <text:p>0.04014324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4325" calcext:value-type="float">
            <text:p>0.04014325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4326" calcext:value-type="float">
            <text:p>0.04014326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4327" calcext:value-type="float">
            <text:p>0.04014327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4328" calcext:value-type="float">
            <text:p>0.04014328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4329" calcext:value-type="float">
            <text:p>0.04014329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433" calcext:value-type="float">
            <text:p>0.0401433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331" calcext:value-type="float">
            <text:p>0.04014331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332" calcext:value-type="float">
            <text:p>0.04014332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4333" calcext:value-type="float">
            <text:p>0.04014333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4334" calcext:value-type="float">
            <text:p>0.04014334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4335" calcext:value-type="float">
            <text:p>0.0401433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4336" calcext:value-type="float">
            <text:p>0.04014336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4337" calcext:value-type="float">
            <text:p>0.04014337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4338" calcext:value-type="float">
            <text:p>0.0401433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4339" calcext:value-type="float">
            <text:p>0.04014339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434" calcext:value-type="float">
            <text:p>0.040143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4341" calcext:value-type="float">
            <text:p>0.04014341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4342" calcext:value-type="float">
            <text:p>0.04014342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4343" calcext:value-type="float">
            <text:p>0.04014343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4344" calcext:value-type="float">
            <text:p>0.04014344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4345" calcext:value-type="float">
            <text:p>0.04014345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4346" calcext:value-type="float">
            <text:p>0.0401434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4347" calcext:value-type="float">
            <text:p>0.04014347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4348" calcext:value-type="float">
            <text:p>0.04014348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4349" calcext:value-type="float">
            <text:p>0.04014349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435" calcext:value-type="float">
            <text:p>0.0401435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4351" calcext:value-type="float">
            <text:p>0.04014351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4352" calcext:value-type="float">
            <text:p>0.04014352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4353" calcext:value-type="float">
            <text:p>0.04014353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4354" calcext:value-type="float">
            <text:p>0.04014354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4355" calcext:value-type="float">
            <text:p>0.04014355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4356" calcext:value-type="float">
            <text:p>0.04014356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4357" calcext:value-type="float">
            <text:p>0.04014357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4358" calcext:value-type="float">
            <text:p>0.04014358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4359" calcext:value-type="float">
            <text:p>0.04014359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436" calcext:value-type="float">
            <text:p>0.0401436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4361" calcext:value-type="float">
            <text:p>0.04014361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4362" calcext:value-type="float">
            <text:p>0.04014362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4363" calcext:value-type="float">
            <text:p>0.04014363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4364" calcext:value-type="float">
            <text:p>0.04014364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4365" calcext:value-type="float">
            <text:p>0.04014365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4366" calcext:value-type="float">
            <text:p>0.04014366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4367" calcext:value-type="float">
            <text:p>0.04014367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4368" calcext:value-type="float">
            <text:p>0.04014368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4369" calcext:value-type="float">
            <text:p>0.04014369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437" calcext:value-type="float">
            <text:p>0.0401437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4371" calcext:value-type="float">
            <text:p>0.0401437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4372" calcext:value-type="float">
            <text:p>0.04014372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4373" calcext:value-type="float">
            <text:p>0.04014373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4374" calcext:value-type="float">
            <text:p>0.04014374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4375" calcext:value-type="float">
            <text:p>0.04014375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4376" calcext:value-type="float">
            <text:p>0.0401437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4377" calcext:value-type="float">
            <text:p>0.04014377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4378" calcext:value-type="float">
            <text:p>0.0401437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4379" calcext:value-type="float">
            <text:p>0.04014379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438" calcext:value-type="float">
            <text:p>0.0401438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4381" calcext:value-type="float">
            <text:p>0.04014381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4382" calcext:value-type="float">
            <text:p>0.04014382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4383" calcext:value-type="float">
            <text:p>0.04014383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4384" calcext:value-type="float">
            <text:p>0.04014384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4385" calcext:value-type="float">
            <text:p>0.04014385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4386" calcext:value-type="float">
            <text:p>0.04014386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4387" calcext:value-type="float">
            <text:p>0.04014387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4388" calcext:value-type="float">
            <text:p>0.0401438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4389" calcext:value-type="float">
            <text:p>0.04014389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439" calcext:value-type="float">
            <text:p>0.0401439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4391" calcext:value-type="float">
            <text:p>0.04014391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4392" calcext:value-type="float">
            <text:p>0.04014392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4393" calcext:value-type="float">
            <text:p>0.04014393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4394" calcext:value-type="float">
            <text:p>0.04014394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4395" calcext:value-type="float">
            <text:p>0.0401439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4396" calcext:value-type="float">
            <text:p>0.04014396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4397" calcext:value-type="float">
            <text:p>0.0401439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4398" calcext:value-type="float">
            <text:p>0.04014398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4399" calcext:value-type="float">
            <text:p>0.04014399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44" calcext:value-type="float">
            <text:p>0.040144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4401" calcext:value-type="float">
            <text:p>0.0401440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4402" calcext:value-type="float">
            <text:p>0.04014402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4403" calcext:value-type="float">
            <text:p>0.040144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4404" calcext:value-type="float">
            <text:p>0.04014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4405" calcext:value-type="float">
            <text:p>0.040144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4406" calcext:value-type="float">
            <text:p>0.0401440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4407" calcext:value-type="float">
            <text:p>0.040144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4408" calcext:value-type="float">
            <text:p>0.0401440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4409" calcext:value-type="float">
            <text:p>0.0401440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441" calcext:value-type="float">
            <text:p>0.040144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4411" calcext:value-type="float">
            <text:p>0.0401441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4412" calcext:value-type="float">
            <text:p>0.04014412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4413" calcext:value-type="float">
            <text:p>0.04014413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4414" calcext:value-type="float">
            <text:p>0.0401441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4415" calcext:value-type="float">
            <text:p>0.0401441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416" calcext:value-type="float">
            <text:p>0.0401441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4417" calcext:value-type="float">
            <text:p>0.04014417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4418" calcext:value-type="float">
            <text:p>0.04014418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4419" calcext:value-type="float">
            <text:p>0.04014419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442" calcext:value-type="float">
            <text:p>0.0401442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4421" calcext:value-type="float">
            <text:p>0.04014421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4422" calcext:value-type="float">
            <text:p>0.04014422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4423" calcext:value-type="float">
            <text:p>0.04014423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4424" calcext:value-type="float">
            <text:p>0.04014424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4425" calcext:value-type="float">
            <text:p>0.04014425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4426" calcext:value-type="float">
            <text:p>0.04014426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4427" calcext:value-type="float">
            <text:p>0.04014427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0.04014428" calcext:value-type="float">
            <text:p>0.04014428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4429" calcext:value-type="float">
            <text:p>0.04014429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443" calcext:value-type="float">
            <text:p>0.0401443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4431" calcext:value-type="float">
            <text:p>0.04014431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4432" calcext:value-type="float">
            <text:p>0.04014432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4433" calcext:value-type="float">
            <text:p>0.04014433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4434" calcext:value-type="float">
            <text:p>0.04014434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4435" calcext:value-type="float">
            <text:p>0.04014435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4436" calcext:value-type="float">
            <text:p>0.04014436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4437" calcext:value-type="float">
            <text:p>0.04014437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4438" calcext:value-type="float">
            <text:p>0.04014438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4439" calcext:value-type="float">
            <text:p>0.04014439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444" calcext:value-type="float">
            <text:p>0.0401444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4441" calcext:value-type="float">
            <text:p>0.04014441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4442" calcext:value-type="float">
            <text:p>0.04014442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4443" calcext:value-type="float">
            <text:p>0.04014443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4444" calcext:value-type="float">
            <text:p>0.04014444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4445" calcext:value-type="float">
            <text:p>0.04014445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4446" calcext:value-type="float">
            <text:p>0.04014446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4447" calcext:value-type="float">
            <text:p>0.04014447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4448" calcext:value-type="float">
            <text:p>0.04014448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4449" calcext:value-type="float">
            <text:p>0.04014449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445" calcext:value-type="float">
            <text:p>0.0401445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4451" calcext:value-type="float">
            <text:p>0.04014451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4452" calcext:value-type="float">
            <text:p>0.04014452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4453" calcext:value-type="float">
            <text:p>0.04014453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4454" calcext:value-type="float">
            <text:p>0.04014454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4455" calcext:value-type="float">
            <text:p>0.04014455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4456" calcext:value-type="float">
            <text:p>0.04014456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4457" calcext:value-type="float">
            <text:p>0.04014457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4458" calcext:value-type="float">
            <text:p>0.04014458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4459" calcext:value-type="float">
            <text:p>0.04014459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446" calcext:value-type="float">
            <text:p>0.0401446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4461" calcext:value-type="float">
            <text:p>0.04014461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4462" calcext:value-type="float">
            <text:p>0.04014462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4463" calcext:value-type="float">
            <text:p>0.04014463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4464" calcext:value-type="float">
            <text:p>0.04014464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4465" calcext:value-type="float">
            <text:p>0.04014465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4466" calcext:value-type="float">
            <text:p>0.04014466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4467" calcext:value-type="float">
            <text:p>0.04014467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4468" calcext:value-type="float">
            <text:p>0.0401446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469" calcext:value-type="float">
            <text:p>0.04014469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47" calcext:value-type="float">
            <text:p>0.0401447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4471" calcext:value-type="float">
            <text:p>0.04014471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4472" calcext:value-type="float">
            <text:p>0.04014472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4473" calcext:value-type="float">
            <text:p>0.04014473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4474" calcext:value-type="float">
            <text:p>0.04014474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4475" calcext:value-type="float">
            <text:p>0.0401447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4476" calcext:value-type="float">
            <text:p>0.0401447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4477" calcext:value-type="float">
            <text:p>0.04014477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4478" calcext:value-type="float">
            <text:p>0.0401447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4479" calcext:value-type="float">
            <text:p>0.04014479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448" calcext:value-type="float">
            <text:p>0.0401448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4481" calcext:value-type="float">
            <text:p>0.04014481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4482" calcext:value-type="float">
            <text:p>0.04014482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4483" calcext:value-type="float">
            <text:p>0.04014483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4484" calcext:value-type="float">
            <text:p>0.04014484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4485" calcext:value-type="float">
            <text:p>0.04014485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4486" calcext:value-type="float">
            <text:p>0.04014486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4487" calcext:value-type="float">
            <text:p>0.04014487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4488" calcext:value-type="float">
            <text:p>0.04014488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4489" calcext:value-type="float">
            <text:p>0.04014489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449" calcext:value-type="float">
            <text:p>0.0401449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4491" calcext:value-type="float">
            <text:p>0.04014491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4492" calcext:value-type="float">
            <text:p>0.04014492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4493" calcext:value-type="float">
            <text:p>0.04014493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4494" calcext:value-type="float">
            <text:p>0.04014494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4495" calcext:value-type="float">
            <text:p>0.04014495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4496" calcext:value-type="float">
            <text:p>0.04014496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4497" calcext:value-type="float">
            <text:p>0.04014497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4498" calcext:value-type="float">
            <text:p>0.04014498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4499" calcext:value-type="float">
            <text:p>0.04014499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45" calcext:value-type="float">
            <text:p>0.040145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4501" calcext:value-type="float">
            <text:p>0.04014501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4502" calcext:value-type="float">
            <text:p>0.04014502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4503" calcext:value-type="float">
            <text:p>0.04014503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4504" calcext:value-type="float">
            <text:p>0.04014504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4505" calcext:value-type="float">
            <text:p>0.04014505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4506" calcext:value-type="float">
            <text:p>0.04014506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4507" calcext:value-type="float">
            <text:p>0.04014507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4508" calcext:value-type="float">
            <text:p>0.04014508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4509" calcext:value-type="float">
            <text:p>0.0401450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451" calcext:value-type="float">
            <text:p>0.0401451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4511" calcext:value-type="float">
            <text:p>0.04014511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4512" calcext:value-type="float">
            <text:p>0.04014512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4513" calcext:value-type="float">
            <text:p>0.04014513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4514" calcext:value-type="float">
            <text:p>0.0401451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4515" calcext:value-type="float">
            <text:p>0.04014515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4516" calcext:value-type="float">
            <text:p>0.04014516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4517" calcext:value-type="float">
            <text:p>0.04014517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4518" calcext:value-type="float">
            <text:p>0.04014518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4519" calcext:value-type="float">
            <text:p>0.04014519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452" calcext:value-type="float">
            <text:p>0.0401452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4521" calcext:value-type="float">
            <text:p>0.04014521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4522" calcext:value-type="float">
            <text:p>0.0401452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4523" calcext:value-type="float">
            <text:p>0.04014523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4524" calcext:value-type="float">
            <text:p>0.04014524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4525" calcext:value-type="float">
            <text:p>0.04014525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4526" calcext:value-type="float">
            <text:p>0.04014526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4527" calcext:value-type="float">
            <text:p>0.04014527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4528" calcext:value-type="float">
            <text:p>0.04014528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4529" calcext:value-type="float">
            <text:p>0.04014529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453" calcext:value-type="float">
            <text:p>0.0401453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4531" calcext:value-type="float">
            <text:p>0.04014531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4532" calcext:value-type="float">
            <text:p>0.04014532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4533" calcext:value-type="float">
            <text:p>0.04014533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4534" calcext:value-type="float">
            <text:p>0.04014534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4535" calcext:value-type="float">
            <text:p>0.0401453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4536" calcext:value-type="float">
            <text:p>0.04014536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4537" calcext:value-type="float">
            <text:p>0.04014537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4538" calcext:value-type="float">
            <text:p>0.0401453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04014539" calcext:value-type="float">
            <text:p>0.0401453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454" calcext:value-type="float">
            <text:p>0.0401454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4541" calcext:value-type="float">
            <text:p>0.0401454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4542" calcext:value-type="float">
            <text:p>0.040145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4543" calcext:value-type="float">
            <text:p>0.040145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4544" calcext:value-type="float">
            <text:p>0.0401454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4545" calcext:value-type="float">
            <text:p>0.040145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4546" calcext:value-type="float">
            <text:p>0.0401454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4547" calcext:value-type="float">
            <text:p>0.0401454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4548" calcext:value-type="float">
            <text:p>0.0401454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4549" calcext:value-type="float">
            <text:p>0.0401454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455" calcext:value-type="float">
            <text:p>0.0401455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4551" calcext:value-type="float">
            <text:p>0.04014551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4552" calcext:value-type="float">
            <text:p>0.0401455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4553" calcext:value-type="float">
            <text:p>0.04014553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554" calcext:value-type="float">
            <text:p>0.04014554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4555" calcext:value-type="float">
            <text:p>0.04014555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4556" calcext:value-type="float">
            <text:p>0.04014556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4557" calcext:value-type="float">
            <text:p>0.04014557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4558" calcext:value-type="float">
            <text:p>0.04014558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4559" calcext:value-type="float">
            <text:p>0.04014559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456" calcext:value-type="float">
            <text:p>0.0401456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4561" calcext:value-type="float">
            <text:p>0.04014561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4562" calcext:value-type="float">
            <text:p>0.04014562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4563" calcext:value-type="float">
            <text:p>0.04014563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4564" calcext:value-type="float">
            <text:p>0.04014564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4565" calcext:value-type="float">
            <text:p>0.04014565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4566" calcext:value-type="float">
            <text:p>0.04014566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4567" calcext:value-type="float">
            <text:p>0.04014567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4568" calcext:value-type="float">
            <text:p>0.04014568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4569" calcext:value-type="float">
            <text:p>0.04014569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457" calcext:value-type="float">
            <text:p>0.0401457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4571" calcext:value-type="float">
            <text:p>0.04014571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4572" calcext:value-type="float">
            <text:p>0.04014572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4573" calcext:value-type="float">
            <text:p>0.04014573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4574" calcext:value-type="float">
            <text:p>0.04014574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4575" calcext:value-type="float">
            <text:p>0.04014575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4576" calcext:value-type="float">
            <text:p>0.04014576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4577" calcext:value-type="float">
            <text:p>0.04014577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4578" calcext:value-type="float">
            <text:p>0.04014578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4579" calcext:value-type="float">
            <text:p>0.04014579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458" calcext:value-type="float">
            <text:p>0.0401458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4581" calcext:value-type="float">
            <text:p>0.04014581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4582" calcext:value-type="float">
            <text:p>0.04014582</text:p>
          </table:table-cell>
          <table:table-cell office:value-type="float" office:value="2515" calcext:value-type="float">
            <text:p>2515</text:p>
          </table:table-cell>
          <table:table-cell/>
        </table:table-row>
        <table:table-row table:style-name="ro1">
          <table:table-cell office:value-type="float" office:value="0.04014583" calcext:value-type="float">
            <text:p>0.04014583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4584" calcext:value-type="float">
            <text:p>0.04014584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4585" calcext:value-type="float">
            <text:p>0.04014585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4586" calcext:value-type="float">
            <text:p>0.04014586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4587" calcext:value-type="float">
            <text:p>0.04014587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4588" calcext:value-type="float">
            <text:p>0.04014588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4589" calcext:value-type="float">
            <text:p>0.04014589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459" calcext:value-type="float">
            <text:p>0.0401459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4591" calcext:value-type="float">
            <text:p>0.04014591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4592" calcext:value-type="float">
            <text:p>0.04014592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4593" calcext:value-type="float">
            <text:p>0.04014593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4594" calcext:value-type="float">
            <text:p>0.04014594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4595" calcext:value-type="float">
            <text:p>0.04014595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4596" calcext:value-type="float">
            <text:p>0.04014596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4597" calcext:value-type="float">
            <text:p>0.04014597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4598" calcext:value-type="float">
            <text:p>0.04014598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4599" calcext:value-type="float">
            <text:p>0.04014599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46" calcext:value-type="float">
            <text:p>0.040146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4601" calcext:value-type="float">
            <text:p>0.04014601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4602" calcext:value-type="float">
            <text:p>0.04014602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4603" calcext:value-type="float">
            <text:p>0.04014603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4604" calcext:value-type="float">
            <text:p>0.04014604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4605" calcext:value-type="float">
            <text:p>0.04014605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4606" calcext:value-type="float">
            <text:p>0.0401460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607" calcext:value-type="float">
            <text:p>0.04014607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608" calcext:value-type="float">
            <text:p>0.04014608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4609" calcext:value-type="float">
            <text:p>0.04014609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461" calcext:value-type="float">
            <text:p>0.0401461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4611" calcext:value-type="float">
            <text:p>0.04014611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4612" calcext:value-type="float">
            <text:p>0.04014612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4613" calcext:value-type="float">
            <text:p>0.04014613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4614" calcext:value-type="float">
            <text:p>0.0401461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4615" calcext:value-type="float">
            <text:p>0.04014615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4616" calcext:value-type="float">
            <text:p>0.0401461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4617" calcext:value-type="float">
            <text:p>0.04014617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4618" calcext:value-type="float">
            <text:p>0.04014618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4619" calcext:value-type="float">
            <text:p>0.04014619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462" calcext:value-type="float">
            <text:p>0.0401462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4621" calcext:value-type="float">
            <text:p>0.04014621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4622" calcext:value-type="float">
            <text:p>0.04014622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4623" calcext:value-type="float">
            <text:p>0.04014623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4624" calcext:value-type="float">
            <text:p>0.04014624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4625" calcext:value-type="float">
            <text:p>0.04014625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4626" calcext:value-type="float">
            <text:p>0.04014626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4627" calcext:value-type="float">
            <text:p>0.04014627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4628" calcext:value-type="float">
            <text:p>0.04014628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4629" calcext:value-type="float">
            <text:p>0.04014629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463" calcext:value-type="float">
            <text:p>0.0401463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4631" calcext:value-type="float">
            <text:p>0.04014631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4632" calcext:value-type="float">
            <text:p>0.04014632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4633" calcext:value-type="float">
            <text:p>0.04014633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4634" calcext:value-type="float">
            <text:p>0.04014634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4635" calcext:value-type="float">
            <text:p>0.04014635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4636" calcext:value-type="float">
            <text:p>0.04014636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4637" calcext:value-type="float">
            <text:p>0.04014637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4638" calcext:value-type="float">
            <text:p>0.04014638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4639" calcext:value-type="float">
            <text:p>0.04014639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464" calcext:value-type="float">
            <text:p>0.0401464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4641" calcext:value-type="float">
            <text:p>0.04014641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4642" calcext:value-type="float">
            <text:p>0.04014642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4643" calcext:value-type="float">
            <text:p>0.04014643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4644" calcext:value-type="float">
            <text:p>0.04014644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4645" calcext:value-type="float">
            <text:p>0.04014645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4646" calcext:value-type="float">
            <text:p>0.04014646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4647" calcext:value-type="float">
            <text:p>0.04014647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4648" calcext:value-type="float">
            <text:p>0.04014648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4649" calcext:value-type="float">
            <text:p>0.04014649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465" calcext:value-type="float">
            <text:p>0.0401465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4651" calcext:value-type="float">
            <text:p>0.04014651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4652" calcext:value-type="float">
            <text:p>0.04014652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4653" calcext:value-type="float">
            <text:p>0.04014653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4654" calcext:value-type="float">
            <text:p>0.04014654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4655" calcext:value-type="float">
            <text:p>0.04014655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4656" calcext:value-type="float">
            <text:p>0.04014656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4657" calcext:value-type="float">
            <text:p>0.04014657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4658" calcext:value-type="float">
            <text:p>0.04014658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4659" calcext:value-type="float">
            <text:p>0.04014659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466" calcext:value-type="float">
            <text:p>0.0401466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4661" calcext:value-type="float">
            <text:p>0.04014661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4662" calcext:value-type="float">
            <text:p>0.04014662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4663" calcext:value-type="float">
            <text:p>0.04014663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4664" calcext:value-type="float">
            <text:p>0.04014664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4665" calcext:value-type="float">
            <text:p>0.04014665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4666" calcext:value-type="float">
            <text:p>0.04014666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4667" calcext:value-type="float">
            <text:p>0.04014667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4668" calcext:value-type="float">
            <text:p>0.04014668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4669" calcext:value-type="float">
            <text:p>0.04014669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467" calcext:value-type="float">
            <text:p>0.0401467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4671" calcext:value-type="float">
            <text:p>0.04014671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4672" calcext:value-type="float">
            <text:p>0.04014672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4673" calcext:value-type="float">
            <text:p>0.04014673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4674" calcext:value-type="float">
            <text:p>0.04014674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4675" calcext:value-type="float">
            <text:p>0.0401467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4676" calcext:value-type="float">
            <text:p>0.04014676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4677" calcext:value-type="float">
            <text:p>0.0401467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4678" calcext:value-type="float">
            <text:p>0.04014678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4679" calcext:value-type="float">
            <text:p>0.0401467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468" calcext:value-type="float">
            <text:p>0.04014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4681" calcext:value-type="float">
            <text:p>0.040146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4682" calcext:value-type="float">
            <text:p>0.0401468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4683" calcext:value-type="float">
            <text:p>0.040146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4684" calcext:value-type="float">
            <text:p>0.0401468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4685" calcext:value-type="float">
            <text:p>0.0401468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4686" calcext:value-type="float">
            <text:p>0.0401468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4687" calcext:value-type="float">
            <text:p>0.04014687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4688" calcext:value-type="float">
            <text:p>0.0401468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4689" calcext:value-type="float">
            <text:p>0.04014689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469" calcext:value-type="float">
            <text:p>0.040146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4691" calcext:value-type="float">
            <text:p>0.04014691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692" calcext:value-type="float">
            <text:p>0.04014692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4693" calcext:value-type="float">
            <text:p>0.04014693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4694" calcext:value-type="float">
            <text:p>0.04014694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4695" calcext:value-type="float">
            <text:p>0.04014695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4696" calcext:value-type="float">
            <text:p>0.04014696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4697" calcext:value-type="float">
            <text:p>0.04014697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4698" calcext:value-type="float">
            <text:p>0.0401469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4699" calcext:value-type="float">
            <text:p>0.04014699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47" calcext:value-type="float">
            <text:p>0.040147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4701" calcext:value-type="float">
            <text:p>0.04014701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4702" calcext:value-type="float">
            <text:p>0.04014702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4703" calcext:value-type="float">
            <text:p>0.04014703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4704" calcext:value-type="float">
            <text:p>0.04014704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4705" calcext:value-type="float">
            <text:p>0.04014705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4706" calcext:value-type="float">
            <text:p>0.04014706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4707" calcext:value-type="float">
            <text:p>0.04014707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4708" calcext:value-type="float">
            <text:p>0.04014708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4709" calcext:value-type="float">
            <text:p>0.04014709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471" calcext:value-type="float">
            <text:p>0.0401471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4711" calcext:value-type="float">
            <text:p>0.04014711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4712" calcext:value-type="float">
            <text:p>0.04014712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4713" calcext:value-type="float">
            <text:p>0.04014713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4714" calcext:value-type="float">
            <text:p>0.04014714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4715" calcext:value-type="float">
            <text:p>0.04014715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4716" calcext:value-type="float">
            <text:p>0.04014716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4717" calcext:value-type="float">
            <text:p>0.04014717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4718" calcext:value-type="float">
            <text:p>0.04014718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4719" calcext:value-type="float">
            <text:p>0.04014719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472" calcext:value-type="float">
            <text:p>0.0401472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4721" calcext:value-type="float">
            <text:p>0.04014721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4722" calcext:value-type="float">
            <text:p>0.04014722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4723" calcext:value-type="float">
            <text:p>0.04014723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4724" calcext:value-type="float">
            <text:p>0.04014724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4725" calcext:value-type="float">
            <text:p>0.04014725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4726" calcext:value-type="float">
            <text:p>0.04014726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4727" calcext:value-type="float">
            <text:p>0.04014727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4728" calcext:value-type="float">
            <text:p>0.04014728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4729" calcext:value-type="float">
            <text:p>0.04014729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473" calcext:value-type="float">
            <text:p>0.0401473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4731" calcext:value-type="float">
            <text:p>0.04014731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4732" calcext:value-type="float">
            <text:p>0.04014732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4733" calcext:value-type="float">
            <text:p>0.04014733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4734" calcext:value-type="float">
            <text:p>0.04014734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4735" calcext:value-type="float">
            <text:p>0.04014735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4736" calcext:value-type="float">
            <text:p>0.04014736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4737" calcext:value-type="float">
            <text:p>0.04014737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4738" calcext:value-type="float">
            <text:p>0.04014738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4739" calcext:value-type="float">
            <text:p>0.04014739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474" calcext:value-type="float">
            <text:p>0.0401474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4741" calcext:value-type="float">
            <text:p>0.04014741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4742" calcext:value-type="float">
            <text:p>0.04014742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4743" calcext:value-type="float">
            <text:p>0.04014743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4744" calcext:value-type="float">
            <text:p>0.0401474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745" calcext:value-type="float">
            <text:p>0.04014745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746" calcext:value-type="float">
            <text:p>0.04014746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4747" calcext:value-type="float">
            <text:p>0.04014747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4748" calcext:value-type="float">
            <text:p>0.04014748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4749" calcext:value-type="float">
            <text:p>0.04014749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475" calcext:value-type="float">
            <text:p>0.0401475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4751" calcext:value-type="float">
            <text:p>0.04014751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4752" calcext:value-type="float">
            <text:p>0.0401475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4753" calcext:value-type="float">
            <text:p>0.04014753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4754" calcext:value-type="float">
            <text:p>0.04014754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4755" calcext:value-type="float">
            <text:p>0.04014755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4756" calcext:value-type="float">
            <text:p>0.04014756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4757" calcext:value-type="float">
            <text:p>0.04014757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4758" calcext:value-type="float">
            <text:p>0.04014758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4759" calcext:value-type="float">
            <text:p>0.04014759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476" calcext:value-type="float">
            <text:p>0.040147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4761" calcext:value-type="float">
            <text:p>0.04014761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4762" calcext:value-type="float">
            <text:p>0.04014762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4763" calcext:value-type="float">
            <text:p>0.04014763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4764" calcext:value-type="float">
            <text:p>0.04014764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4765" calcext:value-type="float">
            <text:p>0.04014765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4766" calcext:value-type="float">
            <text:p>0.04014766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4767" calcext:value-type="float">
            <text:p>0.04014767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4768" calcext:value-type="float">
            <text:p>0.04014768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4769" calcext:value-type="float">
            <text:p>0.04014769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477" calcext:value-type="float">
            <text:p>0.0401477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4771" calcext:value-type="float">
            <text:p>0.04014771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4772" calcext:value-type="float">
            <text:p>0.04014772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4773" calcext:value-type="float">
            <text:p>0.04014773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4774" calcext:value-type="float">
            <text:p>0.04014774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4775" calcext:value-type="float">
            <text:p>0.04014775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4776" calcext:value-type="float">
            <text:p>0.04014776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4777" calcext:value-type="float">
            <text:p>0.04014777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4778" calcext:value-type="float">
            <text:p>0.04014778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4779" calcext:value-type="float">
            <text:p>0.04014779</text:p>
          </table:table-cell>
          <table:table-cell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0.0401478" calcext:value-type="float">
            <text:p>0.0401478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4781" calcext:value-type="float">
            <text:p>0.04014781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4782" calcext:value-type="float">
            <text:p>0.04014782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4783" calcext:value-type="float">
            <text:p>0.04014783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4784" calcext:value-type="float">
            <text:p>0.04014784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4785" calcext:value-type="float">
            <text:p>0.04014785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4786" calcext:value-type="float">
            <text:p>0.04014786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4787" calcext:value-type="float">
            <text:p>0.04014787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4788" calcext:value-type="float">
            <text:p>0.04014788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4789" calcext:value-type="float">
            <text:p>0.04014789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479" calcext:value-type="float">
            <text:p>0.0401479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4791" calcext:value-type="float">
            <text:p>0.04014791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4792" calcext:value-type="float">
            <text:p>0.04014792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4793" calcext:value-type="float">
            <text:p>0.04014793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4794" calcext:value-type="float">
            <text:p>0.04014794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4795" calcext:value-type="float">
            <text:p>0.04014795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4796" calcext:value-type="float">
            <text:p>0.04014796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4797" calcext:value-type="float">
            <text:p>0.04014797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4798" calcext:value-type="float">
            <text:p>0.04014798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4799" calcext:value-type="float">
            <text:p>0.04014799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48" calcext:value-type="float">
            <text:p>0.040148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4801" calcext:value-type="float">
            <text:p>0.04014801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4802" calcext:value-type="float">
            <text:p>0.04014802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4803" calcext:value-type="float">
            <text:p>0.04014803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4804" calcext:value-type="float">
            <text:p>0.04014804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4805" calcext:value-type="float">
            <text:p>0.04014805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4806" calcext:value-type="float">
            <text:p>0.0401480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4807" calcext:value-type="float">
            <text:p>0.04014807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4808" calcext:value-type="float">
            <text:p>0.04014808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4809" calcext:value-type="float">
            <text:p>0.04014809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481" calcext:value-type="float">
            <text:p>0.0401481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4811" calcext:value-type="float">
            <text:p>0.0401481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4812" calcext:value-type="float">
            <text:p>0.04014812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4813" calcext:value-type="float">
            <text:p>0.0401481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4814" calcext:value-type="float">
            <text:p>0.04014814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4815" calcext:value-type="float">
            <text:p>0.0401481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4816" calcext:value-type="float">
            <text:p>0.04014816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4817" calcext:value-type="float">
            <text:p>0.0401481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4818" calcext:value-type="float">
            <text:p>0.040148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4819" calcext:value-type="float">
            <text:p>0.040148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482" calcext:value-type="float">
            <text:p>0.040148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4821" calcext:value-type="float">
            <text:p>0.040148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4822" calcext:value-type="float">
            <text:p>0.0401482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4823" calcext:value-type="float">
            <text:p>0.0401482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4824" calcext:value-type="float">
            <text:p>0.0401482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4825" calcext:value-type="float">
            <text:p>0.04014825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4826" calcext:value-type="float">
            <text:p>0.04014826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4827" calcext:value-type="float">
            <text:p>0.04014827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4828" calcext:value-type="float">
            <text:p>0.0401482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4829" calcext:value-type="float">
            <text:p>0.04014829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83" calcext:value-type="float">
            <text:p>0.0401483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4831" calcext:value-type="float">
            <text:p>0.0401483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4832" calcext:value-type="float">
            <text:p>0.04014832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4833" calcext:value-type="float">
            <text:p>0.04014833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4834" calcext:value-type="float">
            <text:p>0.04014834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4835" calcext:value-type="float">
            <text:p>0.04014835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4836" calcext:value-type="float">
            <text:p>0.04014836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4837" calcext:value-type="float">
            <text:p>0.04014837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4838" calcext:value-type="float">
            <text:p>0.04014838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4839" calcext:value-type="float">
            <text:p>0.04014839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484" calcext:value-type="float">
            <text:p>0.0401484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4841" calcext:value-type="float">
            <text:p>0.04014841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0.04014842" calcext:value-type="float">
            <text:p>0.04014842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4843" calcext:value-type="float">
            <text:p>0.04014843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4844" calcext:value-type="float">
            <text:p>0.04014844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4845" calcext:value-type="float">
            <text:p>0.04014845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4846" calcext:value-type="float">
            <text:p>0.04014846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4847" calcext:value-type="float">
            <text:p>0.04014847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4848" calcext:value-type="float">
            <text:p>0.04014848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4849" calcext:value-type="float">
            <text:p>0.04014849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485" calcext:value-type="float">
            <text:p>0.0401485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4851" calcext:value-type="float">
            <text:p>0.04014851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4852" calcext:value-type="float">
            <text:p>0.04014852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4853" calcext:value-type="float">
            <text:p>0.04014853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4854" calcext:value-type="float">
            <text:p>0.04014854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4855" calcext:value-type="float">
            <text:p>0.04014855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4856" calcext:value-type="float">
            <text:p>0.04014856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4857" calcext:value-type="float">
            <text:p>0.04014857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4858" calcext:value-type="float">
            <text:p>0.04014858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4859" calcext:value-type="float">
            <text:p>0.04014859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486" calcext:value-type="float">
            <text:p>0.0401486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4861" calcext:value-type="float">
            <text:p>0.04014861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4862" calcext:value-type="float">
            <text:p>0.04014862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4863" calcext:value-type="float">
            <text:p>0.04014863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4864" calcext:value-type="float">
            <text:p>0.04014864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4865" calcext:value-type="float">
            <text:p>0.04014865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4866" calcext:value-type="float">
            <text:p>0.04014866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4867" calcext:value-type="float">
            <text:p>0.04014867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4868" calcext:value-type="float">
            <text:p>0.04014868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4869" calcext:value-type="float">
            <text:p>0.04014869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487" calcext:value-type="float">
            <text:p>0.0401487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4871" calcext:value-type="float">
            <text:p>0.0401487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4872" calcext:value-type="float">
            <text:p>0.04014872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4873" calcext:value-type="float">
            <text:p>0.04014873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4874" calcext:value-type="float">
            <text:p>0.04014874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4875" calcext:value-type="float">
            <text:p>0.04014875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4876" calcext:value-type="float">
            <text:p>0.04014876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4877" calcext:value-type="float">
            <text:p>0.04014877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4878" calcext:value-type="float">
            <text:p>0.04014878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4879" calcext:value-type="float">
            <text:p>0.04014879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488" calcext:value-type="float">
            <text:p>0.0401488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4881" calcext:value-type="float">
            <text:p>0.04014881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4882" calcext:value-type="float">
            <text:p>0.0401488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883" calcext:value-type="float">
            <text:p>0.04014883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884" calcext:value-type="float">
            <text:p>0.04014884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4885" calcext:value-type="float">
            <text:p>0.04014885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4886" calcext:value-type="float">
            <text:p>0.04014886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4887" calcext:value-type="float">
            <text:p>0.04014887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4888" calcext:value-type="float">
            <text:p>0.04014888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4889" calcext:value-type="float">
            <text:p>0.04014889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489" calcext:value-type="float">
            <text:p>0.0401489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4891" calcext:value-type="float">
            <text:p>0.0401489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4892" calcext:value-type="float">
            <text:p>0.04014892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4893" calcext:value-type="float">
            <text:p>0.04014893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4894" calcext:value-type="float">
            <text:p>0.04014894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4895" calcext:value-type="float">
            <text:p>0.04014895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4896" calcext:value-type="float">
            <text:p>0.04014896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4897" calcext:value-type="float">
            <text:p>0.04014897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4898" calcext:value-type="float">
            <text:p>0.0401489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4899" calcext:value-type="float">
            <text:p>0.04014899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49" calcext:value-type="float">
            <text:p>0.040149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4901" calcext:value-type="float">
            <text:p>0.04014901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4902" calcext:value-type="float">
            <text:p>0.04014902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4903" calcext:value-type="float">
            <text:p>0.04014903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4904" calcext:value-type="float">
            <text:p>0.04014904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4905" calcext:value-type="float">
            <text:p>0.04014905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4906" calcext:value-type="float">
            <text:p>0.04014906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4907" calcext:value-type="float">
            <text:p>0.04014907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4908" calcext:value-type="float">
            <text:p>0.04014908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4909" calcext:value-type="float">
            <text:p>0.04014909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491" calcext:value-type="float">
            <text:p>0.0401491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4911" calcext:value-type="float">
            <text:p>0.04014911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4912" calcext:value-type="float">
            <text:p>0.04014912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4913" calcext:value-type="float">
            <text:p>0.04014913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4914" calcext:value-type="float">
            <text:p>0.04014914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4915" calcext:value-type="float">
            <text:p>0.04014915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4916" calcext:value-type="float">
            <text:p>0.04014916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4917" calcext:value-type="float">
            <text:p>0.04014917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4918" calcext:value-type="float">
            <text:p>0.04014918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4919" calcext:value-type="float">
            <text:p>0.04014919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492" calcext:value-type="float">
            <text:p>0.0401492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4921" calcext:value-type="float">
            <text:p>0.04014921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4922" calcext:value-type="float">
            <text:p>0.04014922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4923" calcext:value-type="float">
            <text:p>0.04014923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4924" calcext:value-type="float">
            <text:p>0.04014924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4925" calcext:value-type="float">
            <text:p>0.04014925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4926" calcext:value-type="float">
            <text:p>0.04014926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4927" calcext:value-type="float">
            <text:p>0.04014927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4928" calcext:value-type="float">
            <text:p>0.04014928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4929" calcext:value-type="float">
            <text:p>0.04014929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493" calcext:value-type="float">
            <text:p>0.0401493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4931" calcext:value-type="float">
            <text:p>0.04014931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4932" calcext:value-type="float">
            <text:p>0.04014932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4933" calcext:value-type="float">
            <text:p>0.04014933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4934" calcext:value-type="float">
            <text:p>0.04014934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4935" calcext:value-type="float">
            <text:p>0.04014935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4936" calcext:value-type="float">
            <text:p>0.04014936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4937" calcext:value-type="float">
            <text:p>0.04014937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4938" calcext:value-type="float">
            <text:p>0.04014938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4939" calcext:value-type="float">
            <text:p>0.04014939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494" calcext:value-type="float">
            <text:p>0.0401494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4941" calcext:value-type="float">
            <text:p>0.0401494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4942" calcext:value-type="float">
            <text:p>0.04014942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4943" calcext:value-type="float">
            <text:p>0.04014943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4944" calcext:value-type="float">
            <text:p>0.04014944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4945" calcext:value-type="float">
            <text:p>0.04014945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4946" calcext:value-type="float">
            <text:p>0.04014946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4947" calcext:value-type="float">
            <text:p>0.04014947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4948" calcext:value-type="float">
            <text:p>0.04014948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4949" calcext:value-type="float">
            <text:p>0.0401494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495" calcext:value-type="float">
            <text:p>0.0401495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4951" calcext:value-type="float">
            <text:p>0.0401495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4952" calcext:value-type="float">
            <text:p>0.04014952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4953" calcext:value-type="float">
            <text:p>0.0401495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4954" calcext:value-type="float">
            <text:p>0.04014954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4955" calcext:value-type="float">
            <text:p>0.0401495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4956" calcext:value-type="float">
            <text:p>0.04014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4957" calcext:value-type="float">
            <text:p>0.040149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4958" calcext:value-type="float">
            <text:p>0.0401495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4959" calcext:value-type="float">
            <text:p>0.040149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496" calcext:value-type="float">
            <text:p>0.040149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4961" calcext:value-type="float">
            <text:p>0.0401496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4962" calcext:value-type="float">
            <text:p>0.0401496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4963" calcext:value-type="float">
            <text:p>0.0401496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4964" calcext:value-type="float">
            <text:p>0.04014964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4965" calcext:value-type="float">
            <text:p>0.04014965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4966" calcext:value-type="float">
            <text:p>0.0401496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4967" calcext:value-type="float">
            <text:p>0.0401496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968" calcext:value-type="float">
            <text:p>0.04014968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4969" calcext:value-type="float">
            <text:p>0.0401496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497" calcext:value-type="float">
            <text:p>0.0401497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4971" calcext:value-type="float">
            <text:p>0.04014971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4972" calcext:value-type="float">
            <text:p>0.04014972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4973" calcext:value-type="float">
            <text:p>0.04014973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4974" calcext:value-type="float">
            <text:p>0.04014974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4975" calcext:value-type="float">
            <text:p>0.04014975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4976" calcext:value-type="float">
            <text:p>0.04014976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4977" calcext:value-type="float">
            <text:p>0.04014977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4978" calcext:value-type="float">
            <text:p>0.04014978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4979" calcext:value-type="float">
            <text:p>0.04014979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498" calcext:value-type="float">
            <text:p>0.0401498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4981" calcext:value-type="float">
            <text:p>0.04014981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4982" calcext:value-type="float">
            <text:p>0.04014982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4983" calcext:value-type="float">
            <text:p>0.04014983</text:p>
          </table:table-cell>
          <table:table-cell office:value-type="float" office:value="1844" calcext:value-type="float">
            <text:p>1844</text:p>
          </table:table-cell>
          <table:table-cell/>
        </table:table-row>
        <table:table-row table:style-name="ro1">
          <table:table-cell office:value-type="float" office:value="0.04014984" calcext:value-type="float">
            <text:p>0.04014984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4985" calcext:value-type="float">
            <text:p>0.04014985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4986" calcext:value-type="float">
            <text:p>0.04014986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4987" calcext:value-type="float">
            <text:p>0.04014987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4988" calcext:value-type="float">
            <text:p>0.04014988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4989" calcext:value-type="float">
            <text:p>0.04014989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499" calcext:value-type="float">
            <text:p>0.0401499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4991" calcext:value-type="float">
            <text:p>0.04014991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4992" calcext:value-type="float">
            <text:p>0.04014992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4993" calcext:value-type="float">
            <text:p>0.04014993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4994" calcext:value-type="float">
            <text:p>0.04014994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4995" calcext:value-type="float">
            <text:p>0.04014995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4996" calcext:value-type="float">
            <text:p>0.04014996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4997" calcext:value-type="float">
            <text:p>0.04014997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4998" calcext:value-type="float">
            <text:p>0.04014998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4999" calcext:value-type="float">
            <text:p>0.04014999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5" calcext:value-type="float">
            <text:p>0.04015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5001" calcext:value-type="float">
            <text:p>0.04015001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5002" calcext:value-type="float">
            <text:p>0.04015002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5003" calcext:value-type="float">
            <text:p>0.04015003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5004" calcext:value-type="float">
            <text:p>0.04015004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5005" calcext:value-type="float">
            <text:p>0.04015005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5006" calcext:value-type="float">
            <text:p>0.04015006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5007" calcext:value-type="float">
            <text:p>0.04015007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5008" calcext:value-type="float">
            <text:p>0.04015008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5009" calcext:value-type="float">
            <text:p>0.04015009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501" calcext:value-type="float">
            <text:p>0.0401501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5011" calcext:value-type="float">
            <text:p>0.04015011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5012" calcext:value-type="float">
            <text:p>0.04015012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5013" calcext:value-type="float">
            <text:p>0.04015013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5014" calcext:value-type="float">
            <text:p>0.04015014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5015" calcext:value-type="float">
            <text:p>0.04015015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5016" calcext:value-type="float">
            <text:p>0.04015016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5017" calcext:value-type="float">
            <text:p>0.04015017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5018" calcext:value-type="float">
            <text:p>0.04015018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5019" calcext:value-type="float">
            <text:p>0.04015019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502" calcext:value-type="float">
            <text:p>0.040150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5021" calcext:value-type="float">
            <text:p>0.04015021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5022" calcext:value-type="float">
            <text:p>0.04015022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5023" calcext:value-type="float">
            <text:p>0.04015023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5024" calcext:value-type="float">
            <text:p>0.04015024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5025" calcext:value-type="float">
            <text:p>0.04015025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5026" calcext:value-type="float">
            <text:p>0.04015026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5027" calcext:value-type="float">
            <text:p>0.04015027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5028" calcext:value-type="float">
            <text:p>0.0401502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5029" calcext:value-type="float">
            <text:p>0.04015029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503" calcext:value-type="float">
            <text:p>0.0401503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5031" calcext:value-type="float">
            <text:p>0.04015031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5032" calcext:value-type="float">
            <text:p>0.04015032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5033" calcext:value-type="float">
            <text:p>0.04015033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5034" calcext:value-type="float">
            <text:p>0.04015034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5035" calcext:value-type="float">
            <text:p>0.04015035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5036" calcext:value-type="float">
            <text:p>0.0401503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5037" calcext:value-type="float">
            <text:p>0.04015037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5038" calcext:value-type="float">
            <text:p>0.04015038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5039" calcext:value-type="float">
            <text:p>0.04015039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504" calcext:value-type="float">
            <text:p>0.0401504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5041" calcext:value-type="float">
            <text:p>0.04015041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5042" calcext:value-type="float">
            <text:p>0.04015042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5043" calcext:value-type="float">
            <text:p>0.04015043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5044" calcext:value-type="float">
            <text:p>0.04015044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5045" calcext:value-type="float">
            <text:p>0.04015045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5046" calcext:value-type="float">
            <text:p>0.04015046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5047" calcext:value-type="float">
            <text:p>0.04015047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5048" calcext:value-type="float">
            <text:p>0.04015048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5049" calcext:value-type="float">
            <text:p>0.04015049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505" calcext:value-type="float">
            <text:p>0.0401505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5051" calcext:value-type="float">
            <text:p>0.04015051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5052" calcext:value-type="float">
            <text:p>0.04015052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5053" calcext:value-type="float">
            <text:p>0.04015053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5054" calcext:value-type="float">
            <text:p>0.04015054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5055" calcext:value-type="float">
            <text:p>0.04015055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5056" calcext:value-type="float">
            <text:p>0.04015056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5057" calcext:value-type="float">
            <text:p>0.04015057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5058" calcext:value-type="float">
            <text:p>0.04015058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5059" calcext:value-type="float">
            <text:p>0.04015059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506" calcext:value-type="float">
            <text:p>0.0401506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5061" calcext:value-type="float">
            <text:p>0.0401506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5062" calcext:value-type="float">
            <text:p>0.04015062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5063" calcext:value-type="float">
            <text:p>0.04015063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5064" calcext:value-type="float">
            <text:p>0.04015064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5065" calcext:value-type="float">
            <text:p>0.04015065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5066" calcext:value-type="float">
            <text:p>0.04015066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5067" calcext:value-type="float">
            <text:p>0.04015067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5068" calcext:value-type="float">
            <text:p>0.0401506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5069" calcext:value-type="float">
            <text:p>0.04015069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507" calcext:value-type="float">
            <text:p>0.0401507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5071" calcext:value-type="float">
            <text:p>0.04015071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5072" calcext:value-type="float">
            <text:p>0.04015072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5073" calcext:value-type="float">
            <text:p>0.04015073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5074" calcext:value-type="float">
            <text:p>0.04015074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5075" calcext:value-type="float">
            <text:p>0.04015075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5076" calcext:value-type="float">
            <text:p>0.04015076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5077" calcext:value-type="float">
            <text:p>0.04015077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5078" calcext:value-type="float">
            <text:p>0.0401507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5079" calcext:value-type="float">
            <text:p>0.04015079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508" calcext:value-type="float">
            <text:p>0.0401508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5081" calcext:value-type="float">
            <text:p>0.04015081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5082" calcext:value-type="float">
            <text:p>0.04015082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5083" calcext:value-type="float">
            <text:p>0.04015083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5084" calcext:value-type="float">
            <text:p>0.04015084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5085" calcext:value-type="float">
            <text:p>0.04015085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5086" calcext:value-type="float">
            <text:p>0.04015086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5087" calcext:value-type="float">
            <text:p>0.0401508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5088" calcext:value-type="float">
            <text:p>0.04015088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5089" calcext:value-type="float">
            <text:p>0.04015089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509" calcext:value-type="float">
            <text:p>0.0401509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04015091" calcext:value-type="float">
            <text:p>0.0401509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5092" calcext:value-type="float">
            <text:p>0.04015092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5093" calcext:value-type="float">
            <text:p>0.0401509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5094" calcext:value-type="float">
            <text:p>0.040150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5095" calcext:value-type="float">
            <text:p>0.040150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5096" calcext:value-type="float">
            <text:p>0.0401509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5097" calcext:value-type="float">
            <text:p>0.040150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5098" calcext:value-type="float">
            <text:p>0.0401509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5099" calcext:value-type="float">
            <text:p>0.0401509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51" calcext:value-type="float">
            <text:p>0.04015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5101" calcext:value-type="float">
            <text:p>0.0401510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5102" calcext:value-type="float">
            <text:p>0.04015102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5103" calcext:value-type="float">
            <text:p>0.04015103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5104" calcext:value-type="float">
            <text:p>0.0401510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5105" calcext:value-type="float">
            <text:p>0.0401510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5106" calcext:value-type="float">
            <text:p>0.04015106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5107" calcext:value-type="float">
            <text:p>0.04015107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5108" calcext:value-type="float">
            <text:p>0.04015108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5109" calcext:value-type="float">
            <text:p>0.04015109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511" calcext:value-type="float">
            <text:p>0.0401511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5111" calcext:value-type="float">
            <text:p>0.04015111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5112" calcext:value-type="float">
            <text:p>0.04015112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5113" calcext:value-type="float">
            <text:p>0.04015113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5114" calcext:value-type="float">
            <text:p>0.04015114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5115" calcext:value-type="float">
            <text:p>0.04015115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5116" calcext:value-type="float">
            <text:p>0.04015116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5117" calcext:value-type="float">
            <text:p>0.04015117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5118" calcext:value-type="float">
            <text:p>0.04015118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5119" calcext:value-type="float">
            <text:p>0.04015119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512" calcext:value-type="float">
            <text:p>0.0401512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5121" calcext:value-type="float">
            <text:p>0.04015121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5122" calcext:value-type="float">
            <text:p>0.04015122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5123" calcext:value-type="float">
            <text:p>0.04015123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5124" calcext:value-type="float">
            <text:p>0.04015124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5125" calcext:value-type="float">
            <text:p>0.04015125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5126" calcext:value-type="float">
            <text:p>0.04015126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5127" calcext:value-type="float">
            <text:p>0.04015127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5128" calcext:value-type="float">
            <text:p>0.04015128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5129" calcext:value-type="float">
            <text:p>0.04015129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513" calcext:value-type="float">
            <text:p>0.0401513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5131" calcext:value-type="float">
            <text:p>0.04015131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5132" calcext:value-type="float">
            <text:p>0.04015132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5133" calcext:value-type="float">
            <text:p>0.04015133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5134" calcext:value-type="float">
            <text:p>0.04015134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5135" calcext:value-type="float">
            <text:p>0.04015135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5136" calcext:value-type="float">
            <text:p>0.04015136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5137" calcext:value-type="float">
            <text:p>0.04015137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5138" calcext:value-type="float">
            <text:p>0.04015138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5139" calcext:value-type="float">
            <text:p>0.04015139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514" calcext:value-type="float">
            <text:p>0.0401514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5141" calcext:value-type="float">
            <text:p>0.04015141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5142" calcext:value-type="float">
            <text:p>0.04015142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5143" calcext:value-type="float">
            <text:p>0.04015143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5144" calcext:value-type="float">
            <text:p>0.04015144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5145" calcext:value-type="float">
            <text:p>0.04015145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5146" calcext:value-type="float">
            <text:p>0.04015146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5147" calcext:value-type="float">
            <text:p>0.04015147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5148" calcext:value-type="float">
            <text:p>0.04015148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0.04015149" calcext:value-type="float">
            <text:p>0.04015149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0.0401515" calcext:value-type="float">
            <text:p>0.0401515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5151" calcext:value-type="float">
            <text:p>0.04015151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5152" calcext:value-type="float">
            <text:p>0.04015152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0.04015153" calcext:value-type="float">
            <text:p>0.04015153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5154" calcext:value-type="float">
            <text:p>0.04015154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0.04015155" calcext:value-type="float">
            <text:p>0.04015155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0.04015156" calcext:value-type="float">
            <text:p>0.04015156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5157" calcext:value-type="float">
            <text:p>0.04015157</text:p>
          </table:table-cell>
          <table:table-cell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0.04015158" calcext:value-type="float">
            <text:p>0.0401515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5159" calcext:value-type="float">
            <text:p>0.04015159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516" calcext:value-type="float">
            <text:p>0.0401516</text:p>
          </table:table-cell>
          <table:table-cell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0.04015161" calcext:value-type="float">
            <text:p>0.04015161</text:p>
          </table:table-cell>
          <table:table-cell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0.04015162" calcext:value-type="float">
            <text:p>0.04015162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0.04015163" calcext:value-type="float">
            <text:p>0.04015163</text:p>
          </table:table-cell>
          <table:table-cell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0.04015164" calcext:value-type="float">
            <text:p>0.04015164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0.04015165" calcext:value-type="float">
            <text:p>0.04015165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5166" calcext:value-type="float">
            <text:p>0.04015166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5167" calcext:value-type="float">
            <text:p>0.04015167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5168" calcext:value-type="float">
            <text:p>0.04015168</text:p>
          </table:table-cell>
          <table:table-cell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0.04015169" calcext:value-type="float">
            <text:p>0.04015169</text:p>
          </table:table-cell>
          <table:table-cell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0.0401517" calcext:value-type="float">
            <text:p>0.0401517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5171" calcext:value-type="float">
            <text:p>0.04015171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0.04015172" calcext:value-type="float">
            <text:p>0.04015172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5173" calcext:value-type="float">
            <text:p>0.04015173</text:p>
          </table:table-cell>
          <table:table-cell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0.04015174" calcext:value-type="float">
            <text:p>0.04015174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5175" calcext:value-type="float">
            <text:p>0.04015175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5176" calcext:value-type="float">
            <text:p>0.04015176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5177" calcext:value-type="float">
            <text:p>0.04015177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0.04015178" calcext:value-type="float">
            <text:p>0.04015178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float" office:value="0.04015179" calcext:value-type="float">
            <text:p>0.04015179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0.0401518" calcext:value-type="float">
            <text:p>0.0401518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0.04015181" calcext:value-type="float">
            <text:p>0.04015181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0.04015182" calcext:value-type="float">
            <text:p>0.04015182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0.04015183" calcext:value-type="float">
            <text:p>0.04015183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0.04015184" calcext:value-type="float">
            <text:p>0.04015184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0.04015185" calcext:value-type="float">
            <text:p>0.04015185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5186" calcext:value-type="float">
            <text:p>0.04015186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0.04015187" calcext:value-type="float">
            <text:p>0.04015187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0.04015188" calcext:value-type="float">
            <text:p>0.04015188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5189" calcext:value-type="float">
            <text:p>0.04015189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0.0401519" calcext:value-type="float">
            <text:p>0.0401519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0.04015191" calcext:value-type="float">
            <text:p>0.04015191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5192" calcext:value-type="float">
            <text:p>0.04015192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0.04015193" calcext:value-type="float">
            <text:p>0.04015193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0.04015194" calcext:value-type="float">
            <text:p>0.04015194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0.04015195" calcext:value-type="float">
            <text:p>0.04015195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0.04015196" calcext:value-type="float">
            <text:p>0.04015196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0.04015197" calcext:value-type="float">
            <text:p>0.04015197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5198" calcext:value-type="float">
            <text:p>0.04015198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0.04015199" calcext:value-type="float">
            <text:p>0.0401519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52" calcext:value-type="float">
            <text:p>0.040152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0.04015201" calcext:value-type="float">
            <text:p>0.04015201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5202" calcext:value-type="float">
            <text:p>0.04015202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0.04015203" calcext:value-type="float">
            <text:p>0.04015203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0.04015204" calcext:value-type="float">
            <text:p>0.04015204</text:p>
          </table:table-cell>
          <table:table-cell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0.04015205" calcext:value-type="float">
            <text:p>0.04015205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0.04015206" calcext:value-type="float">
            <text:p>0.04015206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5207" calcext:value-type="float">
            <text:p>0.04015207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0.04015208" calcext:value-type="float">
            <text:p>0.04015208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5209" calcext:value-type="float">
            <text:p>0.04015209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0.0401521" calcext:value-type="float">
            <text:p>0.0401521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0.04015211" calcext:value-type="float">
            <text:p>0.04015211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0.04015212" calcext:value-type="float">
            <text:p>0.0401521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5213" calcext:value-type="float">
            <text:p>0.04015213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5214" calcext:value-type="float">
            <text:p>0.04015214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0.04015215" calcext:value-type="float">
            <text:p>0.04015215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0.04015216" calcext:value-type="float">
            <text:p>0.04015216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0.04015217" calcext:value-type="float">
            <text:p>0.04015217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0.04015218" calcext:value-type="float">
            <text:p>0.04015218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5219" calcext:value-type="float">
            <text:p>0.04015219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522" calcext:value-type="float">
            <text:p>0.0401522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0.04015221" calcext:value-type="float">
            <text:p>0.04015221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0.04015222" calcext:value-type="float">
            <text:p>0.04015222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04015223" calcext:value-type="float">
            <text:p>0.04015223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0.04015224" calcext:value-type="float">
            <text:p>0.04015224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04015225" calcext:value-type="float">
            <text:p>0.0401522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0.04015226" calcext:value-type="float">
            <text:p>0.04015226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0.04015227" calcext:value-type="float">
            <text:p>0.04015227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04015228" calcext:value-type="float">
            <text:p>0.04015228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0.04015229" calcext:value-type="float">
            <text:p>0.040152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523" calcext:value-type="float">
            <text:p>0.0401523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0.04015231" calcext:value-type="float">
            <text:p>0.0401523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04015232" calcext:value-type="float">
            <text:p>0.040152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5233" calcext:value-type="float">
            <text:p>0.04015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5234" calcext:value-type="float">
            <text:p>0.0401523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5235" calcext:value-type="float">
            <text:p>0.040152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5236" calcext:value-type="float">
            <text:p>0.0401523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5237" calcext:value-type="float">
            <text:p>0.0401523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0.04015238" calcext:value-type="float">
            <text:p>0.0401523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0.04015239" calcext:value-type="float">
            <text:p>0.0401523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524" calcext:value-type="float">
            <text:p>0.0401524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04015241" calcext:value-type="float">
            <text:p>0.04015241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04015242" calcext:value-type="float">
            <text:p>0.0401524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04015243" calcext:value-type="float">
            <text:p>0.04015243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5244" calcext:value-type="float">
            <text:p>0.04015244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0.04015245" calcext:value-type="float">
            <text:p>0.04015245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04015246" calcext:value-type="float">
            <text:p>0.04015246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0.04015247" calcext:value-type="float">
            <text:p>0.04015247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0.04015248" calcext:value-type="float">
            <text:p>0.04015248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0.04015249" calcext:value-type="float">
            <text:p>0.04015249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0.0401525" calcext:value-type="float">
            <text:p>0.0401525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5251" calcext:value-type="float">
            <text:p>0.04015251</text:p>
          </table:table-cell>
          <table:table-cell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0.04015252" calcext:value-type="float">
            <text:p>0.04015252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0.04015253" calcext:value-type="float">
            <text:p>0.04015253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0.04015254" calcext:value-type="float">
            <text:p>0.04015254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5255" calcext:value-type="float">
            <text:p>0.04015255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5256" calcext:value-type="float">
            <text:p>0.04015256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5257" calcext:value-type="float">
            <text:p>0.04015257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0.04015258" calcext:value-type="float">
            <text:p>0.04015258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5259" calcext:value-type="float">
            <text:p>0.04015259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526" calcext:value-type="float">
            <text:p>0.0401526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0.04015261" calcext:value-type="float">
            <text:p>0.04015261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5262" calcext:value-type="float">
            <text:p>0.04015262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0.04015263" calcext:value-type="float">
            <text:p>0.04015263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0.04015264" calcext:value-type="float">
            <text:p>0.04015264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0.04015265" calcext:value-type="float">
            <text:p>0.04015265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5266" calcext:value-type="float">
            <text:p>0.04015266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5267" calcext:value-type="float">
            <text:p>0.04015267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0.04015268" calcext:value-type="float">
            <text:p>0.04015268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5269" calcext:value-type="float">
            <text:p>0.04015269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0.0401527" calcext:value-type="float">
            <text:p>0.0401527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5271" calcext:value-type="float">
            <text:p>0.04015271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0.04015272" calcext:value-type="float">
            <text:p>0.04015272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0.04015273" calcext:value-type="float">
            <text:p>0.04015273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0.04015274" calcext:value-type="float">
            <text:p>0.04015274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0.04015275" calcext:value-type="float">
            <text:p>0.04015275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5276" calcext:value-type="float">
            <text:p>0.04015276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0.04015277" calcext:value-type="float">
            <text:p>0.04015277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5278" calcext:value-type="float">
            <text:p>0.04015278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5279" calcext:value-type="float">
            <text:p>0.04015279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0.0401528" calcext:value-type="float">
            <text:p>0.0401528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0.04015281" calcext:value-type="float">
            <text:p>0.04015281</text:p>
          </table:table-cell>
          <table:table-cell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0.04015282" calcext:value-type="float">
            <text:p>0.04015282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0.04015283" calcext:value-type="float">
            <text:p>0.04015283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5284" calcext:value-type="float">
            <text:p>0.04015284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5285" calcext:value-type="float">
            <text:p>0.04015285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5286" calcext:value-type="float">
            <text:p>0.04015286</text:p>
          </table:table-cell>
          <table:table-cell office:value-type="float" office:value="3645" calcext:value-type="float">
            <text:p>36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00:08:46.1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9T01:56:24.867000000</dc:date>
    <meta:editing-duration>PT6H29M10S</meta:editing-duration>
    <meta:editing-cycles>6</meta:editing-cycles>
    <meta:generator>LibreOffice/6.3.2.2$Windows_X86_64 LibreOffice_project/98b30e735bda24bc04ab42594c85f7fd8be07b9c</meta:generator>
    <meta:document-statistic meta:table-count="1" meta:cell-count="818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0.392cm" svg:height="18.846cm" xlink:href=".." xlink:type="simple" chart:class="chart:line" chart:style-name="ch1">
        <chart:legend chart:legend-position="end" svg:x="88.307cm" svg:y="9.124cm" style:legend-expansion="high" chart:style-name="ch2"/>
        <chart:plot-area chart:style-name="ch3" table:cell-range-address="'1.5MHz carrier wave 2'.A8:'1.5MHz carrier wave 2'.B500" chart:data-source-has-labels="both" svg:x="1.807cm" svg:y="0.376cm" svg:width="84.693cm" svg:height="18.094cm">
          <chartooo:coordinate-region svg:x="3.203cm" svg:y="0.376cm" svg:width="83.297cm" svg:height="16.111cm"/>
          <chart:axis chart:dimension="x" chart:name="primary-x" chart:style-name="ch4" chartooo:axis-type="auto">
            <chartooo:date-scale/>
            <chart:categories table:cell-range-address="'1.5MHz carrier wave 2'.A9:'1.5MHz carrier wave 2'.A5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.5MHz carrier wave 2'.B9:'1.5MHz carrier wave 2'.B500" chart:label-cell-address="'1.5MHz carrier wave 2'.B8:'1.5MHz carrier wave 2'.B8" chart:class="chart:line">
            <chart:data-point chart:repeated="4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93</text:p>
                <draw:g>
                  <svg:desc>'1.5MHz carrier wave 2'.B8:'1.5MHz carrier wave 2'.B8</svg:desc>
                </draw:g>
              </table:table-cell>
            </table:table-row>
          </table:table-header-rows>
          <table:table-rows>
            <table:table-row>
              <table:table-cell office:value-type="float" office:value="0.04011197">
                <text:p>0.04011197</text:p>
                <draw:g>
                  <svg:desc>'1.5MHz carrier wave 2'.A9:'1.5MHz carrier wave 2'.A500</svg:desc>
                </draw:g>
              </table:table-cell>
              <table:table-cell office:value-type="float" office:value="2000">
                <text:p>2000</text:p>
                <draw:g>
                  <svg:desc>'1.5MHz carrier wave 2'.B9:'1.5MHz carrier wave 2'.B500</svg:desc>
                </draw:g>
              </table:table-cell>
            </table:table-row>
            <table:table-row>
              <table:table-cell office:value-type="float" office:value="0.04011198">
                <text:p>0.0401119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0.04011199">
                <text:p>0.04011199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float" office:value="0.040112">
                <text:p>0.040112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0.04011201">
                <text:p>0.04011201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0.04011202">
                <text:p>0.04011202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1203">
                <text:p>0.04011203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0.04011204">
                <text:p>0.04011204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0.04011205">
                <text:p>0.04011205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0.04011206">
                <text:p>0.0401120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0.04011207">
                <text:p>0.04011207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float" office:value="0.04011208">
                <text:p>0.04011208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0.04011209">
                <text:p>0.04011209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0.0401121">
                <text:p>0.040112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0.04011211">
                <text:p>0.04011211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0.04011212">
                <text:p>0.0401121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0.04011213">
                <text:p>0.04011213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float" office:value="0.04011214">
                <text:p>0.0401121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0.04011215">
                <text:p>0.0401121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0.04011216">
                <text:p>0.04011216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float" office:value="0.04011217">
                <text:p>0.0401121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0.04011218">
                <text:p>0.04011218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0.04011219">
                <text:p>0.0401121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0.0401122">
                <text:p>0.040112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0.04011221">
                <text:p>0.04011221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float" office:value="0.04011222">
                <text:p>0.0401122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0.04011223">
                <text:p>0.0401122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0.04011224">
                <text:p>0.04011224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float" office:value="0.04011225">
                <text:p>0.040112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0.04011226">
                <text:p>0.0401122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0.04011227">
                <text:p>0.040112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11228">
                <text:p>0.04011228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0.04011229">
                <text:p>0.04011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0401123">
                <text:p>0.0401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011231">
                <text:p>0.0401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011232">
                <text:p>0.04011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4011233">
                <text:p>0.040112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4011234">
                <text:p>0.040112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04011235">
                <text:p>0.040112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04011236">
                <text:p>0.040112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0.04011237">
                <text:p>0.040112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0.04011238">
                <text:p>0.040112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04011239">
                <text:p>0.0401123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0.0401124">
                <text:p>0.040112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0.04011241">
                <text:p>0.0401124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04011242">
                <text:p>0.04011242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float" office:value="0.04011243">
                <text:p>0.0401124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0.04011244">
                <text:p>0.0401124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0.04011245">
                <text:p>0.0401124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0.04011246">
                <text:p>0.0401124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0.04011247">
                <text:p>0.0401124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0.04011248">
                <text:p>0.0401124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011249">
                <text:p>0.04011249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float" office:value="0.0401125">
                <text:p>0.040112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0.04011251">
                <text:p>0.04011251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float" office:value="0.04011252">
                <text:p>0.04011252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0.04011253">
                <text:p>0.04011253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0.04011254">
                <text:p>0.04011254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0.04011255">
                <text:p>0.0401125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0.04011256">
                <text:p>0.04011256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0.04011257">
                <text:p>0.04011257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0.04011258">
                <text:p>0.04011258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0.04011259">
                <text:p>0.04011259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0.0401126">
                <text:p>0.0401126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0.04011261">
                <text:p>0.04011261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float" office:value="0.04011262">
                <text:p>0.04011262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0.04011263">
                <text:p>0.0401126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0.04011264">
                <text:p>0.04011264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0.04011265">
                <text:p>0.04011265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0.04011266">
                <text:p>0.04011266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0.04011267">
                <text:p>0.04011267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float" office:value="0.04011268">
                <text:p>0.04011268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0.04011269">
                <text:p>0.04011269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0.0401127">
                <text:p>0.0401127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float" office:value="0.04011271">
                <text:p>0.04011271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float" office:value="0.04011272">
                <text:p>0.04011272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0.04011273">
                <text:p>0.04011273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0.04011274">
                <text:p>0.04011274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0.04011275">
                <text:p>0.04011275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0.04011276">
                <text:p>0.04011276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0.04011277">
                <text:p>0.04011277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0.04011278">
                <text:p>0.04011278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float" office:value="0.04011279">
                <text:p>0.04011279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0.0401128">
                <text:p>0.0401128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float" office:value="0.04011281">
                <text:p>0.04011281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float" office:value="0.04011282">
                <text:p>0.04011282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float" office:value="0.04011283">
                <text:p>0.04011283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float" office:value="0.04011284">
                <text:p>0.04011284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float" office:value="0.04011285">
                <text:p>0.04011285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float" office:value="0.04011286">
                <text:p>0.04011286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0.04011287">
                <text:p>0.04011287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float" office:value="0.04011288">
                <text:p>0.04011288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float" office:value="0.04011289">
                <text:p>0.04011289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0.0401129">
                <text:p>0.0401129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float" office:value="0.04011291">
                <text:p>0.04011291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float" office:value="0.04011292">
                <text:p>0.04011292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float" office:value="0.04011293">
                <text:p>0.04011293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0.04011294">
                <text:p>0.04011294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1295">
                <text:p>0.04011295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1296">
                <text:p>0.04011296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float" office:value="0.04011297">
                <text:p>0.04011297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float" office:value="0.04011298">
                <text:p>0.0401129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0.04011299">
                <text:p>0.04011299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113">
                <text:p>0.040113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float" office:value="0.04011301">
                <text:p>0.04011301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1302">
                <text:p>0.04011302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11303">
                <text:p>0.04011303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0.04011304">
                <text:p>0.04011304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11305">
                <text:p>0.04011305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float" office:value="0.04011306">
                <text:p>0.04011306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0.04011307">
                <text:p>0.04011307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0.04011308">
                <text:p>0.04011308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0.04011309">
                <text:p>0.04011309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0.0401131">
                <text:p>0.0401131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float" office:value="0.04011311">
                <text:p>0.04011311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float" office:value="0.04011312">
                <text:p>0.04011312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0.04011313">
                <text:p>0.04011313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0.04011314">
                <text:p>0.04011314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float" office:value="0.04011315">
                <text:p>0.04011315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float" office:value="0.04011316">
                <text:p>0.04011316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float" office:value="0.04011317">
                <text:p>0.04011317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float" office:value="0.04011318">
                <text:p>0.04011318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float" office:value="0.04011319">
                <text:p>0.04011319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0.0401132">
                <text:p>0.0401132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float" office:value="0.04011321">
                <text:p>0.04011321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0.04011322">
                <text:p>0.04011322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float" office:value="0.04011323">
                <text:p>0.04011323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float" office:value="0.04011324">
                <text:p>0.04011324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0.04011325">
                <text:p>0.04011325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0.04011326">
                <text:p>0.04011326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0.04011327">
                <text:p>0.04011327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float" office:value="0.04011328">
                <text:p>0.04011328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float" office:value="0.04011329">
                <text:p>0.04011329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float" office:value="0.0401133">
                <text:p>0.040113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float" office:value="0.04011331">
                <text:p>0.04011331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float" office:value="0.04011332">
                <text:p>0.04011332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float" office:value="0.04011333">
                <text:p>0.04011333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0.04011334">
                <text:p>0.04011334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0.04011335">
                <text:p>0.0401133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0.04011336">
                <text:p>0.04011336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0.04011337">
                <text:p>0.04011337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float" office:value="0.04011338">
                <text:p>0.04011338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0.04011339">
                <text:p>0.04011339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0.0401134">
                <text:p>0.0401134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1341">
                <text:p>0.04011341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0.04011342">
                <text:p>0.04011342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0.04011343">
                <text:p>0.04011343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0.04011344">
                <text:p>0.0401134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0.04011345">
                <text:p>0.04011345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float" office:value="0.04011346">
                <text:p>0.0401134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0.04011347">
                <text:p>0.04011347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0.04011348">
                <text:p>0.04011348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0.04011349">
                <text:p>0.04011349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0.0401135">
                <text:p>0.0401135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0.04011351">
                <text:p>0.04011351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float" office:value="0.04011352">
                <text:p>0.0401135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0.04011353">
                <text:p>0.0401135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0.04011354">
                <text:p>0.04011354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float" office:value="0.04011355">
                <text:p>0.0401135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0.04011356">
                <text:p>0.0401135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0.04011357">
                <text:p>0.0401135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0.04011358">
                <text:p>0.0401135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0.04011359">
                <text:p>0.04011359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float" office:value="0.0401136">
                <text:p>0.040113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0.04011361">
                <text:p>0.0401136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0.04011362">
                <text:p>0.04011362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float" office:value="0.04011363">
                <text:p>0.040113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0.04011364">
                <text:p>0.0401136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0.04011365">
                <text:p>0.040113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11366">
                <text:p>0.04011366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0.04011367">
                <text:p>0.040113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04011368">
                <text:p>0.04011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011369">
                <text:p>0.0401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01137">
                <text:p>0.04011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4011371">
                <text:p>0.040113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4011372">
                <text:p>0.040113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04011373">
                <text:p>0.040113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04011374">
                <text:p>0.040113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0.04011375">
                <text:p>0.040113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0.04011376">
                <text:p>0.0401137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04011377">
                <text:p>0.0401137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0.04011378">
                <text:p>0.0401137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0.04011379">
                <text:p>0.0401137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0401138">
                <text:p>0.0401138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float" office:value="0.04011381">
                <text:p>0.0401138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0.04011382">
                <text:p>0.0401138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0.04011383">
                <text:p>0.0401138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0.04011384">
                <text:p>0.0401138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0.04011385">
                <text:p>0.0401138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0.04011386">
                <text:p>0.0401138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011387">
                <text:p>0.04011387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float" office:value="0.04011388">
                <text:p>0.04011388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0.04011389">
                <text:p>0.04011389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float" office:value="0.0401139">
                <text:p>0.0401139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0.04011391">
                <text:p>0.0401139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0.04011392">
                <text:p>0.04011392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0.04011393">
                <text:p>0.0401139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0.04011394">
                <text:p>0.04011394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0.04011395">
                <text:p>0.04011395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0.04011396">
                <text:p>0.04011396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0.04011397">
                <text:p>0.04011397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0.04011398">
                <text:p>0.04011398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0.04011399">
                <text:p>0.04011399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float" office:value="0.040114">
                <text:p>0.040114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0.04011401">
                <text:p>0.04011401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0.04011402">
                <text:p>0.04011402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0.04011403">
                <text:p>0.04011403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0.04011404">
                <text:p>0.04011404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0.04011405">
                <text:p>0.04011405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float" office:value="0.04011406">
                <text:p>0.04011406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0.04011407">
                <text:p>0.04011407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0.04011408">
                <text:p>0.04011408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float" office:value="0.04011409">
                <text:p>0.04011409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float" office:value="0.0401141">
                <text:p>0.0401141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0.04011411">
                <text:p>0.04011411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0.04011412">
                <text:p>0.04011412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0.04011413">
                <text:p>0.04011413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0.04011414">
                <text:p>0.04011414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0.04011415">
                <text:p>0.04011415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0.04011416">
                <text:p>0.04011416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float" office:value="0.04011417">
                <text:p>0.04011417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0.04011418">
                <text:p>0.04011418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float" office:value="0.04011419">
                <text:p>0.04011419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float" office:value="0.0401142">
                <text:p>0.0401142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float" office:value="0.04011421">
                <text:p>0.04011421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float" office:value="0.04011422">
                <text:p>0.04011422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float" office:value="0.04011423">
                <text:p>0.04011423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float" office:value="0.04011424">
                <text:p>0.04011424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0.04011425">
                <text:p>0.04011425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float" office:value="0.04011426">
                <text:p>0.04011426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float" office:value="0.04011427">
                <text:p>0.04011427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0.04011428">
                <text:p>0.04011428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float" office:value="0.04011429">
                <text:p>0.04011429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float" office:value="0.0401143">
                <text:p>0.0401143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float" office:value="0.04011431">
                <text:p>0.0401143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0.04011432">
                <text:p>0.04011432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1433">
                <text:p>0.04011433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1434">
                <text:p>0.04011434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float" office:value="0.04011435">
                <text:p>0.04011435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float" office:value="0.04011436">
                <text:p>0.04011436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0.04011437">
                <text:p>0.04011437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11438">
                <text:p>0.04011438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float" office:value="0.04011439">
                <text:p>0.04011439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144">
                <text:p>0.0401144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11441">
                <text:p>0.04011441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0.04011442">
                <text:p>0.04011442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11443">
                <text:p>0.04011443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float" office:value="0.04011444">
                <text:p>0.04011444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0.04011445">
                <text:p>0.04011445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0.04011446">
                <text:p>0.04011446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0.04011447">
                <text:p>0.04011447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0.04011448">
                <text:p>0.04011448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float" office:value="0.04011449">
                <text:p>0.04011449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float" office:value="0.0401145">
                <text:p>0.0401145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0.04011451">
                <text:p>0.04011451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0.04011452">
                <text:p>0.04011452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float" office:value="0.04011453">
                <text:p>0.04011453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float" office:value="0.04011454">
                <text:p>0.04011454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float" office:value="0.04011455">
                <text:p>0.04011455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float" office:value="0.04011456">
                <text:p>0.04011456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float" office:value="0.04011457">
                <text:p>0.04011457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0.04011458">
                <text:p>0.04011458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float" office:value="0.04011459">
                <text:p>0.04011459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0.0401146">
                <text:p>0.0401146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float" office:value="0.04011461">
                <text:p>0.04011461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float" office:value="0.04011462">
                <text:p>0.04011462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0.04011463">
                <text:p>0.04011463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float" office:value="0.04011464">
                <text:p>0.04011464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0.04011465">
                <text:p>0.04011465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float" office:value="0.04011466">
                <text:p>0.04011466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float" office:value="0.04011467">
                <text:p>0.04011467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float" office:value="0.04011468">
                <text:p>0.0401146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float" office:value="0.04011469">
                <text:p>0.04011469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float" office:value="0.0401147">
                <text:p>0.0401147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float" office:value="0.04011471">
                <text:p>0.04011471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0.04011472">
                <text:p>0.04011472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0.04011473">
                <text:p>0.0401147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0.04011474">
                <text:p>0.04011474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0.04011475">
                <text:p>0.04011475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float" office:value="0.04011476">
                <text:p>0.04011476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0.04011477">
                <text:p>0.04011477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0.04011478">
                <text:p>0.04011478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1479">
                <text:p>0.04011479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0.0401148">
                <text:p>0.0401148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0.04011481">
                <text:p>0.04011481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0.04011482">
                <text:p>0.040114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0.04011483">
                <text:p>0.04011483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float" office:value="0.04011484">
                <text:p>0.04011484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0.04011485">
                <text:p>0.0401148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0.04011486">
                <text:p>0.0401148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0.04011487">
                <text:p>0.04011487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0.04011488">
                <text:p>0.0401148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0.04011489">
                <text:p>0.04011489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float" office:value="0.0401149">
                <text:p>0.040114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0.04011491">
                <text:p>0.0401149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0.04011492">
                <text:p>0.04011492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float" office:value="0.04011493">
                <text:p>0.0401149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0.04011494">
                <text:p>0.0401149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0.04011495">
                <text:p>0.0401149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0.04011496">
                <text:p>0.0401149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0.04011497">
                <text:p>0.04011497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float" office:value="0.04011498">
                <text:p>0.0401149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0.04011499">
                <text:p>0.0401149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0.040115">
                <text:p>0.040115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float" office:value="0.04011501">
                <text:p>0.040115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0.04011502">
                <text:p>0.040115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0.04011503">
                <text:p>0.040115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11504">
                <text:p>0.04011504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0.04011505">
                <text:p>0.040115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04011506">
                <text:p>0.04011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011507">
                <text:p>0.0401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011508">
                <text:p>0.040115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4011509">
                <text:p>0.040115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401151">
                <text:p>0.0401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04011511">
                <text:p>0.040115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04011512">
                <text:p>0.040115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0.04011513">
                <text:p>0.0401151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0.04011514">
                <text:p>0.040115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04011515">
                <text:p>0.040115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0.04011516">
                <text:p>0.0401151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0.04011517">
                <text:p>0.0401151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04011518">
                <text:p>0.04011518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float" office:value="0.04011519">
                <text:p>0.040115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0.0401152">
                <text:p>0.040115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0.04011521">
                <text:p>0.0401152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0.04011522">
                <text:p>0.0401152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0.04011523">
                <text:p>0.0401152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0.04011524">
                <text:p>0.0401152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011525">
                <text:p>0.04011525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float" office:value="0.04011526">
                <text:p>0.04011526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0.04011527">
                <text:p>0.04011527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float" office:value="0.04011528">
                <text:p>0.04011528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0.04011529">
                <text:p>0.04011529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0.0401153">
                <text:p>0.0401153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0.04011531">
                <text:p>0.0401153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0.04011532">
                <text:p>0.04011532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0.04011533">
                <text:p>0.04011533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0.04011534">
                <text:p>0.04011534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0.04011535">
                <text:p>0.04011535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0.04011536">
                <text:p>0.04011536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0.04011537">
                <text:p>0.04011537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float" office:value="0.04011538">
                <text:p>0.04011538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0.04011539">
                <text:p>0.04011539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0.0401154">
                <text:p>0.0401154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0.04011541">
                <text:p>0.04011541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0.04011542">
                <text:p>0.04011542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0.04011543">
                <text:p>0.04011543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float" office:value="0.04011544">
                <text:p>0.04011544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0.04011545">
                <text:p>0.04011545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0.04011546">
                <text:p>0.04011546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float" office:value="0.04011547">
                <text:p>0.04011547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float" office:value="0.04011548">
                <text:p>0.04011548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0.04011549">
                <text:p>0.04011549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0.0401155">
                <text:p>0.0401155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0.04011551">
                <text:p>0.0401155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0.04011552">
                <text:p>0.04011552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0.04011553">
                <text:p>0.04011553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0.04011554">
                <text:p>0.04011554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float" office:value="0.04011555">
                <text:p>0.04011555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0.04011556">
                <text:p>0.04011556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float" office:value="0.04011557">
                <text:p>0.04011557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float" office:value="0.04011558">
                <text:p>0.04011558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float" office:value="0.04011559">
                <text:p>0.04011559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float" office:value="0.0401156">
                <text:p>0.0401156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float" office:value="0.04011561">
                <text:p>0.04011561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float" office:value="0.04011562">
                <text:p>0.04011562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0.04011563">
                <text:p>0.04011563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float" office:value="0.04011564">
                <text:p>0.04011564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float" office:value="0.04011565">
                <text:p>0.04011565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0.04011566">
                <text:p>0.04011566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float" office:value="0.04011567">
                <text:p>0.04011567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float" office:value="0.04011568">
                <text:p>0.04011568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float" office:value="0.04011569">
                <text:p>0.04011569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0.0401157">
                <text:p>0.0401157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1571">
                <text:p>0.04011571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1572">
                <text:p>0.04011572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float" office:value="0.04011573">
                <text:p>0.04011573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float" office:value="0.04011574">
                <text:p>0.04011574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0.04011575">
                <text:p>0.04011575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0.04011576">
                <text:p>0.04011576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float" office:value="0.04011577">
                <text:p>0.04011577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1578">
                <text:p>0.04011578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11579">
                <text:p>0.04011579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0.0401158">
                <text:p>0.0401158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float" office:value="0.04011581">
                <text:p>0.04011581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float" office:value="0.04011582">
                <text:p>0.04011582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0.04011583">
                <text:p>0.0401158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0.04011584">
                <text:p>0.0401158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0.04011585">
                <text:p>0.04011585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0.04011586">
                <text:p>0.04011586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float" office:value="0.04011587">
                <text:p>0.04011587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float" office:value="0.04011588">
                <text:p>0.04011588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0.04011589">
                <text:p>0.04011589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0.0401159">
                <text:p>0.0401159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float" office:value="0.04011591">
                <text:p>0.04011591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float" office:value="0.04011592">
                <text:p>0.04011592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float" office:value="0.04011593">
                <text:p>0.04011593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float" office:value="0.04011594">
                <text:p>0.04011594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float" office:value="0.04011595">
                <text:p>0.04011595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0.04011596">
                <text:p>0.04011596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float" office:value="0.04011597">
                <text:p>0.04011597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0.04011598">
                <text:p>0.04011598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float" office:value="0.04011599">
                <text:p>0.04011599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float" office:value="0.040116">
                <text:p>0.040116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0.04011601">
                <text:p>0.04011601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0.04011602">
                <text:p>0.04011602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0.04011603">
                <text:p>0.04011603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float" office:value="0.04011604">
                <text:p>0.04011604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float" office:value="0.04011605">
                <text:p>0.04011605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float" office:value="0.04011606">
                <text:p>0.0401160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float" office:value="0.04011607">
                <text:p>0.04011607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float" office:value="0.04011608">
                <text:p>0.04011608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float" office:value="0.04011609">
                <text:p>0.04011609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0.0401161">
                <text:p>0.0401161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0.04011611">
                <text:p>0.0401161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0.04011612">
                <text:p>0.04011612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0.04011613">
                <text:p>0.04011613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float" office:value="0.04011614">
                <text:p>0.04011614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0.04011615">
                <text:p>0.04011615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0.04011616">
                <text:p>0.04011616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0.04011617">
                <text:p>0.04011617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0.04011618">
                <text:p>0.04011618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0.04011619">
                <text:p>0.04011619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0.0401162">
                <text:p>0.040116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0.04011621">
                <text:p>0.04011621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float" office:value="0.04011622">
                <text:p>0.04011622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0.04011623">
                <text:p>0.04011623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0.04011624">
                <text:p>0.04011624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0.04011625">
                <text:p>0.04011625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0.04011626">
                <text:p>0.0401162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0.04011627">
                <text:p>0.04011627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float" office:value="0.04011628">
                <text:p>0.04011628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0.04011629">
                <text:p>0.0401162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0.0401163">
                <text:p>0.0401163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float" office:value="0.04011631">
                <text:p>0.0401163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0.04011632">
                <text:p>0.0401163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0.04011633">
                <text:p>0.0401163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0.04011634">
                <text:p>0.0401163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0.04011635">
                <text:p>0.04011635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float" office:value="0.04011636">
                <text:p>0.0401163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0.04011637">
                <text:p>0.0401163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0.04011638">
                <text:p>0.04011638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float" office:value="0.04011639">
                <text:p>0.040116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0.0401164">
                <text:p>0.040116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0.04011641">
                <text:p>0.040116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11642">
                <text:p>0.04011642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0.04011643">
                <text:p>0.040116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04011644">
                <text:p>0.04011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011645">
                <text:p>0.0401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011646">
                <text:p>0.040116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4011647">
                <text:p>0.040116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4011648">
                <text:p>0.040116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04011649">
                <text:p>0.040116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0401165">
                <text:p>0.04011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0.04011651">
                <text:p>0.040116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0.04011652">
                <text:p>0.0401165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04011653">
                <text:p>0.040116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0.04011654">
                <text:p>0.0401165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0.04011655">
                <text:p>0.0401165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04011656">
                <text:p>0.04011656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float" office:value="0.04011657">
                <text:p>0.0401165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0.04011658">
                <text:p>0.0401165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0.04011659">
                <text:p>0.0401165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0.0401166">
                <text:p>0.040116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0.04011661">
                <text:p>0.04011661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0.04011662">
                <text:p>0.0401166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011663">
                <text:p>0.04011663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float" office:value="0.04011664">
                <text:p>0.0401166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0.04011665">
                <text:p>0.04011665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float" office:value="0.04011666">
                <text:p>0.04011666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0.04011667">
                <text:p>0.04011667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0.04011668">
                <text:p>0.04011668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0.04011669">
                <text:p>0.04011669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0.0401167">
                <text:p>0.040116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0.04011671">
                <text:p>0.04011671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0.04011672">
                <text:p>0.0401167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0.04011673">
                <text:p>0.04011673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0.04011674">
                <text:p>0.04011674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0.04011675">
                <text:p>0.04011675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float" office:value="0.04011676">
                <text:p>0.04011676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0.04011677">
                <text:p>0.04011677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0.04011678">
                <text:p>0.04011678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0.04011679">
                <text:p>0.04011679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0.0401168">
                <text:p>0.0401168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0.04011681">
                <text:p>0.04011681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float" office:value="0.04011682">
                <text:p>0.04011682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0.04011683">
                <text:p>0.04011683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0.04011684">
                <text:p>0.04011684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float" office:value="0.04011685">
                <text:p>0.04011685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float" office:value="0.04011686">
                <text:p>0.04011686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0.04011687">
                <text:p>0.04011687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0.04011688">
                <text:p>0.04011688</text:p>
              </table:table-cell>
              <table:table-cell office:value-type="float" office:value="3892">
                <text:p>3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